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4.4846in"/>
    </style:style>
    <style:style style:name="co19" style:family="table-column">
      <style:table-column-properties fo:break-before="auto" style:column-width="4.227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5.9929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3484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98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5.5165in"/>
    </style:style>
    <style:style style:name="co13" style:family="table-column">
      <style:table-column-properties fo:break-before="auto" style:column-width="4.522in"/>
    </style:style>
    <style:style style:name="co14" style:family="table-column">
      <style:table-column-properties fo:break-before="auto" style:column-width="5.0508in"/>
    </style:style>
    <style:style style:name="co15" style:family="table-column">
      <style:table-column-properties fo:break-before="auto" style:column-width="5.6429in"/>
    </style:style>
    <style:style style:name="co16" style:family="table-column">
      <style:table-column-properties fo:break-before="auto" style:column-width="4.5382in"/>
    </style:style>
    <style:style style:name="co17" style:family="table-column">
      <style:table-column-properties fo:break-before="auto" style:column-width="1.1429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9"/>
    <style:style style:name="ce2" style:family="table-cell" style:parent-style-name="Default" style:data-style-name="N66"/>
    <style:style style:name="ce3" style:family="table-cell" style:parent-style-name="Default" style:data-style-name="N6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tstrap" table:style-name="ta1">
        <table:shapes>
          <draw:frame draw:z-index="0" draw:style-name="gr1" draw:text-style-name="P1" svg:width="6.3031in" svg:height="3.5465in" svg:x="17.5539in" svg:y="9.3622in">
            <draw:object draw:notify-on-update-of-ranges="Bootstrap.F16:Bootstrap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/>
          <table:table-cell office:value-type="string" calcext:value-type="string">
            <text:p>CID</text:p>
          </table:table-cell>
          <table:table-cell office:value-type="string" calcext:value-type="string">
            <text:p>tBoostrap</text:p>
          </table:table-cell>
          <table:table-cell office:value-type="string" calcext:value-type="string">
            <text:p>tnode1</text:p>
          </table:table-cell>
          <table:table-cell office:value-type="string" calcext:value-type="string">
            <text:p>tnode2</text:p>
          </table:table-cell>
          <table:table-cell office:value-type="string" calcext:value-type="string">
            <text:p>Max Lat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umulative size</text:p>
          </table:table-cell>
          <table:table-cell office:value-type="string" calcext:value-type="string">
            <text:p>Necessary Siz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{"/":"QmXeoPdxxoYa5kTGoeNVdREWohUHqtMLgBpdz2Eeqb4TuY"}</text:p>
          </table:table-cell>
          <table:table-cell table:formula="of:=15*60+15.55" office:value-type="float" office:value="915.55" calcext:value-type="float">
            <text:p>915.55</text:p>
          </table:table-cell>
          <table:table-cell table:number-columns-repeated="2" office:value-type="string" calcext:value-type="string">
            <text:p>NUL</text:p>
          </table:table-cell>
          <table:table-cell table:formula="of:=MAX([.C2]-[.D2];[.C2]-[.E2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G2]" office:value-type="float" office:value="260" calcext:value-type="float">
            <text:p>260</text:p>
          </table:table-cell>
          <table:table-cell table:formula="of:=[.H2]" office:value-type="float" office:value="260" calcext:value-type="float">
            <text:p>260</text:p>
          </table:table-cell>
          <table:table-cell office:value-type="float" office:value="151" calcext:value-type="float">
            <text:p>151</text:p>
          </table:table-cell>
          <table:table-cell table:formula="of:=[.I2]/[.J2]" office:value-type="float" office:value="1.72185430463576" calcext:value-type="float">
            <text:p>1.72185430463576</text:p>
          </table:table-cell>
        </table:table-row>
        <table:table-row table:style-name="ro1">
          <table:table-cell/>
          <table:table-cell office:value-type="string" calcext:value-type="string">
            <text:p>{"/":"QmXhxSavdVgau9NT78WChg3rex8MgzLjwjihYX9xm2cAJJ"}</text:p>
          </table:table-cell>
          <table:table-cell office:value-type="float" office:value="918.67" calcext:value-type="float">
            <text:p>918.67</text:p>
          </table:table-cell>
          <table:table-cell table:number-columns-repeated="2" office:value-type="string" calcext:value-type="string">
            <text:p>NUL</text:p>
          </table:table-cell>
          <table:table-cell table:formula="of:=MAX([.C3]-[.D3];[.C3]-[.E3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2]+[.G3]" office:value-type="float" office:value="520" calcext:value-type="float">
            <text:p>520</text:p>
          </table:table-cell>
          <table:table-cell table:formula="of:=[.H3]" office:value-type="float" office:value="520" calcext:value-type="float">
            <text:p>520</text:p>
          </table:table-cell>
          <table:table-cell office:value-type="float" office:value="167" calcext:value-type="float">
            <text:p>167</text:p>
          </table:table-cell>
          <table:table-cell table:formula="of:=[.I3]/[.J3]" office:value-type="float" office:value="3.11377245508982" calcext:value-type="float">
            <text:p>3.11377245508982</text:p>
          </table:table-cell>
        </table:table-row>
        <table:table-row table:style-name="ro1">
          <table:table-cell/>
          <table:table-cell office:value-type="string" calcext:value-type="string">
            <text:p>{"/":"QmNVtEcwyzrUX6sLgNcqQB6sR86WqbkNSGVNeux2HGP37V"}</text:p>
          </table:table-cell>
          <table:table-cell office:value-type="float" office:value="921.81" calcext:value-type="float">
            <text:p>921.81</text:p>
          </table:table-cell>
          <table:table-cell table:number-columns-repeated="2" office:value-type="string" calcext:value-type="string">
            <text:p>NUL</text:p>
          </table:table-cell>
          <table:table-cell table:formula="of:=MAX([.C4]-[.D4];[.C4]-[.E4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3]+[.G4]" office:value-type="float" office:value="780" calcext:value-type="float">
            <text:p>780</text:p>
          </table:table-cell>
          <table:table-cell table:formula="of:=[.H4]" office:value-type="float" office:value="780" calcext:value-type="float">
            <text:p>780</text:p>
          </table:table-cell>
          <table:table-cell office:value-type="float" office:value="183" calcext:value-type="float">
            <text:p>183</text:p>
          </table:table-cell>
          <table:table-cell table:formula="of:=[.I4]/[.J4]" office:value-type="float" office:value="4.26229508196721" calcext:value-type="float">
            <text:p>4.26229508196721</text:p>
          </table:table-cell>
        </table:table-row>
        <table:table-row table:style-name="ro1">
          <table:table-cell/>
          <table:table-cell office:value-type="string" calcext:value-type="string">
            <text:p>{"/":"QmQun49KYpiJ7NXhuPcMnKtPXqjabbqZQfNmbne8ShUrhe"}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NUL</text:p>
          </table:table-cell>
          <table:table-cell table:formula="of:=MAX([.C5]-[.D5];[.C5]-[.E5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4]+[.G5]" office:value-type="float" office:value="1040" calcext:value-type="float">
            <text:p>1040</text:p>
          </table:table-cell>
          <table:table-cell table:formula="of:=[.H5]" office:value-type="float" office:value="1040" calcext:value-type="float">
            <text:p>1040</text:p>
          </table:table-cell>
          <table:table-cell office:value-type="float" office:value="199" calcext:value-type="float">
            <text:p>199</text:p>
          </table:table-cell>
          <table:table-cell table:formula="of:=[.I5]/[.J5]" office:value-type="float" office:value="5.22613065326633" calcext:value-type="float">
            <text:p>5.22613065326633</text:p>
          </table:table-cell>
        </table:table-row>
        <table:table-row table:style-name="ro1">
          <table:table-cell/>
          <table:table-cell office:value-type="string" calcext:value-type="string">
            <text:p>{"/":"QmYSeFwHC6VtvfdCZJEzKW4avR9m2Y5DojJuqk8JA8soBf"}</text:p>
          </table:table-cell>
          <table:table-cell office:value-type="float" office:value="928.09" calcext:value-type="float">
            <text:p>928.09</text:p>
          </table:table-cell>
          <table:table-cell table:number-columns-repeated="2" office:value-type="string" calcext:value-type="string">
            <text:p>NUL</text:p>
          </table:table-cell>
          <table:table-cell table:formula="of:=MAX([.C6]-[.D6];[.C6]-[.E6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5]+[.G6]" office:value-type="float" office:value="1300" calcext:value-type="float">
            <text:p>1300</text:p>
          </table:table-cell>
          <table:table-cell table:formula="of:=[.H6]" office:value-type="float" office:value="1300" calcext:value-type="float">
            <text:p>1300</text:p>
          </table:table-cell>
          <table:table-cell office:value-type="float" office:value="215" calcext:value-type="float">
            <text:p>215</text:p>
          </table:table-cell>
          <table:table-cell table:formula="of:=[.I6]/[.J6]" office:value-type="float" office:value="6.04651162790698" calcext:value-type="float">
            <text:p>6.04651162790698</text:p>
          </table:table-cell>
        </table:table-row>
        <table:table-row table:style-name="ro1">
          <table:table-cell/>
          <table:table-cell office:value-type="string" calcext:value-type="string">
            <text:p>{"/":"QmbmxkpVr8kqRU5d4fyY824fhZaAfoHCGxpD5piuQE7qVY"}</text:p>
          </table:table-cell>
          <table:table-cell office:value-type="float" office:value="931.2" calcext:value-type="float">
            <text:p>931.2</text:p>
          </table:table-cell>
          <table:table-cell table:number-columns-repeated="2" office:value-type="string" calcext:value-type="string">
            <text:p>NUL</text:p>
          </table:table-cell>
          <table:table-cell table:formula="of:=MAX([.C7]-[.D7];[.C7]-[.E7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6]+[.G7]" office:value-type="float" office:value="1560" calcext:value-type="float">
            <text:p>1560</text:p>
          </table:table-cell>
          <table:table-cell table:formula="of:=[.H7]" office:value-type="float" office:value="1560" calcext:value-type="float">
            <text:p>1560</text:p>
          </table:table-cell>
          <table:table-cell office:value-type="float" office:value="231" calcext:value-type="float">
            <text:p>231</text:p>
          </table:table-cell>
          <table:table-cell table:formula="of:=[.I7]/[.J7]" office:value-type="float" office:value="6.75324675324675" calcext:value-type="float">
            <text:p>6.75324675324675</text:p>
          </table:table-cell>
        </table:table-row>
        <table:table-row table:style-name="ro1">
          <table:table-cell/>
          <table:table-cell office:value-type="string" calcext:value-type="string">
            <text:p>{"/":"QmPasfWhMwLwBp2QF6XGUbccT73rMujn1y9A1KdANch65w"}</text:p>
          </table:table-cell>
          <table:table-cell office:value-type="float" office:value="934.31" calcext:value-type="float">
            <text:p>934.31</text:p>
          </table:table-cell>
          <table:table-cell office:value-type="string" calcext:value-type="string">
            <text:p>NUL</text:p>
          </table:table-cell>
          <table:table-cell office:value-type="float" office:value="934.536679547" calcext:value-type="float">
            <text:p>934.536679547</text:p>
          </table:table-cell>
          <table:table-cell table:formula="of:=MAX([.C8]-[.D8];[.C8]-[.E8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7]+[.G8]" office:value-type="float" office:value="1820" calcext:value-type="float">
            <text:p>1820</text:p>
          </table:table-cell>
          <table:table-cell table:formula="of:=[.H8]" office:value-type="float" office:value="1820" calcext:value-type="float">
            <text:p>1820</text:p>
          </table:table-cell>
          <table:table-cell office:value-type="float" office:value="247" calcext:value-type="float">
            <text:p>247</text:p>
          </table:table-cell>
          <table:table-cell table:formula="of:=[.I8]/[.J8]" office:value-type="float" office:value="7.36842105263158" calcext:value-type="float">
            <text:p>7.36842105263158</text:p>
          </table:table-cell>
        </table:table-row>
        <table:table-row table:style-name="ro1">
          <table:table-cell/>
          <table:table-cell office:value-type="string" calcext:value-type="string">
            <text:p>{"/":"QmThzAd4Ffnmy5UeA81FnS78KGpiMik7dSAwcYU8iiQjbF"}</text:p>
          </table:table-cell>
          <table:table-cell office:value-type="float" office:value="937.38" calcext:value-type="float">
            <text:p>937.38</text:p>
          </table:table-cell>
          <table:table-cell office:value-type="string" calcext:value-type="string">
            <text:p>NUL</text:p>
          </table:table-cell>
          <table:table-cell office:value-type="float" office:value="937.268206901" calcext:value-type="float">
            <text:p>937.268206901</text:p>
          </table:table-cell>
          <table:table-cell table:formula="of:=MAX([.C9]-[.D9];[.C9]-[.E9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8]+[.G9]" office:value-type="float" office:value="2080" calcext:value-type="float">
            <text:p>2080</text:p>
          </table:table-cell>
          <table:table-cell table:formula="of:=[.H9]" office:value-type="float" office:value="2080" calcext:value-type="float">
            <text:p>2080</text:p>
          </table:table-cell>
          <table:table-cell office:value-type="float" office:value="263" calcext:value-type="float">
            <text:p>263</text:p>
          </table:table-cell>
          <table:table-cell table:formula="of:=[.I9]/[.J9]" office:value-type="float" office:value="7.90874524714829" calcext:value-type="float">
            <text:p>7.90874524714829</text:p>
          </table:table-cell>
        </table:table-row>
        <table:table-row table:style-name="ro1">
          <table:table-cell/>
          <table:table-cell office:value-type="string" calcext:value-type="string">
            <text:p>{"/":"QmcotpPnh53hkYjpXZiFjCcue6XvRExnpNgqz1RQqXT5Gs"}</text:p>
          </table:table-cell>
          <table:table-cell office:value-type="float" office:value="940.48" calcext:value-type="float">
            <text:p>940.48</text:p>
          </table:table-cell>
          <table:table-cell office:value-type="string" calcext:value-type="string">
            <text:p>NUL</text:p>
          </table:table-cell>
          <table:table-cell office:value-type="float" office:value="940.354654856" calcext:value-type="float">
            <text:p>940.354654856</text:p>
          </table:table-cell>
          <table:table-cell table:formula="of:=MAX([.C10]-[.D10];[.C10]-[.E10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9]+[.G10]" office:value-type="float" office:value="2340" calcext:value-type="float">
            <text:p>2340</text:p>
          </table:table-cell>
          <table:table-cell table:formula="of:=[.H10]" office:value-type="float" office:value="2340" calcext:value-type="float">
            <text:p>2340</text:p>
          </table:table-cell>
          <table:table-cell office:value-type="float" office:value="279" calcext:value-type="float">
            <text:p>279</text:p>
          </table:table-cell>
          <table:table-cell table:formula="of:=[.I10]/[.J10]" office:value-type="float" office:value="8.38709677419355" calcext:value-type="float">
            <text:p>8.38709677419355</text:p>
          </table:table-cell>
        </table:table-row>
        <table:table-row table:style-name="ro1">
          <table:table-cell/>
          <table:table-cell office:value-type="string" calcext:value-type="string">
            <text:p>{"/":"QmdKmebAEwD89zVcx4CKRC1VZbrusE6CS7snnUH4qE9T5F"}</text:p>
          </table:table-cell>
          <table:table-cell office:value-type="float" office:value="943.59" calcext:value-type="float">
            <text:p>943.59</text:p>
          </table:table-cell>
          <table:table-cell office:value-type="string" calcext:value-type="string">
            <text:p>NUL</text:p>
          </table:table-cell>
          <table:table-cell office:value-type="float" office:value="943.486812401" calcext:value-type="float">
            <text:p>943.486812401</text:p>
          </table:table-cell>
          <table:table-cell table:formula="of:=MAX([.C11]-[.D11];[.C11]-[.E11])" office:value-type="string" office:string-value="" calcext:value-type="error">
            <text:p>#VALUE!</text:p>
          </table:table-cell>
          <table:table-cell office:value-type="float" office:value="260" calcext:value-type="float">
            <text:p>260</text:p>
          </table:table-cell>
          <table:table-cell table:formula="of:=[.H10]+[.G11]" office:value-type="float" office:value="2600" calcext:value-type="float">
            <text:p>2600</text:p>
          </table:table-cell>
          <table:table-cell table:formula="of:=[.H11]" office:value-type="float" office:value="2600" calcext:value-type="float">
            <text:p>2600</text:p>
          </table:table-cell>
          <table:table-cell office:value-type="float" office:value="295" calcext:value-type="float">
            <text:p>295</text:p>
          </table:table-cell>
          <table:table-cell table:formula="of:=[.I11]/[.J11]" office:value-type="float" office:value="8.8135593220339" calcext:value-type="float">
            <text:p>8.8135593220339</text:p>
          </table:table-cell>
        </table:table-row>
        <table:table-row table:style-name="ro1">
          <table:table-cell/>
          <table:table-cell office:value-type="string" calcext:value-type="string">
            <text:p>{"/":"QmcnTAHAv3K7JwczJ7gepjMusrmg1CiQmfVYkqYbAKiuwX"}</text:p>
          </table:table-cell>
          <table:table-cell office:value-type="float" office:value="946.69" calcext:value-type="float">
            <text:p>946.69</text:p>
          </table:table-cell>
          <table:table-cell office:value-type="string" calcext:value-type="string">
            <text:p>NUL</text:p>
          </table:table-cell>
          <table:table-cell office:value-type="float" office:value="946.584606279" calcext:value-type="float">
            <text:p>946.584606279</text:p>
          </table:table-cell>
          <table:table-cell table:formula="of:=MAX([.C12]-[.D12];[.C12]-[.E12])" office:value-type="string" office:string-value="" calcext:value-type="error">
            <text:p>#VALUE!</text:p>
          </table:table-cell>
          <table:table-cell office:value-type="float" office:value="261" calcext:value-type="float">
            <text:p>261</text:p>
          </table:table-cell>
          <table:table-cell table:formula="of:=[.H11]+[.G12]" office:value-type="float" office:value="2861" calcext:value-type="float">
            <text:p>2861</text:p>
          </table:table-cell>
          <table:table-cell table:formula="of:=[.H12]" office:value-type="float" office:value="2861" calcext:value-type="float">
            <text:p>2861</text:p>
          </table:table-cell>
          <table:table-cell office:value-type="float" office:value="311" calcext:value-type="float">
            <text:p>311</text:p>
          </table:table-cell>
          <table:table-cell table:formula="of:=[.I12]/[.J12]" office:value-type="float" office:value="9.19935691318328" calcext:value-type="float">
            <text:p>9.19935691318328</text:p>
          </table:table-cell>
        </table:table-row>
        <table:table-row table:style-name="ro1">
          <table:table-cell/>
          <table:table-cell office:value-type="string" calcext:value-type="string">
            <text:p>{"/":"Qmf5Jm5vXfs1BpA7tNJXDP7jyHj1boVjTs5AneypRW17pc"}</text:p>
          </table:table-cell>
          <table:table-cell office:value-type="float" office:value="949.88" calcext:value-type="float">
            <text:p>949.88</text:p>
          </table:table-cell>
          <table:table-cell office:value-type="string" calcext:value-type="string">
            <text:p>NUL</text:p>
          </table:table-cell>
          <table:table-cell office:value-type="float" office:value="949.768435913" calcext:value-type="float">
            <text:p>949.768435913</text:p>
          </table:table-cell>
          <table:table-cell table:formula="of:=MAX([.C13]-[.D13];[.C13]-[.E13])" office:value-type="string" office:string-value="" calcext:value-type="error">
            <text:p>#VALUE!</text:p>
          </table:table-cell>
          <table:table-cell office:value-type="float" office:value="261" calcext:value-type="float">
            <text:p>261</text:p>
          </table:table-cell>
          <table:table-cell table:formula="of:=[.H12]+[.G13]" office:value-type="float" office:value="3122" calcext:value-type="float">
            <text:p>3122</text:p>
          </table:table-cell>
          <table:table-cell table:formula="of:=[.H13]" office:value-type="float" office:value="3122" calcext:value-type="float">
            <text:p>3122</text:p>
          </table:table-cell>
          <table:table-cell office:value-type="float" office:value="327" calcext:value-type="float">
            <text:p>327</text:p>
          </table:table-cell>
          <table:table-cell table:formula="of:=[.I13]/[.J13]" office:value-type="float" office:value="9.54740061162079" calcext:value-type="float">
            <text:p>9.54740061162079</text:p>
          </table:table-cell>
        </table:table-row>
        <table:table-row table:style-name="ro1">
          <table:table-cell/>
          <table:table-cell office:value-type="string" calcext:value-type="string">
            <text:p>{"/":"QmZF2spWZ6q1TVG7cvi4vap6axvCvz1G4Gg4raMs3cK5dY"}</text:p>
          </table:table-cell>
          <table:table-cell office:value-type="float" office:value="952.97" calcext:value-type="float">
            <text:p>952.97</text:p>
          </table:table-cell>
          <table:table-cell office:value-type="string" calcext:value-type="string">
            <text:p>NUL</text:p>
          </table:table-cell>
          <table:table-cell office:value-type="float" office:value="952.872075501" calcext:value-type="float">
            <text:p>952.872075501</text:p>
          </table:table-cell>
          <table:table-cell table:formula="of:=MAX([.C14]-[.D14];[.C14]-[.E14])" office:value-type="string" office:string-value="" calcext:value-type="error">
            <text:p>#VALUE!</text:p>
          </table:table-cell>
          <table:table-cell office:value-type="float" office:value="261" calcext:value-type="float">
            <text:p>261</text:p>
          </table:table-cell>
          <table:table-cell table:formula="of:=[.H13]+[.G14]" office:value-type="float" office:value="3383" calcext:value-type="float">
            <text:p>3383</text:p>
          </table:table-cell>
          <table:table-cell table:formula="of:=[.H14]" office:value-type="float" office:value="3383" calcext:value-type="float">
            <text:p>3383</text:p>
          </table:table-cell>
          <table:table-cell office:value-type="float" office:value="343" calcext:value-type="float">
            <text:p>343</text:p>
          </table:table-cell>
          <table:table-cell table:formula="of:=[.I14]/[.J14]" office:value-type="float" office:value="9.86297376093295" calcext:value-type="float">
            <text:p>9.86297376093295</text:p>
          </table:table-cell>
        </table:table-row>
        <table:table-row table:style-name="ro1">
          <table:table-cell/>
          <table:table-cell office:value-type="string" calcext:value-type="string">
            <text:p>{"/":"QmRkdpkbpTRV6ZShXebQoASRpjsTbVVQLZhkgQV15vuUE6"}</text:p>
          </table:table-cell>
          <table:table-cell office:value-type="float" office:value="956.06" calcext:value-type="float">
            <text:p>956.06</text:p>
          </table:table-cell>
          <table:table-cell office:value-type="string" calcext:value-type="string">
            <text:p>NUL</text:p>
          </table:table-cell>
          <table:table-cell office:value-type="float" office:value="955.94698438" calcext:value-type="float">
            <text:p>955.94698438</text:p>
          </table:table-cell>
          <table:table-cell table:formula="of:=MAX([.C15]-[.D15];[.C15]-[.E15])" office:value-type="string" office:string-value="" calcext:value-type="error">
            <text:p>#VALUE!</text:p>
          </table:table-cell>
          <table:table-cell office:value-type="float" office:value="261" calcext:value-type="float">
            <text:p>261</text:p>
          </table:table-cell>
          <table:table-cell table:formula="of:=[.H14]+[.G15]" office:value-type="float" office:value="3644" calcext:value-type="float">
            <text:p>3644</text:p>
          </table:table-cell>
          <table:table-cell table:formula="of:=[.H15]" office:value-type="float" office:value="3644" calcext:value-type="float">
            <text:p>3644</text:p>
          </table:table-cell>
          <table:table-cell office:value-type="float" office:value="359" calcext:value-type="float">
            <text:p>359</text:p>
          </table:table-cell>
          <table:table-cell table:formula="of:=[.I15]/[.J15]" office:value-type="float" office:value="10.1504178272981" calcext:value-type="float">
            <text:p>10.1504178272981</text:p>
          </table:table-cell>
        </table:table-row>
        <table:table-row table:style-name="ro1">
          <table:table-cell/>
          <table:table-cell office:value-type="string" calcext:value-type="string">
            <text:p>{"/":"Qmc3JSy4xoZCTpDe7Sja9QQXDGoNuXCGHawMWKtBxrUFde"}</text:p>
          </table:table-cell>
          <table:table-cell office:value-type="float" office:value="959.16" calcext:value-type="float">
            <text:p>959.16</text:p>
          </table:table-cell>
          <table:table-cell office:value-type="float" office:value="959.669730093" calcext:value-type="float">
            <text:p>959.669730093</text:p>
          </table:table-cell>
          <table:table-cell office:value-type="float" office:value="959.027650632" calcext:value-type="float">
            <text:p>959.027650632</text:p>
          </table:table-cell>
          <table:table-cell table:formula="of:=MAX([.C16]-[.D16];[.C16]-[.E16])" office:value-type="float" office:value="0.13234936799995" calcext:value-type="float">
            <text:p>0.13234936799995</text:p>
          </table:table-cell>
          <table:table-cell office:value-type="float" office:value="261" calcext:value-type="float">
            <text:p>261</text:p>
          </table:table-cell>
          <table:table-cell table:formula="of:=[.H15]+[.G16]" office:value-type="float" office:value="3905" calcext:value-type="float">
            <text:p>3905</text:p>
          </table:table-cell>
          <table:table-cell table:formula="of:=[.H16]" office:value-type="float" office:value="3905" calcext:value-type="float">
            <text:p>3905</text:p>
          </table:table-cell>
          <table:table-cell office:value-type="float" office:value="375" calcext:value-type="float">
            <text:p>375</text:p>
          </table:table-cell>
          <table:table-cell table:formula="of:=[.I16]/[.J16]" office:value-type="float" office:value="10.4133333333333" calcext:value-type="float">
            <text:p>10.4133333333333</text:p>
          </table:table-cell>
        </table:table-row>
        <table:table-row table:style-name="ro1">
          <table:table-cell/>
          <table:table-cell office:value-type="string" calcext:value-type="string">
            <text:p>{"/":"QmQHsAEmhFYK8x6vW97TMcqQzT4Jxd5DmyDa2qhFX4M6gW"}</text:p>
          </table:table-cell>
          <table:table-cell office:value-type="float" office:value="962.27" calcext:value-type="float">
            <text:p>962.27</text:p>
          </table:table-cell>
          <table:table-cell office:value-type="float" office:value="961.949643667" calcext:value-type="float">
            <text:p>961.949643667</text:p>
          </table:table-cell>
          <table:table-cell office:value-type="float" office:value="962.14283241" calcext:value-type="float">
            <text:p>962.14283241</text:p>
          </table:table-cell>
          <table:table-cell table:formula="of:=MAX([.C17]-[.D17];[.C17]-[.E17])" office:value-type="float" office:value="0.32035633299995" calcext:value-type="float">
            <text:p>0.32035633299995</text:p>
          </table:table-cell>
          <table:table-cell office:value-type="float" office:value="261" calcext:value-type="float">
            <text:p>261</text:p>
          </table:table-cell>
          <table:table-cell table:formula="of:=[.H16]+[.G17]" office:value-type="float" office:value="4166" calcext:value-type="float">
            <text:p>4166</text:p>
          </table:table-cell>
          <table:table-cell table:formula="of:=[.H17]" office:value-type="float" office:value="4166" calcext:value-type="float">
            <text:p>4166</text:p>
          </table:table-cell>
          <table:table-cell office:value-type="float" office:value="391" calcext:value-type="float">
            <text:p>391</text:p>
          </table:table-cell>
          <table:table-cell table:formula="of:=[.I17]/[.J17]" office:value-type="float" office:value="10.6547314578005" calcext:value-type="float">
            <text:p>10.6547314578005</text:p>
          </table:table-cell>
        </table:table-row>
        <table:table-row table:style-name="ro1">
          <table:table-cell/>
          <table:table-cell office:value-type="string" calcext:value-type="string">
            <text:p>{"/":"QmaYETgRP2Lovt83Qs7tvbqRvyC5cJooV12PXXFYS8e6Wg"}</text:p>
          </table:table-cell>
          <table:table-cell office:value-type="float" office:value="965.36" calcext:value-type="float">
            <text:p>965.36</text:p>
          </table:table-cell>
          <table:table-cell office:value-type="float" office:value="965.058898019" calcext:value-type="float">
            <text:p>965.058898019</text:p>
          </table:table-cell>
          <table:table-cell office:value-type="float" office:value="965.246578582" calcext:value-type="float">
            <text:p>965.246578582</text:p>
          </table:table-cell>
          <table:table-cell table:formula="of:=MAX([.C18]-[.D18];[.C18]-[.E18])" office:value-type="float" office:value="0.301101980999988" calcext:value-type="float">
            <text:p>0.301101980999988</text:p>
          </table:table-cell>
          <table:table-cell office:value-type="float" office:value="261" calcext:value-type="float">
            <text:p>261</text:p>
          </table:table-cell>
          <table:table-cell table:formula="of:=[.H17]+[.G18]" office:value-type="float" office:value="4427" calcext:value-type="float">
            <text:p>4427</text:p>
          </table:table-cell>
          <table:table-cell table:formula="of:=[.H18]" office:value-type="float" office:value="4427" calcext:value-type="float">
            <text:p>4427</text:p>
          </table:table-cell>
          <table:table-cell office:value-type="float" office:value="407" calcext:value-type="float">
            <text:p>407</text:p>
          </table:table-cell>
          <table:table-cell table:formula="of:=[.I18]/[.J18]" office:value-type="float" office:value="10.8771498771499" calcext:value-type="float">
            <text:p>10.8771498771499</text:p>
          </table:table-cell>
        </table:table-row>
        <table:table-row table:style-name="ro1">
          <table:table-cell/>
          <table:table-cell office:value-type="string" calcext:value-type="string">
            <text:p>{"/":"QmSLBGYa2f6FwcWJpmWeB9GBC9QdhRbGzXcjQLNrNxhkEP"}</text:p>
          </table:table-cell>
          <table:table-cell office:value-type="float" office:value="968.46" calcext:value-type="float">
            <text:p>968.46</text:p>
          </table:table-cell>
          <table:table-cell office:value-type="float" office:value="968.156658173" calcext:value-type="float">
            <text:p>968.156658173</text:p>
          </table:table-cell>
          <table:table-cell office:value-type="float" office:value="968.344272013" calcext:value-type="float">
            <text:p>968.344272013</text:p>
          </table:table-cell>
          <table:table-cell table:formula="of:=MAX([.C19]-[.D19];[.C19]-[.E19])" office:value-type="float" office:value="0.303341827000054" calcext:value-type="float">
            <text:p>0.303341827000054</text:p>
          </table:table-cell>
          <table:table-cell office:value-type="float" office:value="261" calcext:value-type="float">
            <text:p>261</text:p>
          </table:table-cell>
          <table:table-cell table:formula="of:=[.H18]+[.G19]" office:value-type="float" office:value="4688" calcext:value-type="float">
            <text:p>4688</text:p>
          </table:table-cell>
          <table:table-cell table:formula="of:=[.H19]" office:value-type="float" office:value="4688" calcext:value-type="float">
            <text:p>4688</text:p>
          </table:table-cell>
          <table:table-cell office:value-type="float" office:value="423" calcext:value-type="float">
            <text:p>423</text:p>
          </table:table-cell>
          <table:table-cell table:formula="of:=[.I19]/[.J19]" office:value-type="float" office:value="11.0827423167849" calcext:value-type="float">
            <text:p>11.0827423167849</text:p>
          </table:table-cell>
        </table:table-row>
        <table:table-row table:style-name="ro1">
          <table:table-cell/>
          <table:table-cell office:value-type="string" calcext:value-type="string">
            <text:p>{"/":"QmRKdK5hS389NZKYDPDAt5HhJ8ztNRJQLk8v9sR3RPRhtH"}</text:p>
          </table:table-cell>
          <table:table-cell office:value-type="float" office:value="971.56" calcext:value-type="float">
            <text:p>971.56</text:p>
          </table:table-cell>
          <table:table-cell office:value-type="float" office:value="971.277272306" calcext:value-type="float">
            <text:p>971.277272306</text:p>
          </table:table-cell>
          <table:table-cell office:value-type="float" office:value="971.436501388" calcext:value-type="float">
            <text:p>971.436501388</text:p>
          </table:table-cell>
          <table:table-cell table:formula="of:=MAX([.C20]-[.D20];[.C20]-[.E20])" office:value-type="float" office:value="0.282727693999959" calcext:value-type="float">
            <text:p>0.282727693999959</text:p>
          </table:table-cell>
          <table:table-cell office:value-type="float" office:value="261" calcext:value-type="float">
            <text:p>261</text:p>
          </table:table-cell>
          <table:table-cell table:formula="of:=[.H19]+[.G20]" office:value-type="float" office:value="4949" calcext:value-type="float">
            <text:p>4949</text:p>
          </table:table-cell>
          <table:table-cell table:formula="of:=[.H20]" office:value-type="float" office:value="4949" calcext:value-type="float">
            <text:p>4949</text:p>
          </table:table-cell>
          <table:table-cell office:value-type="float" office:value="439" calcext:value-type="float">
            <text:p>439</text:p>
          </table:table-cell>
          <table:table-cell table:formula="of:=[.I20]/[.J20]" office:value-type="float" office:value="11.2733485193622" calcext:value-type="float">
            <text:p>11.2733485193622</text:p>
          </table:table-cell>
        </table:table-row>
        <table:table-row table:style-name="ro1">
          <table:table-cell/>
          <table:table-cell office:value-type="string" calcext:value-type="string">
            <text:p>{"/":"QmP46wtHE2mtxnup9xZ6F1u7td7fVPLuT29W7rCHM5Xump"}</text:p>
          </table:table-cell>
          <table:table-cell office:value-type="float" office:value="974.66" calcext:value-type="float">
            <text:p>974.66</text:p>
          </table:table-cell>
          <table:table-cell office:value-type="float" office:value="974.369620383" calcext:value-type="float">
            <text:p>974.369620383</text:p>
          </table:table-cell>
          <table:table-cell office:value-type="float" office:value="974.545832298" calcext:value-type="float">
            <text:p>974.545832298</text:p>
          </table:table-cell>
          <table:table-cell table:formula="of:=MAX([.C21]-[.D21];[.C21]-[.E21])" office:value-type="float" office:value="0.290379616999985" calcext:value-type="float">
            <text:p>0.290379616999985</text:p>
          </table:table-cell>
          <table:table-cell office:value-type="float" office:value="261" calcext:value-type="float">
            <text:p>261</text:p>
          </table:table-cell>
          <table:table-cell table:formula="of:=[.H20]+[.G21]" office:value-type="float" office:value="5210" calcext:value-type="float">
            <text:p>5210</text:p>
          </table:table-cell>
          <table:table-cell table:formula="of:=[.H21]" office:value-type="float" office:value="5210" calcext:value-type="float">
            <text:p>5210</text:p>
          </table:table-cell>
          <table:table-cell office:value-type="float" office:value="455" calcext:value-type="float">
            <text:p>455</text:p>
          </table:table-cell>
          <table:table-cell table:formula="of:=[.I21]/[.J21]" office:value-type="float" office:value="11.4505494505495" calcext:value-type="float">
            <text:p>11.4505494505495</text:p>
          </table:table-cell>
        </table:table-row>
        <table:table-row table:style-name="ro1">
          <table:table-cell/>
          <table:table-cell office:value-type="string" calcext:value-type="string">
            <text:p>{"/":"Qmd1atDoR7UnsFifhv22mkrPQUsGSZTJxQPFt5HEQVQq4C"}</text:p>
          </table:table-cell>
          <table:table-cell office:value-type="float" office:value="977.76" calcext:value-type="float">
            <text:p>977.76</text:p>
          </table:table-cell>
          <table:table-cell office:value-type="float" office:value="977.467371516" calcext:value-type="float">
            <text:p>977.467371516</text:p>
          </table:table-cell>
          <table:table-cell office:value-type="float" office:value="977.649424767" calcext:value-type="float">
            <text:p>977.649424767</text:p>
          </table:table-cell>
          <table:table-cell table:formula="of:=MAX([.C22]-[.D22];[.C22]-[.E22])" office:value-type="float" office:value="0.292628484000033" calcext:value-type="float">
            <text:p>0.292628484000033</text:p>
          </table:table-cell>
          <table:table-cell office:value-type="float" office:value="261" calcext:value-type="float">
            <text:p>261</text:p>
          </table:table-cell>
          <table:table-cell table:formula="of:=[.H21]+[.G22]" office:value-type="float" office:value="5471" calcext:value-type="float">
            <text:p>5471</text:p>
          </table:table-cell>
          <table:table-cell table:formula="of:=[.H22]" office:value-type="float" office:value="5471" calcext:value-type="float">
            <text:p>5471</text:p>
          </table:table-cell>
          <table:table-cell office:value-type="float" office:value="471" calcext:value-type="float">
            <text:p>471</text:p>
          </table:table-cell>
          <table:table-cell table:formula="of:=[.I22]/[.J22]" office:value-type="float" office:value="11.6157112526539" calcext:value-type="float">
            <text:p>11.6157112526539</text:p>
          </table:table-cell>
        </table:table-row>
        <table:table-row table:style-name="ro1">
          <table:table-cell/>
          <table:table-cell office:value-type="string" calcext:value-type="string">
            <text:p>{"/":"Qmaw5Yfp5J42QdnAXG1N18YtsLTEvWapCEjRcmoKjb7ZAa"}</text:p>
          </table:table-cell>
          <table:table-cell office:value-type="float" office:value="980.87" calcext:value-type="float">
            <text:p>980.87</text:p>
          </table:table-cell>
          <table:table-cell office:value-type="float" office:value="980.576540523" calcext:value-type="float">
            <text:p>980.576540523</text:p>
          </table:table-cell>
          <table:table-cell office:value-type="float" office:value="980.752953334" calcext:value-type="float">
            <text:p>980.752953334</text:p>
          </table:table-cell>
          <table:table-cell table:formula="of:=MAX([.C23]-[.D23];[.C23]-[.E23])" office:value-type="float" office:value="0.293459477000056" calcext:value-type="float">
            <text:p>0.293459477000056</text:p>
          </table:table-cell>
          <table:table-cell office:value-type="float" office:value="261" calcext:value-type="float">
            <text:p>261</text:p>
          </table:table-cell>
          <table:table-cell table:formula="of:=[.H22]+[.G23]" office:value-type="float" office:value="5732" calcext:value-type="float">
            <text:p>5732</text:p>
          </table:table-cell>
          <table:table-cell table:formula="of:=[.H23]" office:value-type="float" office:value="5732" calcext:value-type="float">
            <text:p>5732</text:p>
          </table:table-cell>
          <table:table-cell office:value-type="float" office:value="487" calcext:value-type="float">
            <text:p>487</text:p>
          </table:table-cell>
          <table:table-cell table:formula="of:=[.I23]/[.J23]" office:value-type="float" office:value="11.7700205338809" calcext:value-type="float">
            <text:p>11.7700205338809</text:p>
          </table:table-cell>
        </table:table-row>
        <table:table-row table:style-name="ro1">
          <table:table-cell/>
          <table:table-cell office:value-type="string" calcext:value-type="string">
            <text:p>{"/":"Qmdd46Fd8B44ug3grN5nMqDK6LWZbyVCZv5dXpurqhG3Pp"}</text:p>
          </table:table-cell>
          <table:table-cell office:value-type="float" office:value="983.97" calcext:value-type="float">
            <text:p>983.97</text:p>
          </table:table-cell>
          <table:table-cell office:value-type="float" office:value="983.668784122" calcext:value-type="float">
            <text:p>983.668784122</text:p>
          </table:table-cell>
          <table:table-cell office:value-type="float" office:value="983.862488701" calcext:value-type="float">
            <text:p>983.862488701</text:p>
          </table:table-cell>
          <table:table-cell table:formula="of:=MAX([.C24]-[.D24];[.C24]-[.E24])" office:value-type="float" office:value="0.301215877999994" calcext:value-type="float">
            <text:p>0.301215877999994</text:p>
          </table:table-cell>
          <table:table-cell office:value-type="float" office:value="261" calcext:value-type="float">
            <text:p>261</text:p>
          </table:table-cell>
          <table:table-cell table:formula="of:=[.H23]+[.G24]" office:value-type="float" office:value="5993" calcext:value-type="float">
            <text:p>5993</text:p>
          </table:table-cell>
          <table:table-cell table:formula="of:=[.H24]" office:value-type="float" office:value="5993" calcext:value-type="float">
            <text:p>5993</text:p>
          </table:table-cell>
          <table:table-cell office:value-type="float" office:value="503" calcext:value-type="float">
            <text:p>503</text:p>
          </table:table-cell>
          <table:table-cell table:formula="of:=[.I24]/[.J24]" office:value-type="float" office:value="11.9145129224652" calcext:value-type="float">
            <text:p>11.9145129224652</text:p>
          </table:table-cell>
        </table:table-row>
        <table:table-row table:style-name="ro1">
          <table:table-cell/>
          <table:table-cell office:value-type="string" calcext:value-type="string">
            <text:p>{"/":"QmT2TPM3ySLEVsLZYcGhyvqpnk5FYxjC3xzf74Qd9i6rep"}</text:p>
          </table:table-cell>
          <table:table-cell office:value-type="float" office:value="987.06" calcext:value-type="float">
            <text:p>987.06</text:p>
          </table:table-cell>
          <table:table-cell office:value-type="float" office:value="986.783913088" calcext:value-type="float">
            <text:p>986.783913088</text:p>
          </table:table-cell>
          <table:table-cell office:value-type="float" office:value="986.960505434" calcext:value-type="float">
            <text:p>986.960505434</text:p>
          </table:table-cell>
          <table:table-cell table:formula="of:=MAX([.C25]-[.D25];[.C25]-[.E25])" office:value-type="float" office:value="0.276086911999982" calcext:value-type="float">
            <text:p>0.276086911999982</text:p>
          </table:table-cell>
          <table:table-cell office:value-type="float" office:value="261" calcext:value-type="float">
            <text:p>261</text:p>
          </table:table-cell>
          <table:table-cell table:formula="of:=[.H24]+[.G25]" office:value-type="float" office:value="6254" calcext:value-type="float">
            <text:p>6254</text:p>
          </table:table-cell>
          <table:table-cell table:formula="of:=[.H25]" office:value-type="float" office:value="6254" calcext:value-type="float">
            <text:p>6254</text:p>
          </table:table-cell>
          <table:table-cell office:value-type="float" office:value="519" calcext:value-type="float">
            <text:p>519</text:p>
          </table:table-cell>
          <table:table-cell table:formula="of:=[.I25]/[.J25]" office:value-type="float" office:value="12.0500963391137" calcext:value-type="float">
            <text:p>12.0500963391137</text:p>
          </table:table-cell>
        </table:table-row>
        <table:table-row table:style-name="ro1">
          <table:table-cell/>
          <table:table-cell office:value-type="string" calcext:value-type="string">
            <text:p>{"/":"QmP7TukumDEXtBV2izgeZ8yW6kiDxDQNcCB8sz2bjfvzhR"}</text:p>
          </table:table-cell>
          <table:table-cell office:value-type="float" office:value="990.16" calcext:value-type="float">
            <text:p>990.16</text:p>
          </table:table-cell>
          <table:table-cell office:value-type="float" office:value="989.841680622" calcext:value-type="float">
            <text:p>989.841680622</text:p>
          </table:table-cell>
          <table:table-cell office:value-type="float" office:value="990.035460707" calcext:value-type="float">
            <text:p>990.035460707</text:p>
          </table:table-cell>
          <table:table-cell table:formula="of:=MAX([.C26]-[.D26];[.C26]-[.E26])" office:value-type="float" office:value="0.318319377999956" calcext:value-type="float">
            <text:p>0.318319377999956</text:p>
          </table:table-cell>
          <table:table-cell office:value-type="float" office:value="261" calcext:value-type="float">
            <text:p>261</text:p>
          </table:table-cell>
          <table:table-cell table:formula="of:=[.H25]+[.G26]" office:value-type="float" office:value="6515" calcext:value-type="float">
            <text:p>6515</text:p>
          </table:table-cell>
          <table:table-cell table:formula="of:=[.H26]" office:value-type="float" office:value="6515" calcext:value-type="float">
            <text:p>6515</text:p>
          </table:table-cell>
          <table:table-cell office:value-type="float" office:value="535" calcext:value-type="float">
            <text:p>535</text:p>
          </table:table-cell>
          <table:table-cell table:formula="of:=[.I26]/[.J26]" office:value-type="float" office:value="12.1775700934579" calcext:value-type="float">
            <text:p>12.1775700934579</text:p>
          </table:table-cell>
        </table:table-row>
        <table:table-row table:style-name="ro1">
          <table:table-cell/>
          <table:table-cell office:value-type="string" calcext:value-type="string">
            <text:p>{"/":"QmTMbhZDLSXTW16SBX81DSRRnTuVh6AE6fAEiJRnwLJaUn"}</text:p>
          </table:table-cell>
          <table:table-cell office:value-type="float" office:value="993.26" calcext:value-type="float">
            <text:p>993.26</text:p>
          </table:table-cell>
          <table:table-cell office:value-type="float" office:value="992.939771791" calcext:value-type="float">
            <text:p>992.939771791</text:p>
          </table:table-cell>
          <table:table-cell office:value-type="float" office:value="993.122257081" calcext:value-type="float">
            <text:p>993.122257081</text:p>
          </table:table-cell>
          <table:table-cell table:formula="of:=MAX([.C27]-[.D27];[.C27]-[.E27])" office:value-type="float" office:value="0.320228208999993" calcext:value-type="float">
            <text:p>0.320228208999993</text:p>
          </table:table-cell>
          <table:table-cell office:value-type="float" office:value="261" calcext:value-type="float">
            <text:p>261</text:p>
          </table:table-cell>
          <table:table-cell table:formula="of:=[.H26]+[.G27]" office:value-type="float" office:value="6776" calcext:value-type="float">
            <text:p>6776</text:p>
          </table:table-cell>
          <table:table-cell table:formula="of:=[.H27]" office:value-type="float" office:value="6776" calcext:value-type="float">
            <text:p>6776</text:p>
          </table:table-cell>
          <table:table-cell office:value-type="float" office:value="551" calcext:value-type="float">
            <text:p>551</text:p>
          </table:table-cell>
          <table:table-cell table:formula="of:=[.I27]/[.J27]" office:value-type="float" office:value="12.2976406533575" calcext:value-type="float">
            <text:p>12.2976406533575</text:p>
          </table:table-cell>
        </table:table-row>
        <table:table-row table:style-name="ro1">
          <table:table-cell/>
          <table:table-cell office:value-type="string" calcext:value-type="string">
            <text:p>{"/":"QmUupzKqkVWNU6qhVUUkSCjbSEGhdAxLes3ReFVTH1MzLc"}</text:p>
          </table:table-cell>
          <table:table-cell office:value-type="float" office:value="996.34" calcext:value-type="float">
            <text:p>996.34</text:p>
          </table:table-cell>
          <table:table-cell office:value-type="float" office:value="996.04331988" calcext:value-type="float">
            <text:p>996.04331988</text:p>
          </table:table-cell>
          <table:table-cell office:value-type="float" office:value="996.2542086" calcext:value-type="float">
            <text:p>996.2542086</text:p>
          </table:table-cell>
          <table:table-cell table:formula="of:=MAX([.C28]-[.D28];[.C28]-[.E28])" office:value-type="float" office:value="0.296680120000019" calcext:value-type="float">
            <text:p>0.296680120000019</text:p>
          </table:table-cell>
          <table:table-cell office:value-type="float" office:value="261" calcext:value-type="float">
            <text:p>261</text:p>
          </table:table-cell>
          <table:table-cell table:formula="of:=[.H27]+[.G28]" office:value-type="float" office:value="7037" calcext:value-type="float">
            <text:p>7037</text:p>
          </table:table-cell>
          <table:table-cell table:formula="of:=[.H28]" office:value-type="float" office:value="7037" calcext:value-type="float">
            <text:p>7037</text:p>
          </table:table-cell>
          <table:table-cell office:value-type="float" office:value="567" calcext:value-type="float">
            <text:p>567</text:p>
          </table:table-cell>
          <table:table-cell table:formula="of:=[.I28]/[.J28]" office:value-type="float" office:value="12.4109347442681" calcext:value-type="float">
            <text:p>12.4109347442681</text:p>
          </table:table-cell>
        </table:table-row>
        <table:table-row table:style-name="ro1">
          <table:table-cell/>
          <table:table-cell office:value-type="string" calcext:value-type="string">
            <text:p>{"/":"QmfU2E1KsQXKukMZWhSWnQK6ME4QDff3nheRYmyaccUAUR"}</text:p>
          </table:table-cell>
          <table:table-cell office:value-type="float" office:value="999.53" calcext:value-type="float">
            <text:p>999.53</text:p>
          </table:table-cell>
          <table:table-cell office:value-type="float" office:value="999.226845795" calcext:value-type="float">
            <text:p>999.226845795</text:p>
          </table:table-cell>
          <table:table-cell office:value-type="float" office:value="999.42041764" calcext:value-type="float">
            <text:p>999.42041764</text:p>
          </table:table-cell>
          <table:table-cell table:formula="of:=MAX([.C29]-[.D29];[.C29]-[.E29])" office:value-type="float" office:value="0.303154204999942" calcext:value-type="float">
            <text:p>0.303154204999942</text:p>
          </table:table-cell>
          <table:table-cell office:value-type="float" office:value="261" calcext:value-type="float">
            <text:p>261</text:p>
          </table:table-cell>
          <table:table-cell table:formula="of:=[.H28]+[.G29]" office:value-type="float" office:value="7298" calcext:value-type="float">
            <text:p>7298</text:p>
          </table:table-cell>
          <table:table-cell table:formula="of:=[.H29]" office:value-type="float" office:value="7298" calcext:value-type="float">
            <text:p>7298</text:p>
          </table:table-cell>
          <table:table-cell office:value-type="float" office:value="583" calcext:value-type="float">
            <text:p>583</text:p>
          </table:table-cell>
          <table:table-cell table:formula="of:=[.I29]/[.J29]" office:value-type="float" office:value="12.5180102915952" calcext:value-type="float">
            <text:p>12.5180102915952</text:p>
          </table:table-cell>
        </table:table-row>
        <table:table-row table:style-name="ro1">
          <table:table-cell/>
          <table:table-cell office:value-type="string" calcext:value-type="string">
            <text:p>{"/":"QmUeRb8eyadjT7hayS8Bb4L9TkcV9uxsBg6x4LdjAPxqVd"}</text:p>
          </table:table-cell>
          <table:table-cell office:value-type="float" office:value="1002.71" calcext:value-type="float">
            <text:p>1002.71</text:p>
          </table:table-cell>
          <table:table-cell office:value-type="float" office:value="1002.387537957" calcext:value-type="float">
            <text:p>1002.387537957</text:p>
          </table:table-cell>
          <table:table-cell office:value-type="float" office:value="1002.592783817" calcext:value-type="float">
            <text:p>1002.592783817</text:p>
          </table:table-cell>
          <table:table-cell table:formula="of:=MAX([.C30]-[.D30];[.C30]-[.E30])" office:value-type="float" office:value="0.322462043000087" calcext:value-type="float">
            <text:p>0.322462043000087</text:p>
          </table:table-cell>
          <table:table-cell office:value-type="float" office:value="261" calcext:value-type="float">
            <text:p>261</text:p>
          </table:table-cell>
          <table:table-cell table:formula="of:=[.H29]+[.G30]" office:value-type="float" office:value="7559" calcext:value-type="float">
            <text:p>7559</text:p>
          </table:table-cell>
          <table:table-cell table:formula="of:=[.H30]" office:value-type="float" office:value="7559" calcext:value-type="float">
            <text:p>7559</text:p>
          </table:table-cell>
          <table:table-cell office:value-type="float" office:value="599" calcext:value-type="float">
            <text:p>599</text:p>
          </table:table-cell>
          <table:table-cell table:formula="of:=[.I30]/[.J30]" office:value-type="float" office:value="12.6193656093489" calcext:value-type="float">
            <text:p>12.6193656093489</text:p>
          </table:table-cell>
        </table:table-row>
        <table:table-row table:style-name="ro1">
          <table:table-cell/>
          <table:table-cell office:value-type="string" calcext:value-type="string">
            <text:p>{"/":"QmeP8JrxDvX2t9ZQh55Wrs1uKJG6PY5AfGbSgHitqSbxbV"}</text:p>
          </table:table-cell>
          <table:table-cell office:value-type="float" office:value="1005.81" calcext:value-type="float">
            <text:p>1005.81</text:p>
          </table:table-cell>
          <table:table-cell office:value-type="float" office:value="1005.599627129" calcext:value-type="float">
            <text:p>1005.599627129</text:p>
          </table:table-cell>
          <table:table-cell office:value-type="float" office:value="1005.701813772" calcext:value-type="float">
            <text:p>1005.701813772</text:p>
          </table:table-cell>
          <table:table-cell table:formula="of:=MAX([.C31]-[.D31];[.C31]-[.E31])" office:value-type="float" office:value="0.21037287099989" calcext:value-type="float">
            <text:p>0.21037287099989</text:p>
          </table:table-cell>
          <table:table-cell office:value-type="float" office:value="261" calcext:value-type="float">
            <text:p>261</text:p>
          </table:table-cell>
          <table:table-cell table:formula="of:=[.H30]+[.G31]" office:value-type="float" office:value="7820" calcext:value-type="float">
            <text:p>7820</text:p>
          </table:table-cell>
          <table:table-cell table:formula="of:=[.H31]" office:value-type="float" office:value="7820" calcext:value-type="float">
            <text:p>7820</text:p>
          </table:table-cell>
          <table:table-cell office:value-type="float" office:value="615" calcext:value-type="float">
            <text:p>615</text:p>
          </table:table-cell>
          <table:table-cell table:formula="of:=[.I31]/[.J31]" office:value-type="float" office:value="12.7154471544715" calcext:value-type="float">
            <text:p>12.7154471544715</text:p>
          </table:table-cell>
        </table:table-row>
        <table:table-row table:style-name="ro1">
          <table:table-cell/>
          <table:table-cell office:value-type="string" calcext:value-type="string">
            <text:p>{"/":"QmacRfD5NmxNSSojTRhTccBfSLL3M64QckgmSmmzGtwFaS"}</text:p>
          </table:table-cell>
          <table:table-cell office:value-type="float" office:value="1008.91" calcext:value-type="float">
            <text:p>1008.91</text:p>
          </table:table-cell>
          <table:table-cell office:value-type="float" office:value="1008.594664141" calcext:value-type="float">
            <text:p>1008.594664141</text:p>
          </table:table-cell>
          <table:table-cell office:value-type="float" office:value="1008.811424762" calcext:value-type="float">
            <text:p>1008.811424762</text:p>
          </table:table-cell>
          <table:table-cell table:formula="of:=MAX([.C32]-[.D32];[.C32]-[.E32])" office:value-type="float" office:value="0.315335859000015" calcext:value-type="float">
            <text:p>0.315335859000015</text:p>
          </table:table-cell>
          <table:table-cell office:value-type="float" office:value="261" calcext:value-type="float">
            <text:p>261</text:p>
          </table:table-cell>
          <table:table-cell table:formula="of:=[.H31]+[.G32]" office:value-type="float" office:value="8081" calcext:value-type="float">
            <text:p>8081</text:p>
          </table:table-cell>
          <table:table-cell table:formula="of:=[.H32]" office:value-type="float" office:value="8081" calcext:value-type="float">
            <text:p>8081</text:p>
          </table:table-cell>
          <table:table-cell office:value-type="float" office:value="631" calcext:value-type="float">
            <text:p>631</text:p>
          </table:table-cell>
          <table:table-cell table:formula="of:=[.I32]/[.J32]" office:value-type="float" office:value="12.8066561014263" calcext:value-type="float">
            <text:p>12.8066561014263</text:p>
          </table:table-cell>
        </table:table-row>
        <table:table-row table:style-name="ro1">
          <table:table-cell/>
          <table:table-cell office:value-type="string" calcext:value-type="string">
            <text:p>{"/":"QmVKFxXPxBHNRrCLNvYGe1KqAuoFpLZzV5H18F7RnHYjjf"}</text:p>
          </table:table-cell>
          <table:table-cell office:value-type="float" office:value="1012.01" calcext:value-type="float">
            <text:p>1012.01</text:p>
          </table:table-cell>
          <table:table-cell office:value-type="float" office:value="1011.704111109" calcext:value-type="float">
            <text:p>1011.704111109</text:p>
          </table:table-cell>
          <table:table-cell office:value-type="float" office:value="1011.875167428" calcext:value-type="float">
            <text:p>1011.875167428</text:p>
          </table:table-cell>
          <table:table-cell table:formula="of:=MAX([.C33]-[.D33];[.C33]-[.E33])" office:value-type="float" office:value="0.305888890999995" calcext:value-type="float">
            <text:p>0.305888890999995</text:p>
          </table:table-cell>
          <table:table-cell office:value-type="float" office:value="261" calcext:value-type="float">
            <text:p>261</text:p>
          </table:table-cell>
          <table:table-cell table:formula="of:=[.H32]+[.G33]" office:value-type="float" office:value="8342" calcext:value-type="float">
            <text:p>8342</text:p>
          </table:table-cell>
          <table:table-cell table:formula="of:=[.H33]" office:value-type="float" office:value="8342" calcext:value-type="float">
            <text:p>8342</text:p>
          </table:table-cell>
          <table:table-cell office:value-type="float" office:value="647" calcext:value-type="float">
            <text:p>647</text:p>
          </table:table-cell>
          <table:table-cell table:formula="of:=[.I33]/[.J33]" office:value-type="float" office:value="12.8933539412674" calcext:value-type="float">
            <text:p>12.8933539412674</text:p>
          </table:table-cell>
        </table:table-row>
        <table:table-row table:style-name="ro1">
          <table:table-cell/>
          <table:table-cell office:value-type="string" calcext:value-type="string">
            <text:p>{"/":"QmSfmxrsSKJ66nux71UrrkdSgoyHeaaFQQPLCyt4drSU9j"}</text:p>
          </table:table-cell>
          <table:table-cell office:value-type="float" office:value="1015.11" calcext:value-type="float">
            <text:p>1015.11</text:p>
          </table:table-cell>
          <table:table-cell office:value-type="float" office:value="1014.807820658" calcext:value-type="float">
            <text:p>1014.807820658</text:p>
          </table:table-cell>
          <table:table-cell office:value-type="float" office:value="1014.967124997" calcext:value-type="float">
            <text:p>1014.967124997</text:p>
          </table:table-cell>
          <table:table-cell table:formula="of:=MAX([.C34]-[.D34];[.C34]-[.E34])" office:value-type="float" office:value="0.302179342000045" calcext:value-type="float">
            <text:p>0.302179342000045</text:p>
          </table:table-cell>
          <table:table-cell office:value-type="float" office:value="261" calcext:value-type="float">
            <text:p>261</text:p>
          </table:table-cell>
          <table:table-cell table:formula="of:=[.H33]+[.G34]" office:value-type="float" office:value="8603" calcext:value-type="float">
            <text:p>8603</text:p>
          </table:table-cell>
          <table:table-cell table:formula="of:=[.H34]" office:value-type="float" office:value="8603" calcext:value-type="float">
            <text:p>8603</text:p>
          </table:table-cell>
          <table:table-cell office:value-type="float" office:value="663" calcext:value-type="float">
            <text:p>663</text:p>
          </table:table-cell>
          <table:table-cell table:formula="of:=[.I34]/[.J34]" office:value-type="float" office:value="12.9758672699849" calcext:value-type="float">
            <text:p>12.9758672699849</text:p>
          </table:table-cell>
        </table:table-row>
        <table:table-row table:style-name="ro1">
          <table:table-cell/>
          <table:table-cell office:value-type="string" calcext:value-type="string">
            <text:p>{"/":"QmRQ26yjKspiv5ZH2wX4S8a4vHCBL86MAFY2EidD3Sk95z"}</text:p>
          </table:table-cell>
          <table:table-cell office:value-type="float" office:value="1018.2" calcext:value-type="float">
            <text:p>1018.2</text:p>
          </table:table-cell>
          <table:table-cell office:value-type="float" office:value="1017.917097167" calcext:value-type="float">
            <text:p>1017.917097167</text:p>
          </table:table-cell>
          <table:table-cell office:value-type="float" office:value="1018.087942556" calcext:value-type="float">
            <text:p>1018.087942556</text:p>
          </table:table-cell>
          <table:table-cell table:formula="of:=MAX([.C35]-[.D35];[.C35]-[.E35])" office:value-type="float" office:value="0.282902833000094" calcext:value-type="float">
            <text:p>0.282902833000094</text:p>
          </table:table-cell>
          <table:table-cell office:value-type="float" office:value="261" calcext:value-type="float">
            <text:p>261</text:p>
          </table:table-cell>
          <table:table-cell table:formula="of:=[.H34]+[.G35]" office:value-type="float" office:value="8864" calcext:value-type="float">
            <text:p>8864</text:p>
          </table:table-cell>
          <table:table-cell table:formula="of:=[.H35]" office:value-type="float" office:value="8864" calcext:value-type="float">
            <text:p>8864</text:p>
          </table:table-cell>
          <table:table-cell office:value-type="float" office:value="679" calcext:value-type="float">
            <text:p>679</text:p>
          </table:table-cell>
          <table:table-cell table:formula="of:=[.I35]/[.J35]" office:value-type="float" office:value="13.0544918998527" calcext:value-type="float">
            <text:p>13.0544918998527</text:p>
          </table:table-cell>
        </table:table-row>
        <table:table-row table:style-name="ro1">
          <table:table-cell/>
          <table:table-cell office:value-type="string" calcext:value-type="string">
            <text:p>{"/":"QmPD5my1ttwTzSgmMRzqPnAdxTCQntecSRBt8GfkGScZ91"}</text:p>
          </table:table-cell>
          <table:table-cell office:value-type="float" office:value="1021.3" calcext:value-type="float">
            <text:p>1021.3</text:p>
          </table:table-cell>
          <table:table-cell office:value-type="float" office:value="1021.003517893" calcext:value-type="float">
            <text:p>1021.003517893</text:p>
          </table:table-cell>
          <table:table-cell office:value-type="float" office:value="1021.18000604" calcext:value-type="float">
            <text:p>1021.18000604</text:p>
          </table:table-cell>
          <table:table-cell table:formula="of:=MAX([.C36]-[.D36];[.C36]-[.E36])" office:value-type="float" office:value="0.296482106999974" calcext:value-type="float">
            <text:p>0.296482106999974</text:p>
          </table:table-cell>
          <table:table-cell office:value-type="float" office:value="261" calcext:value-type="float">
            <text:p>261</text:p>
          </table:table-cell>
          <table:table-cell table:formula="of:=[.H35]+[.G36]" office:value-type="float" office:value="9125" calcext:value-type="float">
            <text:p>9125</text:p>
          </table:table-cell>
          <table:table-cell table:formula="of:=[.H36]" office:value-type="float" office:value="9125" calcext:value-type="float">
            <text:p>9125</text:p>
          </table:table-cell>
          <table:table-cell office:value-type="float" office:value="695" calcext:value-type="float">
            <text:p>695</text:p>
          </table:table-cell>
          <table:table-cell table:formula="of:=[.I36]/[.J36]" office:value-type="float" office:value="13.1294964028777" calcext:value-type="float">
            <text:p>13.1294964028777</text:p>
          </table:table-cell>
        </table:table-row>
        <table:table-row table:style-name="ro1">
          <table:table-cell/>
          <table:table-cell office:value-type="string" calcext:value-type="string">
            <text:p>{"/":"QmfD2jMTyHLSbqMmMsp8zHsTFNGnbBA5i2h83n2nLdjeCU"}</text:p>
          </table:table-cell>
          <table:table-cell office:value-type="float" office:value="1024.41" calcext:value-type="float">
            <text:p>1024.41</text:p>
          </table:table-cell>
          <table:table-cell office:value-type="float" office:value="1024.11272179" calcext:value-type="float">
            <text:p>1024.11272179</text:p>
          </table:table-cell>
          <table:table-cell office:value-type="float" office:value="1024.283608372" calcext:value-type="float">
            <text:p>1024.283608372</text:p>
          </table:table-cell>
          <table:table-cell table:formula="of:=MAX([.C37]-[.D37];[.C37]-[.E37])" office:value-type="float" office:value="0.297278210000059" calcext:value-type="float">
            <text:p>0.297278210000059</text:p>
          </table:table-cell>
          <table:table-cell office:value-type="float" office:value="261" calcext:value-type="float">
            <text:p>261</text:p>
          </table:table-cell>
          <table:table-cell table:formula="of:=[.H36]+[.G37]" office:value-type="float" office:value="9386" calcext:value-type="float">
            <text:p>9386</text:p>
          </table:table-cell>
          <table:table-cell table:formula="of:=[.H37]" office:value-type="float" office:value="9386" calcext:value-type="float">
            <text:p>9386</text:p>
          </table:table-cell>
          <table:table-cell office:value-type="float" office:value="711" calcext:value-type="float">
            <text:p>711</text:p>
          </table:table-cell>
          <table:table-cell table:formula="of:=[.I37]/[.J37]" office:value-type="float" office:value="13.2011251758087" calcext:value-type="float">
            <text:p>13.2011251758087</text:p>
          </table:table-cell>
        </table:table-row>
        <table:table-row table:style-name="ro1">
          <table:table-cell/>
          <table:table-cell office:value-type="string" calcext:value-type="string">
            <text:p>{"/":"QmcuMWBkQjMqijY5uzaSzyEVUz3RybRy92DBX7BQjb9mJp"}</text:p>
          </table:table-cell>
          <table:table-cell office:value-type="float" office:value="1027.55" calcext:value-type="float">
            <text:p>1027.55</text:p>
          </table:table-cell>
          <table:table-cell office:value-type="float" office:value="1027.301979108" calcext:value-type="float">
            <text:p>1027.301979108</text:p>
          </table:table-cell>
          <table:table-cell office:value-type="float" office:value="1027.450047334" calcext:value-type="float">
            <text:p>1027.450047334</text:p>
          </table:table-cell>
          <table:table-cell table:formula="of:=MAX([.C38]-[.D38];[.C38]-[.E38])" office:value-type="float" office:value="0.248020891999886" calcext:value-type="float">
            <text:p>0.248020891999886</text:p>
          </table:table-cell>
          <table:table-cell office:value-type="float" office:value="261" calcext:value-type="float">
            <text:p>261</text:p>
          </table:table-cell>
          <table:table-cell table:formula="of:=[.H37]+[.G38]" office:value-type="float" office:value="9647" calcext:value-type="float">
            <text:p>9647</text:p>
          </table:table-cell>
          <table:table-cell table:formula="of:=[.H38]" office:value-type="float" office:value="9647" calcext:value-type="float">
            <text:p>9647</text:p>
          </table:table-cell>
          <table:table-cell office:value-type="float" office:value="727" calcext:value-type="float">
            <text:p>727</text:p>
          </table:table-cell>
          <table:table-cell table:formula="of:=[.I38]/[.J38]" office:value-type="float" office:value="13.2696011004127" calcext:value-type="float">
            <text:p>13.2696011004127</text:p>
          </table:table-cell>
        </table:table-row>
        <table:table-row table:style-name="ro1">
          <table:table-cell/>
          <table:table-cell office:value-type="string" calcext:value-type="string">
            <text:p>{"/":"QmVYVXgxnuHaGGd8XPR7iH1BHmBuxRzEoWv76pAW8jxC7R"}</text:p>
          </table:table-cell>
          <table:table-cell office:value-type="float" office:value="1030.73" calcext:value-type="float">
            <text:p>1030.73</text:p>
          </table:table-cell>
          <table:table-cell office:value-type="float" office:value="1030.41144158" calcext:value-type="float">
            <text:p>1030.41144158</text:p>
          </table:table-cell>
          <table:table-cell office:value-type="float" office:value="1030.610842389" calcext:value-type="float">
            <text:p>1030.610842389</text:p>
          </table:table-cell>
          <table:table-cell table:formula="of:=MAX([.C39]-[.D39];[.C39]-[.E39])" office:value-type="float" office:value="0.318558420000045" calcext:value-type="float">
            <text:p>0.318558420000045</text:p>
          </table:table-cell>
          <table:table-cell office:value-type="float" office:value="261" calcext:value-type="float">
            <text:p>261</text:p>
          </table:table-cell>
          <table:table-cell table:formula="of:=[.H38]+[.G39]" office:value-type="float" office:value="9908" calcext:value-type="float">
            <text:p>9908</text:p>
          </table:table-cell>
          <table:table-cell table:formula="of:=[.H39]" office:value-type="float" office:value="9908" calcext:value-type="float">
            <text:p>9908</text:p>
          </table:table-cell>
          <table:table-cell office:value-type="float" office:value="743" calcext:value-type="float">
            <text:p>743</text:p>
          </table:table-cell>
          <table:table-cell table:formula="of:=[.I39]/[.J39]" office:value-type="float" office:value="13.3351278600269" calcext:value-type="float">
            <text:p>13.3351278600269</text:p>
          </table:table-cell>
        </table:table-row>
        <table:table-row table:style-name="ro1">
          <table:table-cell/>
          <table:table-cell office:value-type="string" calcext:value-type="string">
            <text:p>{"/":"Qmd99zkX1beYtxgfdAF3tRg3VkPrD4EiQQoGK1nZ73brPs"}</text:p>
          </table:table-cell>
          <table:table-cell office:value-type="float" office:value="1033.83" calcext:value-type="float">
            <text:p>1033.83</text:p>
          </table:table-cell>
          <table:table-cell office:value-type="float" office:value="1033.538022503" calcext:value-type="float">
            <text:p>1033.538022503</text:p>
          </table:table-cell>
          <table:table-cell office:value-type="float" office:value="1033.8118701" calcext:value-type="float">
            <text:p>1033.8118701</text:p>
          </table:table-cell>
          <table:table-cell table:formula="of:=MAX([.C40]-[.D40];[.C40]-[.E40])" office:value-type="float" office:value="0.291977496999834" calcext:value-type="float">
            <text:p>0.291977496999834</text:p>
          </table:table-cell>
          <table:table-cell office:value-type="float" office:value="261" calcext:value-type="float">
            <text:p>261</text:p>
          </table:table-cell>
          <table:table-cell table:formula="of:=[.H39]+[.G40]" office:value-type="float" office:value="10169" calcext:value-type="float">
            <text:p>10169</text:p>
          </table:table-cell>
          <table:table-cell table:formula="of:=[.H40]" office:value-type="float" office:value="10169" calcext:value-type="float">
            <text:p>10169</text:p>
          </table:table-cell>
          <table:table-cell office:value-type="float" office:value="759" calcext:value-type="float">
            <text:p>759</text:p>
          </table:table-cell>
          <table:table-cell table:formula="of:=[.I40]/[.J40]" office:value-type="float" office:value="13.3978919631094" calcext:value-type="float">
            <text:p>13.3978919631094</text:p>
          </table:table-cell>
        </table:table-row>
        <table:table-row table:style-name="ro1">
          <table:table-cell/>
          <table:table-cell office:value-type="string" calcext:value-type="string">
            <text:p>{"/":"QmcLdGjUEMbWVBTW2J7AKxuuCEWssPEqDETzNvC2bLmqyj"}</text:p>
          </table:table-cell>
          <table:table-cell office:value-type="float" office:value="1036.96" calcext:value-type="float">
            <text:p>1036.96</text:p>
          </table:table-cell>
          <table:table-cell office:value-type="float" office:value="1036.744396114" calcext:value-type="float">
            <text:p>1036.744396114</text:p>
          </table:table-cell>
          <table:table-cell office:value-type="float" office:value="1036.852527959" calcext:value-type="float">
            <text:p>1036.852527959</text:p>
          </table:table-cell>
          <table:table-cell table:formula="of:=MAX([.C41]-[.D41];[.C41]-[.E41])" office:value-type="float" office:value="0.215603886000054" calcext:value-type="float">
            <text:p>0.215603886000054</text:p>
          </table:table-cell>
          <table:table-cell office:value-type="float" office:value="261" calcext:value-type="float">
            <text:p>261</text:p>
          </table:table-cell>
          <table:table-cell table:formula="of:=[.H40]+[.G41]" office:value-type="float" office:value="10430" calcext:value-type="float">
            <text:p>10430</text:p>
          </table:table-cell>
          <table:table-cell table:formula="of:=[.H41]" office:value-type="float" office:value="10430" calcext:value-type="float">
            <text:p>10430</text:p>
          </table:table-cell>
          <table:table-cell office:value-type="float" office:value="775" calcext:value-type="float">
            <text:p>775</text:p>
          </table:table-cell>
          <table:table-cell table:formula="of:=[.I41]/[.J41]" office:value-type="float" office:value="13.458064516129" calcext:value-type="float">
            <text:p>13.458064516129</text:p>
          </table:table-cell>
        </table:table-row>
        <table:table-row table:style-name="ro1">
          <table:table-cell/>
          <table:table-cell office:value-type="string" calcext:value-type="string">
            <text:p>{"/":"QmR2CRA1quS2F8eEicLSN9RaSZ3PPsVKhC1TBrQs2kHJSD"}</text:p>
          </table:table-cell>
          <table:table-cell office:value-type="float" office:value="1040.05" calcext:value-type="float">
            <text:p>1040.05</text:p>
          </table:table-cell>
          <table:table-cell office:value-type="float" office:value="1039.739364195" calcext:value-type="float">
            <text:p>1039.739364195</text:p>
          </table:table-cell>
          <table:table-cell office:value-type="float" office:value="1040.030462322" calcext:value-type="float">
            <text:p>1040.030462322</text:p>
          </table:table-cell>
          <table:table-cell table:formula="of:=MAX([.C42]-[.D42];[.C42]-[.E42])" office:value-type="float" office:value="0.310635804999947" calcext:value-type="float">
            <text:p>0.310635804999947</text:p>
          </table:table-cell>
          <table:table-cell office:value-type="float" office:value="261" calcext:value-type="float">
            <text:p>261</text:p>
          </table:table-cell>
          <table:table-cell table:formula="of:=[.H41]+[.G42]" office:value-type="float" office:value="10691" calcext:value-type="float">
            <text:p>10691</text:p>
          </table:table-cell>
          <table:table-cell table:formula="of:=[.H42]" office:value-type="float" office:value="10691" calcext:value-type="float">
            <text:p>10691</text:p>
          </table:table-cell>
          <table:table-cell office:value-type="float" office:value="791" calcext:value-type="float">
            <text:p>791</text:p>
          </table:table-cell>
          <table:table-cell table:formula="of:=[.I42]/[.J42]" office:value-type="float" office:value="13.5158027812895" calcext:value-type="float">
            <text:p>13.5158027812895</text:p>
          </table:table-cell>
        </table:table-row>
        <table:table-row table:style-name="ro1">
          <table:table-cell/>
          <table:table-cell office:value-type="string" calcext:value-type="string">
            <text:p>{"/":"QmSwipeVihFhGEDonXJtGZe8qTEj1p99eAm7k89FqCd3fs"}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2.837493571" calcext:value-type="float">
            <text:p>1042.837493571</text:p>
          </table:table-cell>
          <table:table-cell office:value-type="float" office:value="1043.053873628" calcext:value-type="float">
            <text:p>1043.053873628</text:p>
          </table:table-cell>
          <table:table-cell table:formula="of:=MAX([.C43]-[.D43];[.C43]-[.E43])" office:value-type="float" office:value="0.312506428999995" calcext:value-type="float">
            <text:p>0.312506428999995</text:p>
          </table:table-cell>
          <table:table-cell office:value-type="float" office:value="261" calcext:value-type="float">
            <text:p>261</text:p>
          </table:table-cell>
          <table:table-cell table:formula="of:=[.H42]+[.G43]" office:value-type="float" office:value="10952" calcext:value-type="float">
            <text:p>10952</text:p>
          </table:table-cell>
          <table:table-cell table:formula="of:=[.H43]" office:value-type="float" office:value="10952" calcext:value-type="float">
            <text:p>10952</text:p>
          </table:table-cell>
          <table:table-cell office:value-type="float" office:value="807" calcext:value-type="float">
            <text:p>807</text:p>
          </table:table-cell>
          <table:table-cell table:formula="of:=[.I43]/[.J43]" office:value-type="float" office:value="13.5712515489467" calcext:value-type="float">
            <text:p>13.5712515489467</text:p>
          </table:table-cell>
        </table:table-row>
        <table:table-row table:style-name="ro1">
          <table:table-cell/>
          <table:table-cell office:value-type="string" calcext:value-type="string">
            <text:p>{"/":"QmT7i1dAQeLsdD4866JnG2Hdx7ALpVxKNN8TQ7B3xNR2oc"}</text:p>
          </table:table-cell>
          <table:table-cell office:value-type="float" office:value="1046.25" calcext:value-type="float">
            <text:p>1046.25</text:p>
          </table:table-cell>
          <table:table-cell office:value-type="float" office:value="1045.946536922" calcext:value-type="float">
            <text:p>1045.946536922</text:p>
          </table:table-cell>
          <table:table-cell office:value-type="float" office:value="1046.15190372" calcext:value-type="float">
            <text:p>1046.15190372</text:p>
          </table:table-cell>
          <table:table-cell table:formula="of:=MAX([.C44]-[.D44];[.C44]-[.E44])" office:value-type="float" office:value="0.30346307800005" calcext:value-type="float">
            <text:p>0.30346307800005</text:p>
          </table:table-cell>
          <table:table-cell office:value-type="float" office:value="261" calcext:value-type="float">
            <text:p>261</text:p>
          </table:table-cell>
          <table:table-cell table:formula="of:=[.H43]+[.G44]" office:value-type="float" office:value="11213" calcext:value-type="float">
            <text:p>11213</text:p>
          </table:table-cell>
          <table:table-cell table:formula="of:=[.H44]" office:value-type="float" office:value="11213" calcext:value-type="float">
            <text:p>11213</text:p>
          </table:table-cell>
          <table:table-cell office:value-type="float" office:value="823" calcext:value-type="float">
            <text:p>823</text:p>
          </table:table-cell>
          <table:table-cell table:formula="of:=[.I44]/[.J44]" office:value-type="float" office:value="13.6245443499392" calcext:value-type="float">
            <text:p>13.6245443499392</text:p>
          </table:table-cell>
        </table:table-row>
        <table:table-row table:style-name="ro1">
          <table:table-cell/>
          <table:table-cell office:value-type="string" calcext:value-type="string">
            <text:p>{"/":"QmP7zxD9wL4DoAb4H9krSU1py4EGdR54kddNdV7dsscePb"}</text:p>
          </table:table-cell>
          <table:table-cell office:value-type="float" office:value="1049.35" calcext:value-type="float">
            <text:p>1049.35</text:p>
          </table:table-cell>
          <table:table-cell office:value-type="float" office:value="1049.05583584" calcext:value-type="float">
            <text:p>1049.05583584</text:p>
          </table:table-cell>
          <table:table-cell office:value-type="float" office:value="1049.255332892" calcext:value-type="float">
            <text:p>1049.255332892</text:p>
          </table:table-cell>
          <table:table-cell table:formula="of:=MAX([.C45]-[.D45];[.C45]-[.E45])" office:value-type="float" office:value="0.294164159999809" calcext:value-type="float">
            <text:p>0.294164159999809</text:p>
          </table:table-cell>
          <table:table-cell office:value-type="float" office:value="261" calcext:value-type="float">
            <text:p>261</text:p>
          </table:table-cell>
          <table:table-cell table:formula="of:=[.H44]+[.G45]" office:value-type="float" office:value="11474" calcext:value-type="float">
            <text:p>11474</text:p>
          </table:table-cell>
          <table:table-cell table:formula="of:=[.H45]" office:value-type="float" office:value="11474" calcext:value-type="float">
            <text:p>11474</text:p>
          </table:table-cell>
          <table:table-cell office:value-type="float" office:value="839" calcext:value-type="float">
            <text:p>839</text:p>
          </table:table-cell>
          <table:table-cell table:formula="of:=[.I45]/[.J45]" office:value-type="float" office:value="13.6758045292014" calcext:value-type="float">
            <text:p>13.6758045292014</text:p>
          </table:table-cell>
        </table:table-row>
        <table:table-row table:style-name="ro1">
          <table:table-cell/>
          <table:table-cell office:value-type="string" calcext:value-type="string">
            <text:p>{"/":"QmQVgcnqQ39kKEYRHPLYZkguTGx6oHEaC4vXkq2BPqYmpb"}</text:p>
          </table:table-cell>
          <table:table-cell office:value-type="float" office:value="1052.47" calcext:value-type="float">
            <text:p>1052.47</text:p>
          </table:table-cell>
          <table:table-cell office:value-type="float" office:value="1052.17067381" calcext:value-type="float">
            <text:p>1052.17067381</text:p>
          </table:table-cell>
          <table:table-cell office:value-type="float" office:value="1052.342017596" calcext:value-type="float">
            <text:p>1052.342017596</text:p>
          </table:table-cell>
          <table:table-cell table:formula="of:=MAX([.C46]-[.D46];[.C46]-[.E46])" office:value-type="float" office:value="0.299326190000102" calcext:value-type="float">
            <text:p>0.299326190000102</text:p>
          </table:table-cell>
          <table:table-cell office:value-type="float" office:value="261" calcext:value-type="float">
            <text:p>261</text:p>
          </table:table-cell>
          <table:table-cell table:formula="of:=[.H45]+[.G46]" office:value-type="float" office:value="11735" calcext:value-type="float">
            <text:p>11735</text:p>
          </table:table-cell>
          <table:table-cell table:formula="of:=[.H46]" office:value-type="float" office:value="11735" calcext:value-type="float">
            <text:p>11735</text:p>
          </table:table-cell>
          <table:table-cell office:value-type="float" office:value="855" calcext:value-type="float">
            <text:p>855</text:p>
          </table:table-cell>
          <table:table-cell table:formula="of:=[.I46]/[.J46]" office:value-type="float" office:value="13.7251461988304" calcext:value-type="float">
            <text:p>13.7251461988304</text:p>
          </table:table-cell>
        </table:table-row>
        <table:table-row table:style-name="ro1">
          <table:table-cell/>
          <table:table-cell office:value-type="string" calcext:value-type="string">
            <text:p>{"/":"QmSaauRHuycQ8jnLeYfQZnT9VXXeBGVuBoy3qRZTh4hoZR"}</text:p>
          </table:table-cell>
          <table:table-cell office:value-type="float" office:value="1055.65" calcext:value-type="float">
            <text:p>1055.65</text:p>
          </table:table-cell>
          <table:table-cell office:value-type="float" office:value="1055.342881293" calcext:value-type="float">
            <text:p>1055.342881293</text:p>
          </table:table-cell>
          <table:table-cell office:value-type="float" office:value="1055.536782669" calcext:value-type="float">
            <text:p>1055.536782669</text:p>
          </table:table-cell>
          <table:table-cell table:formula="of:=MAX([.C47]-[.D47];[.C47]-[.E47])" office:value-type="float" office:value="0.3071187070002" calcext:value-type="float">
            <text:p>0.3071187070002</text:p>
          </table:table-cell>
          <table:table-cell office:value-type="float" office:value="261" calcext:value-type="float">
            <text:p>261</text:p>
          </table:table-cell>
          <table:table-cell table:formula="of:=[.H46]+[.G47]" office:value-type="float" office:value="11996" calcext:value-type="float">
            <text:p>11996</text:p>
          </table:table-cell>
          <table:table-cell table:formula="of:=[.H47]" office:value-type="float" office:value="11996" calcext:value-type="float">
            <text:p>11996</text:p>
          </table:table-cell>
          <table:table-cell office:value-type="float" office:value="871" calcext:value-type="float">
            <text:p>871</text:p>
          </table:table-cell>
          <table:table-cell table:formula="of:=[.I47]/[.J47]" office:value-type="float" office:value="13.7726750861079" calcext:value-type="float">
            <text:p>13.7726750861079</text:p>
          </table:table-cell>
        </table:table-row>
        <table:table-row table:style-name="ro1">
          <table:table-cell/>
          <table:table-cell office:value-type="string" calcext:value-type="string">
            <text:p>{"/":"QmfTt5E8hP3PkSXHNwV2MjfaWrEipX8x9jgYEb7v4Eay2x"}</text:p>
          </table:table-cell>
          <table:table-cell office:value-type="float" office:value="1058.75" calcext:value-type="float">
            <text:p>1058.75</text:p>
          </table:table-cell>
          <table:table-cell office:value-type="float" office:value="1058.475062528" calcext:value-type="float">
            <text:p>1058.475062528</text:p>
          </table:table-cell>
          <table:table-cell office:value-type="float" office:value="1058.720733864" calcext:value-type="float">
            <text:p>1058.720733864</text:p>
          </table:table-cell>
          <table:table-cell table:formula="of:=MAX([.C48]-[.D48];[.C48]-[.E48])" office:value-type="float" office:value="0.27493747199992" calcext:value-type="float">
            <text:p>0.27493747199992</text:p>
          </table:table-cell>
          <table:table-cell office:value-type="float" office:value="261" calcext:value-type="float">
            <text:p>261</text:p>
          </table:table-cell>
          <table:table-cell table:formula="of:=[.H47]+[.G48]" office:value-type="float" office:value="12257" calcext:value-type="float">
            <text:p>12257</text:p>
          </table:table-cell>
          <table:table-cell table:formula="of:=[.H48]" office:value-type="float" office:value="12257" calcext:value-type="float">
            <text:p>12257</text:p>
          </table:table-cell>
          <table:table-cell office:value-type="float" office:value="887" calcext:value-type="float">
            <text:p>887</text:p>
          </table:table-cell>
          <table:table-cell table:formula="of:=[.I48]/[.J48]" office:value-type="float" office:value="13.8184892897407" calcext:value-type="float">
            <text:p>13.8184892897407</text:p>
          </table:table-cell>
        </table:table-row>
        <table:table-row table:style-name="ro1">
          <table:table-cell/>
          <table:table-cell office:value-type="string" calcext:value-type="string">
            <text:p>{"/":"QmXoGTQSnr4bGYFrbsDZer8LK4eeKMmYQrTr1GvroSKRE9"}</text:p>
          </table:table-cell>
          <table:table-cell office:value-type="float" office:value="1061.86" calcext:value-type="float">
            <text:p>1061.86</text:p>
          </table:table-cell>
          <table:table-cell office:value-type="float" office:value="1061.53877364" calcext:value-type="float">
            <text:p>1061.53877364</text:p>
          </table:table-cell>
          <table:table-cell office:value-type="float" office:value="1061.744211943" calcext:value-type="float">
            <text:p>1061.744211943</text:p>
          </table:table-cell>
          <table:table-cell table:formula="of:=MAX([.C49]-[.D49];[.C49]-[.E49])" office:value-type="float" office:value="0.321226359999855" calcext:value-type="float">
            <text:p>0.321226359999855</text:p>
          </table:table-cell>
          <table:table-cell office:value-type="float" office:value="261" calcext:value-type="float">
            <text:p>261</text:p>
          </table:table-cell>
          <table:table-cell table:formula="of:=[.H48]+[.G49]" office:value-type="float" office:value="12518" calcext:value-type="float">
            <text:p>12518</text:p>
          </table:table-cell>
          <table:table-cell table:formula="of:=[.H49]" office:value-type="float" office:value="12518" calcext:value-type="float">
            <text:p>12518</text:p>
          </table:table-cell>
          <table:table-cell office:value-type="float" office:value="903" calcext:value-type="float">
            <text:p>903</text:p>
          </table:table-cell>
          <table:table-cell table:formula="of:=[.I49]/[.J49]" office:value-type="float" office:value="13.8626799557032" calcext:value-type="float">
            <text:p>13.8626799557032</text:p>
          </table:table-cell>
        </table:table-row>
        <table:table-row table:style-name="ro1">
          <table:table-cell/>
          <table:table-cell office:value-type="string" calcext:value-type="string">
            <text:p>{"/":"QmagF5mgikrgxTt72FV1CGCEKsgWKH6CkxkgUqyCBdQFcY"}</text:p>
          </table:table-cell>
          <table:table-cell office:value-type="float" office:value="1064.96" calcext:value-type="float">
            <text:p>1064.96</text:p>
          </table:table-cell>
          <table:table-cell office:value-type="float" office:value="1064.665245865" calcext:value-type="float">
            <text:p>1064.665245865</text:p>
          </table:table-cell>
          <table:table-cell office:value-type="float" office:value="1064.847742981" calcext:value-type="float">
            <text:p>1064.847742981</text:p>
          </table:table-cell>
          <table:table-cell table:formula="of:=MAX([.C50]-[.D50];[.C50]-[.E50])" office:value-type="float" office:value="0.294754134999948" calcext:value-type="float">
            <text:p>0.294754134999948</text:p>
          </table:table-cell>
          <table:table-cell office:value-type="float" office:value="261" calcext:value-type="float">
            <text:p>261</text:p>
          </table:table-cell>
          <table:table-cell table:formula="of:=[.H49]+[.G50]" office:value-type="float" office:value="12779" calcext:value-type="float">
            <text:p>12779</text:p>
          </table:table-cell>
          <table:table-cell table:formula="of:=[.H50]" office:value-type="float" office:value="12779" calcext:value-type="float">
            <text:p>12779</text:p>
          </table:table-cell>
          <table:table-cell office:value-type="float" office:value="919" calcext:value-type="float">
            <text:p>919</text:p>
          </table:table-cell>
          <table:table-cell table:formula="of:=[.I50]/[.J50]" office:value-type="float" office:value="13.905331882481" calcext:value-type="float">
            <text:p>13.905331882481</text:p>
          </table:table-cell>
        </table:table-row>
        <table:table-row table:style-name="ro1">
          <table:table-cell/>
          <table:table-cell office:value-type="string" calcext:value-type="string">
            <text:p>{"/":"Qma7HVMmB9DE5NapvUKurykT8PtZAbDZjGN2HiEgDHKhWy"}</text:p>
          </table:table-cell>
          <table:table-cell office:value-type="float" office:value="1068.06" calcext:value-type="float">
            <text:p>1068.06</text:p>
          </table:table-cell>
          <table:table-cell office:value-type="float" office:value="1067.83718447" calcext:value-type="float">
            <text:p>1067.83718447</text:p>
          </table:table-cell>
          <table:table-cell office:value-type="float" office:value="1067.96860564" calcext:value-type="float">
            <text:p>1067.96860564</text:p>
          </table:table-cell>
          <table:table-cell table:formula="of:=MAX([.C51]-[.D51];[.C51]-[.E51])" office:value-type="float" office:value="0.222815529999934" calcext:value-type="float">
            <text:p>0.222815529999934</text:p>
          </table:table-cell>
          <table:table-cell office:value-type="float" office:value="261" calcext:value-type="float">
            <text:p>261</text:p>
          </table:table-cell>
          <table:table-cell table:formula="of:=[.H50]+[.G51]" office:value-type="float" office:value="13040" calcext:value-type="float">
            <text:p>13040</text:p>
          </table:table-cell>
          <table:table-cell table:formula="of:=[.H51]" office:value-type="float" office:value="13040" calcext:value-type="float">
            <text:p>13040</text:p>
          </table:table-cell>
          <table:table-cell office:value-type="float" office:value="935" calcext:value-type="float">
            <text:p>935</text:p>
          </table:table-cell>
          <table:table-cell table:formula="of:=[.I51]/[.J51]" office:value-type="float" office:value="13.9465240641711" calcext:value-type="float">
            <text:p>13.9465240641711</text:p>
          </table:table-cell>
        </table:table-row>
        <table:table-row table:style-name="ro1">
          <table:table-cell/>
          <table:table-cell office:value-type="string" calcext:value-type="string">
            <text:p>{"/":"QmYyPYa1qt74rH98aiyUhUMK19EAX2WSFwtMUEU7xoJQQ5"}</text:p>
          </table:table-cell>
          <table:table-cell office:value-type="float" office:value="1071.17" calcext:value-type="float">
            <text:p>1071.17</text:p>
          </table:table-cell>
          <table:table-cell office:value-type="float" office:value="1070.877938375" calcext:value-type="float">
            <text:p>1070.877938375</text:p>
          </table:table-cell>
          <table:table-cell office:value-type="float" office:value="1071.026482304" calcext:value-type="float">
            <text:p>1071.026482304</text:p>
          </table:table-cell>
          <table:table-cell table:formula="of:=MAX([.C52]-[.D52];[.C52]-[.E52])" office:value-type="float" office:value="0.292061625000088" calcext:value-type="float">
            <text:p>0.292061625000088</text:p>
          </table:table-cell>
          <table:table-cell office:value-type="float" office:value="261" calcext:value-type="float">
            <text:p>261</text:p>
          </table:table-cell>
          <table:table-cell table:formula="of:=[.H51]+[.G52]" office:value-type="float" office:value="13301" calcext:value-type="float">
            <text:p>13301</text:p>
          </table:table-cell>
          <table:table-cell table:formula="of:=[.H52]" office:value-type="float" office:value="13301" calcext:value-type="float">
            <text:p>13301</text:p>
          </table:table-cell>
          <table:table-cell office:value-type="float" office:value="951" calcext:value-type="float">
            <text:p>951</text:p>
          </table:table-cell>
          <table:table-cell table:formula="of:=[.I52]/[.J52]" office:value-type="float" office:value="13.9863301787592" calcext:value-type="float">
            <text:p>13.9863301787592</text:p>
          </table:table-cell>
        </table:table-row>
        <table:table-row table:style-name="ro1">
          <table:table-cell/>
          <table:table-cell office:value-type="string" calcext:value-type="string">
            <text:p>{"/":"QmbfYjPRasDmFU3g5uLbDo9BA4ECbKAVzVv8JyV8dLWR3j"}</text:p>
          </table:table-cell>
          <table:table-cell office:value-type="float" office:value="1074.27" calcext:value-type="float">
            <text:p>1074.27</text:p>
          </table:table-cell>
          <table:table-cell office:value-type="float" office:value="1073.953070203" calcext:value-type="float">
            <text:p>1073.953070203</text:p>
          </table:table-cell>
          <table:table-cell office:value-type="float" office:value="1074.175695999" calcext:value-type="float">
            <text:p>1074.175695999</text:p>
          </table:table-cell>
          <table:table-cell table:formula="of:=MAX([.C53]-[.D53];[.C53]-[.E53])" office:value-type="float" office:value="0.316929797000057" calcext:value-type="float">
            <text:p>0.316929797000057</text:p>
          </table:table-cell>
          <table:table-cell office:value-type="float" office:value="261" calcext:value-type="float">
            <text:p>261</text:p>
          </table:table-cell>
          <table:table-cell table:formula="of:=[.H52]+[.G53]" office:value-type="float" office:value="13562" calcext:value-type="float">
            <text:p>13562</text:p>
          </table:table-cell>
          <table:table-cell table:formula="of:=[.H53]" office:value-type="float" office:value="13562" calcext:value-type="float">
            <text:p>13562</text:p>
          </table:table-cell>
          <table:table-cell office:value-type="float" office:value="967" calcext:value-type="float">
            <text:p>967</text:p>
          </table:table-cell>
          <table:table-cell table:formula="of:=[.I53]/[.J53]" office:value-type="float" office:value="14.0248190279214" calcext:value-type="float">
            <text:p>14.0248190279214</text:p>
          </table:table-cell>
        </table:table-row>
        <table:table-row table:style-name="ro1">
          <table:table-cell/>
          <table:table-cell office:value-type="string" calcext:value-type="string">
            <text:p>{"/":"QmaLB4itKWn173NqLyJBxUJCQhY2c2FQZ1SbCRVr37cwPo"}</text:p>
          </table:table-cell>
          <table:table-cell office:value-type="float" office:value="1077.35" calcext:value-type="float">
            <text:p>1077.35</text:p>
          </table:table-cell>
          <table:table-cell office:value-type="float" office:value="1077.056367414" calcext:value-type="float">
            <text:p>1077.056367414</text:p>
          </table:table-cell>
          <table:table-cell office:value-type="float" office:value="1077.216748989" calcext:value-type="float">
            <text:p>1077.216748989</text:p>
          </table:table-cell>
          <table:table-cell table:formula="of:=MAX([.C54]-[.D54];[.C54]-[.E54])" office:value-type="float" office:value="0.293632585999831" calcext:value-type="float">
            <text:p>0.293632585999831</text:p>
          </table:table-cell>
          <table:table-cell office:value-type="float" office:value="261" calcext:value-type="float">
            <text:p>261</text:p>
          </table:table-cell>
          <table:table-cell table:formula="of:=[.H53]+[.G54]" office:value-type="float" office:value="13823" calcext:value-type="float">
            <text:p>13823</text:p>
          </table:table-cell>
          <table:table-cell table:formula="of:=[.H54]" office:value-type="float" office:value="13823" calcext:value-type="float">
            <text:p>13823</text:p>
          </table:table-cell>
          <table:table-cell office:value-type="float" office:value="983" calcext:value-type="float">
            <text:p>983</text:p>
          </table:table-cell>
          <table:table-cell table:formula="of:=[.I54]/[.J54]" office:value-type="float" office:value="14.0620549338759" calcext:value-type="float">
            <text:p>14.0620549338759</text:p>
          </table:table-cell>
        </table:table-row>
        <table:table-row table:style-name="ro1">
          <table:table-cell/>
          <table:table-cell office:value-type="string" calcext:value-type="string">
            <text:p>{"/":"QmViY8vaL7xsFMrTVkwnyFKDbRSNN2S1Dx1QhYjfDKGv6J"}</text:p>
          </table:table-cell>
          <table:table-cell office:value-type="float" office:value="1080.44" calcext:value-type="float">
            <text:p>1080.44</text:p>
          </table:table-cell>
          <table:table-cell office:value-type="float" office:value="1080.165771497" calcext:value-type="float">
            <text:p>1080.165771497</text:p>
          </table:table-cell>
          <table:table-cell office:value-type="float" office:value="1080.320124242" calcext:value-type="float">
            <text:p>1080.320124242</text:p>
          </table:table-cell>
          <table:table-cell table:formula="of:=MAX([.C55]-[.D55];[.C55]-[.E55])" office:value-type="float" office:value="0.274228503000131" calcext:value-type="float">
            <text:p>0.274228503000131</text:p>
          </table:table-cell>
          <table:table-cell office:value-type="float" office:value="261" calcext:value-type="float">
            <text:p>261</text:p>
          </table:table-cell>
          <table:table-cell table:formula="of:=[.H54]+[.G55]" office:value-type="float" office:value="14084" calcext:value-type="float">
            <text:p>14084</text:p>
          </table:table-cell>
          <table:table-cell table:formula="of:=[.H55]" office:value-type="float" office:value="14084" calcext:value-type="float">
            <text:p>14084</text:p>
          </table:table-cell>
          <table:table-cell office:value-type="float" office:value="999" calcext:value-type="float">
            <text:p>999</text:p>
          </table:table-cell>
          <table:table-cell table:formula="of:=[.I55]/[.J55]" office:value-type="float" office:value="14.0980980980981" calcext:value-type="float">
            <text:p>14.0980980980981</text:p>
          </table:table-cell>
        </table:table-row>
        <table:table-row table:style-name="ro1">
          <table:table-cell/>
          <table:table-cell office:value-type="string" calcext:value-type="string">
            <text:p>{"/":"Qmb87LACCinuA96CkJfVYQAGDR4wTJNcTXZUtrfUW3RiYR"}</text:p>
          </table:table-cell>
          <table:table-cell office:value-type="float" office:value="1083.62" calcext:value-type="float">
            <text:p>1083.62</text:p>
          </table:table-cell>
          <table:table-cell office:value-type="float" office:value="1083.309597036" calcext:value-type="float">
            <text:p>1083.309597036</text:p>
          </table:table-cell>
          <table:table-cell office:value-type="float" office:value="1083.503607505" calcext:value-type="float">
            <text:p>1083.503607505</text:p>
          </table:table-cell>
          <table:table-cell table:formula="of:=MAX([.C56]-[.D56];[.C56]-[.E56])" office:value-type="float" office:value="0.310402963999877" calcext:value-type="float">
            <text:p>0.310402963999877</text:p>
          </table:table-cell>
          <table:table-cell office:value-type="float" office:value="261" calcext:value-type="float">
            <text:p>261</text:p>
          </table:table-cell>
          <table:table-cell table:formula="of:=[.H55]+[.G56]" office:value-type="float" office:value="14345" calcext:value-type="float">
            <text:p>14345</text:p>
          </table:table-cell>
          <table:table-cell table:formula="of:=[.H56]" office:value-type="float" office:value="14345" calcext:value-type="float">
            <text:p>14345</text:p>
          </table:table-cell>
          <table:table-cell office:value-type="float" office:value="1015" calcext:value-type="float">
            <text:p>1015</text:p>
          </table:table-cell>
          <table:table-cell table:formula="of:=[.I56]/[.J56]" office:value-type="float" office:value="14.1330049261084" calcext:value-type="float">
            <text:p>14.1330049261084</text:p>
          </table:table-cell>
        </table:table-row>
        <table:table-row table:style-name="ro1">
          <table:table-cell/>
          <table:table-cell office:value-type="string" calcext:value-type="string">
            <text:p>{"/":"QmcwoWeV6ChHwHbUtG1P8eo6J9vCgpHvoYqY1BNswTmgYS"}</text:p>
          </table:table-cell>
          <table:table-cell office:value-type="float" office:value="1086.7" calcext:value-type="float">
            <text:p>1086.7</text:p>
          </table:table-cell>
          <table:table-cell office:value-type="float" office:value="1086.384623097" calcext:value-type="float">
            <text:p>1086.384623097</text:p>
          </table:table-cell>
          <table:table-cell office:value-type="float" office:value="1086.601839393" calcext:value-type="float">
            <text:p>1086.601839393</text:p>
          </table:table-cell>
          <table:table-cell table:formula="of:=MAX([.C57]-[.D57];[.C57]-[.E57])" office:value-type="float" office:value="0.315376903000015" calcext:value-type="float">
            <text:p>0.315376903000015</text:p>
          </table:table-cell>
          <table:table-cell office:value-type="float" office:value="261" calcext:value-type="float">
            <text:p>261</text:p>
          </table:table-cell>
          <table:table-cell table:formula="of:=[.H56]+[.G57]" office:value-type="float" office:value="14606" calcext:value-type="float">
            <text:p>14606</text:p>
          </table:table-cell>
          <table:table-cell table:formula="of:=[.H57]" office:value-type="float" office:value="14606" calcext:value-type="float">
            <text:p>14606</text:p>
          </table:table-cell>
          <table:table-cell office:value-type="float" office:value="1031" calcext:value-type="float">
            <text:p>1031</text:p>
          </table:table-cell>
          <table:table-cell table:formula="of:=[.I57]/[.J57]" office:value-type="float" office:value="14.1668283220175" calcext:value-type="float">
            <text:p>14.1668283220175</text:p>
          </table:table-cell>
        </table:table-row>
        <table:table-row table:style-name="ro1">
          <table:table-cell/>
          <table:table-cell office:value-type="string" calcext:value-type="string">
            <text:p>{"/":"QmSg8hdzL9zDSPhH8brnenduHpQuRPfaoviRXBVmskwMkY"}</text:p>
          </table:table-cell>
          <table:table-cell office:value-type="float" office:value="1089.8" calcext:value-type="float">
            <text:p>1089.8</text:p>
          </table:table-cell>
          <table:table-cell office:value-type="float" office:value="1089.568181759" calcext:value-type="float">
            <text:p>1089.568181759</text:p>
          </table:table-cell>
          <table:table-cell office:value-type="float" office:value="1089.693877461" calcext:value-type="float">
            <text:p>1089.693877461</text:p>
          </table:table-cell>
          <table:table-cell table:formula="of:=MAX([.C58]-[.D58];[.C58]-[.E58])" office:value-type="float" office:value="0.231818240999928" calcext:value-type="float">
            <text:p>0.231818240999928</text:p>
          </table:table-cell>
          <table:table-cell office:value-type="float" office:value="261" calcext:value-type="float">
            <text:p>261</text:p>
          </table:table-cell>
          <table:table-cell table:formula="of:=[.H57]+[.G58]" office:value-type="float" office:value="14867" calcext:value-type="float">
            <text:p>14867</text:p>
          </table:table-cell>
          <table:table-cell table:formula="of:=[.H58]" office:value-type="float" office:value="14867" calcext:value-type="float">
            <text:p>14867</text:p>
          </table:table-cell>
          <table:table-cell office:value-type="float" office:value="1047" calcext:value-type="float">
            <text:p>1047</text:p>
          </table:table-cell>
          <table:table-cell table:formula="of:=[.I58]/[.J58]" office:value-type="float" office:value="14.1996179560649" calcext:value-type="float">
            <text:p>14.1996179560649</text:p>
          </table:table-cell>
        </table:table-row>
        <table:table-row table:style-name="ro1">
          <table:table-cell/>
          <table:table-cell office:value-type="string" calcext:value-type="string">
            <text:p>{"/":"QmQuVmYtVCjwoPxnwhT9T3FvydkNLRuVCHBcKfeBi3Xc1w"}</text:p>
          </table:table-cell>
          <table:table-cell office:value-type="float" office:value="1092.87" calcext:value-type="float">
            <text:p>1092.87</text:p>
          </table:table-cell>
          <table:table-cell office:value-type="float" office:value="1092.546016286" calcext:value-type="float">
            <text:p>1092.546016286</text:p>
          </table:table-cell>
          <table:table-cell office:value-type="float" office:value="1092.757521019" calcext:value-type="float">
            <text:p>1092.757521019</text:p>
          </table:table-cell>
          <table:table-cell table:formula="of:=MAX([.C59]-[.D59];[.C59]-[.E59])" office:value-type="float" office:value="0.323983713999951" calcext:value-type="float">
            <text:p>0.323983713999951</text:p>
          </table:table-cell>
          <table:table-cell office:value-type="float" office:value="261" calcext:value-type="float">
            <text:p>261</text:p>
          </table:table-cell>
          <table:table-cell table:formula="of:=[.H58]+[.G59]" office:value-type="float" office:value="15128" calcext:value-type="float">
            <text:p>15128</text:p>
          </table:table-cell>
          <table:table-cell table:formula="of:=[.H59]" office:value-type="float" office:value="15128" calcext:value-type="float">
            <text:p>15128</text:p>
          </table:table-cell>
          <table:table-cell office:value-type="float" office:value="1063" calcext:value-type="float">
            <text:p>1063</text:p>
          </table:table-cell>
          <table:table-cell table:formula="of:=[.I59]/[.J59]" office:value-type="float" office:value="14.2314205079962" calcext:value-type="float">
            <text:p>14.2314205079962</text:p>
          </table:table-cell>
        </table:table-row>
        <table:table-row table:style-name="ro1">
          <table:table-cell/>
          <table:table-cell office:value-type="string" calcext:value-type="string">
            <text:p>{"/":"QmabwxC5RZAiSJd8jv9afP54uu6YGUJQngRttxQtNg2Aq4"}</text:p>
          </table:table-cell>
          <table:table-cell office:value-type="float" office:value="1095.96" calcext:value-type="float">
            <text:p>1095.96</text:p>
          </table:table-cell>
          <table:table-cell office:value-type="float" office:value="1095.672381626" calcext:value-type="float">
            <text:p>1095.672381626</text:p>
          </table:table-cell>
          <table:table-cell office:value-type="float" office:value="1095.866614164" calcext:value-type="float">
            <text:p>1095.866614164</text:p>
          </table:table-cell>
          <table:table-cell table:formula="of:=MAX([.C60]-[.D60];[.C60]-[.E60])" office:value-type="float" office:value="0.287618373999976" calcext:value-type="float">
            <text:p>0.287618373999976</text:p>
          </table:table-cell>
          <table:table-cell office:value-type="float" office:value="261" calcext:value-type="float">
            <text:p>261</text:p>
          </table:table-cell>
          <table:table-cell table:formula="of:=[.H59]+[.G60]" office:value-type="float" office:value="15389" calcext:value-type="float">
            <text:p>15389</text:p>
          </table:table-cell>
          <table:table-cell table:formula="of:=[.H60]" office:value-type="float" office:value="15389" calcext:value-type="float">
            <text:p>15389</text:p>
          </table:table-cell>
          <table:table-cell office:value-type="float" office:value="1079" calcext:value-type="float">
            <text:p>1079</text:p>
          </table:table-cell>
          <table:table-cell table:formula="of:=[.I60]/[.J60]" office:value-type="float" office:value="14.2622798887859" calcext:value-type="float">
            <text:p>14.2622798887859</text:p>
          </table:table-cell>
        </table:table-row>
        <table:table-row table:style-name="ro1">
          <table:table-cell/>
          <table:table-cell office:value-type="string" calcext:value-type="string">
            <text:p>{"/":"QmPBNaAzUDZ8oJ6A3GBokX5Y3qXuBMZPvwp7nkXfHh64WQ"}</text:p>
          </table:table-cell>
          <table:table-cell office:value-type="float" office:value="1099.04" calcext:value-type="float">
            <text:p>1099.04</text:p>
          </table:table-cell>
          <table:table-cell office:value-type="float" office:value="1098.735695108" calcext:value-type="float">
            <text:p>1098.735695108</text:p>
          </table:table-cell>
          <table:table-cell office:value-type="float" office:value="1098.93037352" calcext:value-type="float">
            <text:p>1098.93037352</text:p>
          </table:table-cell>
          <table:table-cell table:formula="of:=MAX([.C61]-[.D61];[.C61]-[.E61])" office:value-type="float" office:value="0.304304891999891" calcext:value-type="float">
            <text:p>0.304304891999891</text:p>
          </table:table-cell>
          <table:table-cell office:value-type="float" office:value="261" calcext:value-type="float">
            <text:p>261</text:p>
          </table:table-cell>
          <table:table-cell table:formula="of:=[.H60]+[.G61]" office:value-type="float" office:value="15650" calcext:value-type="float">
            <text:p>15650</text:p>
          </table:table-cell>
          <table:table-cell table:formula="of:=[.H61]" office:value-type="float" office:value="15650" calcext:value-type="float">
            <text:p>15650</text:p>
          </table:table-cell>
          <table:table-cell office:value-type="float" office:value="1095" calcext:value-type="float">
            <text:p>1095</text:p>
          </table:table-cell>
          <table:table-cell table:formula="of:=[.I61]/[.J61]" office:value-type="float" office:value="14.2922374429224" calcext:value-type="float">
            <text:p>14.2922374429224</text:p>
          </table:table-cell>
        </table:table-row>
        <table:table-row table:style-name="ro1">
          <table:table-cell/>
          <table:table-cell office:value-type="string" calcext:value-type="string">
            <text:p>{"/":"QmcrJndNAH36L8FL4gn2JYnxrXsraDqxWK4khUK5ECCzgP"}</text:p>
          </table:table-cell>
          <table:table-cell office:value-type="float" office:value="1102.12" calcext:value-type="float">
            <text:p>1102.12</text:p>
          </table:table-cell>
          <table:table-cell office:value-type="float" office:value="1101.816567943" calcext:value-type="float">
            <text:p>1101.816567943</text:p>
          </table:table-cell>
          <table:table-cell office:value-type="float" office:value="1102.016781445" calcext:value-type="float">
            <text:p>1102.016781445</text:p>
          </table:table-cell>
          <table:table-cell table:formula="of:=MAX([.C62]-[.D62];[.C62]-[.E62])" office:value-type="float" office:value="0.303432056999782" calcext:value-type="float">
            <text:p>0.303432056999782</text:p>
          </table:table-cell>
          <table:table-cell office:value-type="float" office:value="261" calcext:value-type="float">
            <text:p>261</text:p>
          </table:table-cell>
          <table:table-cell table:formula="of:=[.H61]+[.G62]" office:value-type="float" office:value="15911" calcext:value-type="float">
            <text:p>15911</text:p>
          </table:table-cell>
          <table:table-cell table:formula="of:=[.H62]" office:value-type="float" office:value="15911" calcext:value-type="float">
            <text:p>15911</text:p>
          </table:table-cell>
          <table:table-cell office:value-type="float" office:value="1111" calcext:value-type="float">
            <text:p>1111</text:p>
          </table:table-cell>
          <table:table-cell table:formula="of:=[.I62]/[.J62]" office:value-type="float" office:value="14.3213321332133" calcext:value-type="float">
            <text:p>14.3213321332133</text:p>
          </table:table-cell>
        </table:table-row>
        <table:table-row table:style-name="ro1">
          <table:table-cell/>
          <table:table-cell office:value-type="string" calcext:value-type="string">
            <text:p>{"/":"QmfAK91ASTJ1XtWHhTBwN28ajVY3rAqXQadLQxrbW2r6zE"}</text:p>
          </table:table-cell>
          <table:table-cell office:value-type="float" office:value="1105.3" calcext:value-type="float">
            <text:p>1105.3</text:p>
          </table:table-cell>
          <table:table-cell office:value-type="float" office:value="1105.005717653" calcext:value-type="float">
            <text:p>1105.005717653</text:p>
          </table:table-cell>
          <table:table-cell office:value-type="float" office:value="1105.183220262" calcext:value-type="float">
            <text:p>1105.183220262</text:p>
          </table:table-cell>
          <table:table-cell table:formula="of:=MAX([.C63]-[.D63];[.C63]-[.E63])" office:value-type="float" office:value="0.294282347000035" calcext:value-type="float">
            <text:p>0.294282347000035</text:p>
          </table:table-cell>
          <table:table-cell office:value-type="float" office:value="261" calcext:value-type="float">
            <text:p>261</text:p>
          </table:table-cell>
          <table:table-cell table:formula="of:=[.H62]+[.G63]" office:value-type="float" office:value="16172" calcext:value-type="float">
            <text:p>16172</text:p>
          </table:table-cell>
          <table:table-cell table:formula="of:=[.H63]" office:value-type="float" office:value="16172" calcext:value-type="float">
            <text:p>16172</text:p>
          </table:table-cell>
          <table:table-cell office:value-type="float" office:value="1127" calcext:value-type="float">
            <text:p>1127</text:p>
          </table:table-cell>
          <table:table-cell table:formula="of:=[.I63]/[.J63]" office:value-type="float" office:value="14.3496007098492" calcext:value-type="float">
            <text:p>14.3496007098492</text:p>
          </table:table-cell>
        </table:table-row>
        <table:table-row table:style-name="ro1">
          <table:table-cell/>
          <table:table-cell office:value-type="string" calcext:value-type="string">
            <text:p>{"/":"QmVnScT5uc4MqVkqp3rueRg2LBFxuFnsSVrLJJ5PwyqgM4"}</text:p>
          </table:table-cell>
          <table:table-cell office:value-type="float" office:value="1108.4" calcext:value-type="float">
            <text:p>1108.4</text:p>
          </table:table-cell>
          <table:table-cell office:value-type="float" office:value="1108.098076437" calcext:value-type="float">
            <text:p>1108.098076437</text:p>
          </table:table-cell>
          <table:table-cell office:value-type="float" office:value="1108.275159923" calcext:value-type="float">
            <text:p>1108.275159923</text:p>
          </table:table-cell>
          <table:table-cell table:formula="of:=MAX([.C64]-[.D64];[.C64]-[.E64])" office:value-type="float" office:value="0.301923563000173" calcext:value-type="float">
            <text:p>0.301923563000173</text:p>
          </table:table-cell>
          <table:table-cell office:value-type="float" office:value="261" calcext:value-type="float">
            <text:p>261</text:p>
          </table:table-cell>
          <table:table-cell table:formula="of:=[.H63]+[.G64]" office:value-type="float" office:value="16433" calcext:value-type="float">
            <text:p>16433</text:p>
          </table:table-cell>
          <table:table-cell table:formula="of:=[.H64]" office:value-type="float" office:value="16433" calcext:value-type="float">
            <text:p>16433</text:p>
          </table:table-cell>
          <table:table-cell office:value-type="float" office:value="1143" calcext:value-type="float">
            <text:p>1143</text:p>
          </table:table-cell>
          <table:table-cell table:formula="of:=[.I64]/[.J64]" office:value-type="float" office:value="14.3770778652668" calcext:value-type="float">
            <text:p>14.3770778652668</text:p>
          </table:table-cell>
        </table:table-row>
        <table:table-row table:style-name="ro1">
          <table:table-cell/>
          <table:table-cell office:value-type="string" calcext:value-type="string">
            <text:p>{"/":"QmUw1qmjLhU6Rxcpr2KfaVYzRssK8oVqUz14PDZMtnCz8b"}</text:p>
          </table:table-cell>
          <table:table-cell office:value-type="float" office:value="1111.5" calcext:value-type="float">
            <text:p>1111.5</text:p>
          </table:table-cell>
          <table:table-cell office:value-type="float" office:value="1111.184379056" calcext:value-type="float">
            <text:p>1111.184379056</text:p>
          </table:table-cell>
          <table:table-cell office:value-type="float" office:value="1111.373251475" calcext:value-type="float">
            <text:p>1111.373251475</text:p>
          </table:table-cell>
          <table:table-cell table:formula="of:=MAX([.C65]-[.D65];[.C65]-[.E65])" office:value-type="float" office:value="0.315620944000102" calcext:value-type="float">
            <text:p>0.315620944000102</text:p>
          </table:table-cell>
          <table:table-cell office:value-type="float" office:value="261" calcext:value-type="float">
            <text:p>261</text:p>
          </table:table-cell>
          <table:table-cell table:formula="of:=[.H64]+[.G65]" office:value-type="float" office:value="16694" calcext:value-type="float">
            <text:p>16694</text:p>
          </table:table-cell>
          <table:table-cell table:formula="of:=[.H65]" office:value-type="float" office:value="16694" calcext:value-type="float">
            <text:p>16694</text:p>
          </table:table-cell>
          <table:table-cell office:value-type="float" office:value="1159" calcext:value-type="float">
            <text:p>1159</text:p>
          </table:table-cell>
          <table:table-cell table:formula="of:=[.I65]/[.J65]" office:value-type="float" office:value="14.4037963761864" calcext:value-type="float">
            <text:p>14.4037963761864</text:p>
          </table:table-cell>
        </table:table-row>
        <table:table-row table:style-name="ro1">
          <table:table-cell/>
          <table:table-cell office:value-type="string" calcext:value-type="string">
            <text:p>{"/":"QmTz3at8iq926nHjrgdqZPiYjHHq1YKD5mi1LBDmigUimR"}</text:p>
          </table:table-cell>
          <table:table-cell office:value-type="float" office:value="1114.6" calcext:value-type="float">
            <text:p>1114.6</text:p>
          </table:table-cell>
          <table:table-cell office:value-type="float" office:value="1114.276725019" calcext:value-type="float">
            <text:p>1114.276725019</text:p>
          </table:table-cell>
          <table:table-cell office:value-type="float" office:value="1114.471169335" calcext:value-type="float">
            <text:p>1114.471169335</text:p>
          </table:table-cell>
          <table:table-cell table:formula="of:=MAX([.C66]-[.D66];[.C66]-[.E66])" office:value-type="float" office:value="0.32327498099994" calcext:value-type="float">
            <text:p>0.32327498099994</text:p>
          </table:table-cell>
          <table:table-cell office:value-type="float" office:value="261" calcext:value-type="float">
            <text:p>261</text:p>
          </table:table-cell>
          <table:table-cell table:formula="of:=[.H65]+[.G66]" office:value-type="float" office:value="16955" calcext:value-type="float">
            <text:p>16955</text:p>
          </table:table-cell>
          <table:table-cell table:formula="of:=[.H66]" office:value-type="float" office:value="16955" calcext:value-type="float">
            <text:p>16955</text:p>
          </table:table-cell>
          <table:table-cell office:value-type="float" office:value="1175" calcext:value-type="float">
            <text:p>1175</text:p>
          </table:table-cell>
          <table:table-cell table:formula="of:=[.I66]/[.J66]" office:value-type="float" office:value="14.4297872340426" calcext:value-type="float">
            <text:p>14.4297872340426</text:p>
          </table:table-cell>
        </table:table-row>
        <table:table-row table:style-name="ro1">
          <table:table-cell/>
          <table:table-cell office:value-type="string" calcext:value-type="string">
            <text:p>{"/":"QmXALkgrQpThgSD1q3L7v1BfnoR4McjxHqh2wkabtfgjmf"}</text:p>
          </table:table-cell>
          <table:table-cell office:value-type="float" office:value="1117.69" calcext:value-type="float">
            <text:p>1117.69</text:p>
          </table:table-cell>
          <table:table-cell office:value-type="float" office:value="1117.397460106" calcext:value-type="float">
            <text:p>1117.397460106</text:p>
          </table:table-cell>
          <table:table-cell office:value-type="float" office:value="1117.591932414" calcext:value-type="float">
            <text:p>1117.591932414</text:p>
          </table:table-cell>
          <table:table-cell table:formula="of:=MAX([.C67]-[.D67];[.C67]-[.E67])" office:value-type="float" office:value="0.292539894000129" calcext:value-type="float">
            <text:p>0.292539894000129</text:p>
          </table:table-cell>
          <table:table-cell office:value-type="float" office:value="261" calcext:value-type="float">
            <text:p>261</text:p>
          </table:table-cell>
          <table:table-cell table:formula="of:=[.H66]+[.G67]" office:value-type="float" office:value="17216" calcext:value-type="float">
            <text:p>17216</text:p>
          </table:table-cell>
          <table:table-cell table:formula="of:=[.H67]" office:value-type="float" office:value="17216" calcext:value-type="float">
            <text:p>17216</text:p>
          </table:table-cell>
          <table:table-cell office:value-type="float" office:value="1191" calcext:value-type="float">
            <text:p>1191</text:p>
          </table:table-cell>
          <table:table-cell table:formula="of:=[.I67]/[.J67]" office:value-type="float" office:value="14.4550797649034" calcext:value-type="float">
            <text:p>14.4550797649034</text:p>
          </table:table-cell>
        </table:table-row>
        <table:table-row table:style-name="ro1">
          <table:table-cell/>
          <table:table-cell office:value-type="string" calcext:value-type="string">
            <text:p>{"/":"QmULQfcFnkQaSWaVcFF8TQc1QTEzdGR9UDUdyBySgnuGLC"}</text:p>
          </table:table-cell>
          <table:table-cell office:value-type="float" office:value="1120.79" calcext:value-type="float">
            <text:p>1120.79</text:p>
          </table:table-cell>
          <table:table-cell office:value-type="float" office:value="1120.483764602" calcext:value-type="float">
            <text:p>1120.483764602</text:p>
          </table:table-cell>
          <table:table-cell office:value-type="float" office:value="1120.678458007" calcext:value-type="float">
            <text:p>1120.678458007</text:p>
          </table:table-cell>
          <table:table-cell table:formula="of:=MAX([.C68]-[.D68];[.C68]-[.E68])" office:value-type="float" office:value="0.306235397999899" calcext:value-type="float">
            <text:p>0.306235397999899</text:p>
          </table:table-cell>
          <table:table-cell office:value-type="float" office:value="261" calcext:value-type="float">
            <text:p>261</text:p>
          </table:table-cell>
          <table:table-cell table:formula="of:=[.H67]+[.G68]" office:value-type="float" office:value="17477" calcext:value-type="float">
            <text:p>17477</text:p>
          </table:table-cell>
          <table:table-cell table:formula="of:=[.H68]" office:value-type="float" office:value="17477" calcext:value-type="float">
            <text:p>17477</text:p>
          </table:table-cell>
          <table:table-cell office:value-type="float" office:value="1207" calcext:value-type="float">
            <text:p>1207</text:p>
          </table:table-cell>
          <table:table-cell table:formula="of:=[.I68]/[.J68]" office:value-type="float" office:value="14.4797017398509" calcext:value-type="float">
            <text:p>14.4797017398509</text:p>
          </table:table-cell>
        </table:table-row>
        <table:table-row table:style-name="ro1">
          <table:table-cell/>
          <table:table-cell office:value-type="string" calcext:value-type="string">
            <text:p>{"/":"QmXWbWWriAGMLpbhBU2VLBB9QVPBvx7JsMwNfJaJyXExfP"}</text:p>
          </table:table-cell>
          <table:table-cell office:value-type="float" office:value="1123.88" calcext:value-type="float">
            <text:p>1123.88</text:p>
          </table:table-cell>
          <table:table-cell office:value-type="float" office:value="1123.552912328" calcext:value-type="float">
            <text:p>1123.552912328</text:p>
          </table:table-cell>
          <table:table-cell office:value-type="float" office:value="1123.747696373" calcext:value-type="float">
            <text:p>1123.747696373</text:p>
          </table:table-cell>
          <table:table-cell table:formula="of:=MAX([.C69]-[.D69];[.C69]-[.E69])" office:value-type="float" office:value="0.327087672000061" calcext:value-type="float">
            <text:p>0.327087672000061</text:p>
          </table:table-cell>
          <table:table-cell office:value-type="float" office:value="261" calcext:value-type="float">
            <text:p>261</text:p>
          </table:table-cell>
          <table:table-cell table:formula="of:=[.H68]+[.G69]" office:value-type="float" office:value="17738" calcext:value-type="float">
            <text:p>17738</text:p>
          </table:table-cell>
          <table:table-cell table:formula="of:=[.H69]" office:value-type="float" office:value="17738" calcext:value-type="float">
            <text:p>17738</text:p>
          </table:table-cell>
          <table:table-cell office:value-type="float" office:value="1223" calcext:value-type="float">
            <text:p>1223</text:p>
          </table:table-cell>
          <table:table-cell table:formula="of:=[.I69]/[.J69]" office:value-type="float" office:value="14.5036794766966" calcext:value-type="float">
            <text:p>14.5036794766966</text:p>
          </table:table-cell>
        </table:table-row>
        <table:table-row table:style-name="ro1">
          <table:table-cell/>
          <table:table-cell office:value-type="string" calcext:value-type="string">
            <text:p>{"/":"QmQ364mcfxn81NEPV1dGZhbh2xQ3fCVAVa2EmGkDyaY6qz"}</text:p>
          </table:table-cell>
          <table:table-cell office:value-type="float" office:value="1126.97" calcext:value-type="float">
            <text:p>1126.97</text:p>
          </table:table-cell>
          <table:table-cell office:value-type="float" office:value="1126.656467448" calcext:value-type="float">
            <text:p>1126.656467448</text:p>
          </table:table-cell>
          <table:table-cell office:value-type="float" office:value="1126.845705137" calcext:value-type="float">
            <text:p>1126.845705137</text:p>
          </table:table-cell>
          <table:table-cell table:formula="of:=MAX([.C70]-[.D70];[.C70]-[.E70])" office:value-type="float" office:value="0.31353255199997" calcext:value-type="float">
            <text:p>0.31353255199997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7999" calcext:value-type="float">
            <text:p>17999</text:p>
          </table:table-cell>
          <table:table-cell table:formula="of:=[.H70]" office:value-type="float" office:value="17999" calcext:value-type="float">
            <text:p>17999</text:p>
          </table:table-cell>
          <table:table-cell office:value-type="float" office:value="1239" calcext:value-type="float">
            <text:p>1239</text:p>
          </table:table-cell>
          <table:table-cell table:formula="of:=[.I70]/[.J70]" office:value-type="float" office:value="14.5270379338176" calcext:value-type="float">
            <text:p>14.5270379338176</text:p>
          </table:table-cell>
        </table:table-row>
        <table:table-row table:style-name="ro1">
          <table:table-cell/>
          <table:table-cell office:value-type="string" calcext:value-type="string">
            <text:p>{"/":"QmaG1tRUiWbpWGrtvwstFH5bJKoXM1uQrQBkNCu9QHrs3Y"}</text:p>
          </table:table-cell>
          <table:table-cell office:value-type="float" office:value="1130.15" calcext:value-type="float">
            <text:p>1130.15</text:p>
          </table:table-cell>
          <table:table-cell office:value-type="float" office:value="1129.840400698" calcext:value-type="float">
            <text:p>1129.840400698</text:p>
          </table:table-cell>
          <table:table-cell office:value-type="float" office:value="1130.034715107" calcext:value-type="float">
            <text:p>1130.034715107</text:p>
          </table:table-cell>
          <table:table-cell table:formula="of:=MAX([.C71]-[.D71];[.C71]-[.E71])" office:value-type="float" office:value="0.309599302000151" calcext:value-type="float">
            <text:p>0.309599302000151</text:p>
          </table:table-cell>
          <table:table-cell office:value-type="float" office:value="261" calcext:value-type="float">
            <text:p>261</text:p>
          </table:table-cell>
          <table:table-cell table:formula="of:=[.H70]+[.G71]" office:value-type="float" office:value="18260" calcext:value-type="float">
            <text:p>18260</text:p>
          </table:table-cell>
          <table:table-cell table:formula="of:=[.H71]" office:value-type="float" office:value="18260" calcext:value-type="float">
            <text:p>18260</text:p>
          </table:table-cell>
          <table:table-cell office:value-type="float" office:value="1255" calcext:value-type="float">
            <text:p>1255</text:p>
          </table:table-cell>
          <table:table-cell table:formula="of:=[.I71]/[.J71]" office:value-type="float" office:value="14.5498007968128" calcext:value-type="float">
            <text:p>14.5498007968128</text:p>
          </table:table-cell>
        </table:table-row>
        <table:table-row table:style-name="ro1">
          <table:table-cell/>
          <table:table-cell office:value-type="string" calcext:value-type="string">
            <text:p>{"/":"QmcsosK2GqyTZaQjUSiYrcGXxbAokHMC9ECmHT55SbyAzU"}</text:p>
          </table:table-cell>
          <table:table-cell office:value-type="float" office:value="1133.23" calcext:value-type="float">
            <text:p>1133.23</text:p>
          </table:table-cell>
          <table:table-cell office:value-type="float" office:value="1132.92095388" calcext:value-type="float">
            <text:p>1132.92095388</text:p>
          </table:table-cell>
          <table:table-cell office:value-type="float" office:value="1133.126935341" calcext:value-type="float">
            <text:p>1133.126935341</text:p>
          </table:table-cell>
          <table:table-cell table:formula="of:=MAX([.C72]-[.D72];[.C72]-[.E72])" office:value-type="float" office:value="0.309046119999948" calcext:value-type="float">
            <text:p>0.309046119999948</text:p>
          </table:table-cell>
          <table:table-cell office:value-type="float" office:value="261" calcext:value-type="float">
            <text:p>261</text:p>
          </table:table-cell>
          <table:table-cell table:formula="of:=[.H71]+[.G72]" office:value-type="float" office:value="18521" calcext:value-type="float">
            <text:p>18521</text:p>
          </table:table-cell>
          <table:table-cell table:formula="of:=[.H72]" office:value-type="float" office:value="18521" calcext:value-type="float">
            <text:p>18521</text:p>
          </table:table-cell>
          <table:table-cell office:value-type="float" office:value="1271" calcext:value-type="float">
            <text:p>1271</text:p>
          </table:table-cell>
          <table:table-cell table:formula="of:=[.I72]/[.J72]" office:value-type="float" office:value="14.5719905586153" calcext:value-type="float">
            <text:p>14.5719905586153</text:p>
          </table:table-cell>
        </table:table-row>
        <table:table-row table:style-name="ro1">
          <table:table-cell/>
          <table:table-cell office:value-type="string" calcext:value-type="string">
            <text:p>{"/":"QmNPkvHhabRbji883B9KMhbSHQkT1jmjeGTP8F4KAuEq4e"}</text:p>
          </table:table-cell>
          <table:table-cell office:value-type="float" office:value="1136.3" calcext:value-type="float">
            <text:p>1136.3</text:p>
          </table:table-cell>
          <table:table-cell office:value-type="float" office:value="1135.973113943" calcext:value-type="float">
            <text:p>1135.973113943</text:p>
          </table:table-cell>
          <table:table-cell office:value-type="float" office:value="1136.196268175" calcext:value-type="float">
            <text:p>1136.196268175</text:p>
          </table:table-cell>
          <table:table-cell table:formula="of:=MAX([.C73]-[.D73];[.C73]-[.E73])" office:value-type="float" office:value="0.326886056999911" calcext:value-type="float">
            <text:p>0.326886056999911</text:p>
          </table:table-cell>
          <table:table-cell office:value-type="float" office:value="261" calcext:value-type="float">
            <text:p>261</text:p>
          </table:table-cell>
          <table:table-cell table:formula="of:=[.H72]+[.G73]" office:value-type="float" office:value="18782" calcext:value-type="float">
            <text:p>18782</text:p>
          </table:table-cell>
          <table:table-cell table:formula="of:=[.H73]" office:value-type="float" office:value="18782" calcext:value-type="float">
            <text:p>18782</text:p>
          </table:table-cell>
          <table:table-cell office:value-type="float" office:value="1287" calcext:value-type="float">
            <text:p>1287</text:p>
          </table:table-cell>
          <table:table-cell table:formula="of:=[.I73]/[.J73]" office:value-type="float" office:value="14.5936285936286" calcext:value-type="float">
            <text:p>14.5936285936286</text:p>
          </table:table-cell>
        </table:table-row>
        <table:table-row table:style-name="ro1">
          <table:table-cell/>
          <table:table-cell office:value-type="string" calcext:value-type="string">
            <text:p>{"/":"QmSGFrETig3tdPpsBCdQfpcJUbgmsFMaRdDgmeckV12LLE"}</text:p>
          </table:table-cell>
          <table:table-cell office:value-type="float" office:value="1139.4" calcext:value-type="float">
            <text:p>1139.4</text:p>
          </table:table-cell>
          <table:table-cell office:value-type="float" office:value="1139.116503279" calcext:value-type="float">
            <text:p>1139.116503279</text:p>
          </table:table-cell>
          <table:table-cell office:value-type="float" office:value="1139.288586683" calcext:value-type="float">
            <text:p>1139.288586683</text:p>
          </table:table-cell>
          <table:table-cell table:formula="of:=MAX([.C74]-[.D74];[.C74]-[.E74])" office:value-type="float" office:value="0.28349672100012" calcext:value-type="float">
            <text:p>0.28349672100012</text:p>
          </table:table-cell>
          <table:table-cell office:value-type="float" office:value="261" calcext:value-type="float">
            <text:p>261</text:p>
          </table:table-cell>
          <table:table-cell table:formula="of:=[.H73]+[.G74]" office:value-type="float" office:value="19043" calcext:value-type="float">
            <text:p>19043</text:p>
          </table:table-cell>
          <table:table-cell table:formula="of:=[.H74]" office:value-type="float" office:value="19043" calcext:value-type="float">
            <text:p>19043</text:p>
          </table:table-cell>
          <table:table-cell office:value-type="float" office:value="1303" calcext:value-type="float">
            <text:p>1303</text:p>
          </table:table-cell>
          <table:table-cell table:formula="of:=[.I74]/[.J74]" office:value-type="float" office:value="14.6147352264006" calcext:value-type="float">
            <text:p>14.6147352264006</text:p>
          </table:table-cell>
        </table:table-row>
        <table:table-row table:style-name="ro1">
          <table:table-cell/>
          <table:table-cell office:value-type="string" calcext:value-type="string">
            <text:p>{"/":"QmWVcNsCLe8utYKnZ7FGhBTUmMPTAx4JaT1pNs1j6aN9rM"}</text:p>
          </table:table-cell>
          <table:table-cell office:value-type="float" office:value="1142.48" calcext:value-type="float">
            <text:p>1142.48</text:p>
          </table:table-cell>
          <table:table-cell office:value-type="float" office:value="1142.19751972" calcext:value-type="float">
            <text:p>1142.19751972</text:p>
          </table:table-cell>
          <table:table-cell office:value-type="float" office:value="1142.375083225" calcext:value-type="float">
            <text:p>1142.375083225</text:p>
          </table:table-cell>
          <table:table-cell table:formula="of:=MAX([.C75]-[.D75];[.C75]-[.E75])" office:value-type="float" office:value="0.282480280000073" calcext:value-type="float">
            <text:p>0.282480280000073</text:p>
          </table:table-cell>
          <table:table-cell office:value-type="float" office:value="261" calcext:value-type="float">
            <text:p>261</text:p>
          </table:table-cell>
          <table:table-cell table:formula="of:=[.H74]+[.G75]" office:value-type="float" office:value="19304" calcext:value-type="float">
            <text:p>19304</text:p>
          </table:table-cell>
          <table:table-cell table:formula="of:=[.H75]" office:value-type="float" office:value="19304" calcext:value-type="float">
            <text:p>19304</text:p>
          </table:table-cell>
          <table:table-cell office:value-type="float" office:value="1319" calcext:value-type="float">
            <text:p>1319</text:p>
          </table:table-cell>
          <table:table-cell table:formula="of:=[.I75]/[.J75]" office:value-type="float" office:value="14.6353297952995" calcext:value-type="float">
            <text:p>14.6353297952995</text:p>
          </table:table-cell>
        </table:table-row>
        <table:table-row table:style-name="ro1">
          <table:table-cell/>
          <table:table-cell office:value-type="string" calcext:value-type="string">
            <text:p>{"/":"QmZufExWGirtTpP6f1ohyCV9K8DytYM22TtsvAWYo4we9D"}</text:p>
          </table:table-cell>
          <table:table-cell office:value-type="float" office:value="1145.57" calcext:value-type="float">
            <text:p>1145.57</text:p>
          </table:table-cell>
          <table:table-cell office:value-type="float" office:value="1145.266620147" calcext:value-type="float">
            <text:p>1145.266620147</text:p>
          </table:table-cell>
          <table:table-cell office:value-type="float" office:value="1145.478546283" calcext:value-type="float">
            <text:p>1145.478546283</text:p>
          </table:table-cell>
          <table:table-cell table:formula="of:=MAX([.C76]-[.D76];[.C76]-[.E76])" office:value-type="float" office:value="0.303379853000024" calcext:value-type="float">
            <text:p>0.303379853000024</text:p>
          </table:table-cell>
          <table:table-cell office:value-type="float" office:value="261" calcext:value-type="float">
            <text:p>261</text:p>
          </table:table-cell>
          <table:table-cell table:formula="of:=[.H75]+[.G76]" office:value-type="float" office:value="19565" calcext:value-type="float">
            <text:p>19565</text:p>
          </table:table-cell>
          <table:table-cell table:formula="of:=[.H76]" office:value-type="float" office:value="19565" calcext:value-type="float">
            <text:p>19565</text:p>
          </table:table-cell>
          <table:table-cell office:value-type="float" office:value="1335" calcext:value-type="float">
            <text:p>1335</text:p>
          </table:table-cell>
          <table:table-cell table:formula="of:=[.I76]/[.J76]" office:value-type="float" office:value="14.6554307116105" calcext:value-type="float">
            <text:p>14.6554307116105</text:p>
          </table:table-cell>
        </table:table-row>
        <table:table-row table:style-name="ro1">
          <table:table-cell/>
          <table:table-cell office:value-type="string" calcext:value-type="string">
            <text:p>{"/":"QmUXZQk7dVZtm7pRU5u61U861t2LU513CvwVyoFrbu8nwB"}</text:p>
          </table:table-cell>
          <table:table-cell office:value-type="float" office:value="1148.66" calcext:value-type="float">
            <text:p>1148.66</text:p>
          </table:table-cell>
          <table:table-cell office:value-type="float" office:value="1148.370183224" calcext:value-type="float">
            <text:p>1148.370183224</text:p>
          </table:table-cell>
          <table:table-cell office:value-type="float" office:value="1148.547948937" calcext:value-type="float">
            <text:p>1148.547948937</text:p>
          </table:table-cell>
          <table:table-cell table:formula="of:=MAX([.C77]-[.D77];[.C77]-[.E77])" office:value-type="float" office:value="0.28981677600018" calcext:value-type="float">
            <text:p>0.28981677600018</text:p>
          </table:table-cell>
          <table:table-cell office:value-type="float" office:value="261" calcext:value-type="float">
            <text:p>261</text:p>
          </table:table-cell>
          <table:table-cell table:formula="of:=[.H76]+[.G77]" office:value-type="float" office:value="19826" calcext:value-type="float">
            <text:p>19826</text:p>
          </table:table-cell>
          <table:table-cell table:formula="of:=[.H77]" office:value-type="float" office:value="19826" calcext:value-type="float">
            <text:p>19826</text:p>
          </table:table-cell>
          <table:table-cell office:value-type="float" office:value="1351" calcext:value-type="float">
            <text:p>1351</text:p>
          </table:table-cell>
          <table:table-cell table:formula="of:=[.I77]/[.J77]" office:value-type="float" office:value="14.6750555144338" calcext:value-type="float">
            <text:p>14.6750555144338</text:p>
          </table:table-cell>
        </table:table-row>
        <table:table-row table:style-name="ro1">
          <table:table-cell/>
          <table:table-cell office:value-type="string" calcext:value-type="string">
            <text:p>{"/":"QmYPJdB6fbd3t6Vn1ec4Fi1necZ9yxfQXd2Lvz6MTh3Hy9"}</text:p>
          </table:table-cell>
          <table:table-cell office:value-type="float" office:value="1151.73" calcext:value-type="float">
            <text:p>1151.73</text:p>
          </table:table-cell>
          <table:table-cell office:value-type="float" office:value="1151.444988655" calcext:value-type="float">
            <text:p>1151.444988655</text:p>
          </table:table-cell>
          <table:table-cell office:value-type="float" office:value="1151.611536781" calcext:value-type="float">
            <text:p>1151.611536781</text:p>
          </table:table-cell>
          <table:table-cell table:formula="of:=MAX([.C78]-[.D78];[.C78]-[.E78])" office:value-type="float" office:value="0.28501134499993" calcext:value-type="float">
            <text:p>0.28501134499993</text:p>
          </table:table-cell>
          <table:table-cell office:value-type="float" office:value="261" calcext:value-type="float">
            <text:p>261</text:p>
          </table:table-cell>
          <table:table-cell table:formula="of:=[.H77]+[.G78]" office:value-type="float" office:value="20087" calcext:value-type="float">
            <text:p>20087</text:p>
          </table:table-cell>
          <table:table-cell table:formula="of:=[.H78]" office:value-type="float" office:value="20087" calcext:value-type="float">
            <text:p>20087</text:p>
          </table:table-cell>
          <table:table-cell office:value-type="float" office:value="1367" calcext:value-type="float">
            <text:p>1367</text:p>
          </table:table-cell>
          <table:table-cell table:formula="of:=[.I78]/[.J78]" office:value-type="float" office:value="14.6942209217264" calcext:value-type="float">
            <text:p>14.6942209217264</text:p>
          </table:table-cell>
        </table:table-row>
        <table:table-row table:style-name="ro1">
          <table:table-cell/>
          <table:table-cell office:value-type="string" calcext:value-type="string">
            <text:p>{"/":"QmZknt1rbwuzMC7MDerEpg74XXdU92RAnGCh2T1qATLNXd"}</text:p>
          </table:table-cell>
          <table:table-cell office:value-type="float" office:value="1154.83" calcext:value-type="float">
            <text:p>1154.83</text:p>
          </table:table-cell>
          <table:table-cell office:value-type="float" office:value="1154.520364912" calcext:value-type="float">
            <text:p>1154.520364912</text:p>
          </table:table-cell>
          <table:table-cell office:value-type="float" office:value="1154.715162642" calcext:value-type="float">
            <text:p>1154.715162642</text:p>
          </table:table-cell>
          <table:table-cell table:formula="of:=MAX([.C79]-[.D79];[.C79]-[.E79])" office:value-type="float" office:value="0.309635087999823" calcext:value-type="float">
            <text:p>0.309635087999823</text:p>
          </table:table-cell>
          <table:table-cell office:value-type="float" office:value="261" calcext:value-type="float">
            <text:p>261</text:p>
          </table:table-cell>
          <table:table-cell table:formula="of:=[.H78]+[.G79]" office:value-type="float" office:value="20348" calcext:value-type="float">
            <text:p>20348</text:p>
          </table:table-cell>
          <table:table-cell table:formula="of:=[.H79]" office:value-type="float" office:value="20348" calcext:value-type="float">
            <text:p>20348</text:p>
          </table:table-cell>
          <table:table-cell office:value-type="float" office:value="1383" calcext:value-type="float">
            <text:p>1383</text:p>
          </table:table-cell>
          <table:table-cell table:formula="of:=[.I79]/[.J79]" office:value-type="float" office:value="14.7129428778019" calcext:value-type="float">
            <text:p>14.7129428778019</text:p>
          </table:table-cell>
        </table:table-row>
        <table:table-row table:style-name="ro1">
          <table:table-cell/>
          <table:table-cell office:value-type="string" calcext:value-type="string">
            <text:p>{"/":"QmUqtpmdHdfwpi4mWWTgWfzBCH8Vipku3osRWJT2YjoS3Y"}</text:p>
          </table:table-cell>
          <table:table-cell office:value-type="float" office:value="1157.91" calcext:value-type="float">
            <text:p>1157.91</text:p>
          </table:table-cell>
          <table:table-cell office:value-type="float" office:value="1157.606719337" calcext:value-type="float">
            <text:p>1157.606719337</text:p>
          </table:table-cell>
          <table:table-cell office:value-type="float" office:value="1157.801616619" calcext:value-type="float">
            <text:p>1157.801616619</text:p>
          </table:table-cell>
          <table:table-cell table:formula="of:=MAX([.C80]-[.D80];[.C80]-[.E80])" office:value-type="float" office:value="0.303280663000123" calcext:value-type="float">
            <text:p>0.303280663000123</text:p>
          </table:table-cell>
          <table:table-cell office:value-type="float" office:value="261" calcext:value-type="float">
            <text:p>261</text:p>
          </table:table-cell>
          <table:table-cell table:formula="of:=[.H79]+[.G80]" office:value-type="float" office:value="20609" calcext:value-type="float">
            <text:p>20609</text:p>
          </table:table-cell>
          <table:table-cell table:formula="of:=[.H80]" office:value-type="float" office:value="20609" calcext:value-type="float">
            <text:p>20609</text:p>
          </table:table-cell>
          <table:table-cell office:value-type="float" office:value="1399" calcext:value-type="float">
            <text:p>1399</text:p>
          </table:table-cell>
          <table:table-cell table:formula="of:=[.I80]/[.J80]" office:value-type="float" office:value="14.7312365975697" calcext:value-type="float">
            <text:p>14.7312365975697</text:p>
          </table:table-cell>
        </table:table-row>
        <table:table-row table:style-name="ro1">
          <table:table-cell/>
          <table:table-cell office:value-type="string" calcext:value-type="string">
            <text:p>{"/":"QmeGLjYSZUKHeS9S3u4rt51BSb2TYmGGTTUFCLC6mejX1m"}</text:p>
          </table:table-cell>
          <table:table-cell office:value-type="float" office:value="1160.98" calcext:value-type="float">
            <text:p>1160.98</text:p>
          </table:table-cell>
          <table:table-cell office:value-type="float" office:value="1160.6816967" calcext:value-type="float">
            <text:p>1160.6816967</text:p>
          </table:table-cell>
          <table:table-cell office:value-type="float" office:value="1160.893648187" calcext:value-type="float">
            <text:p>1160.893648187</text:p>
          </table:table-cell>
          <table:table-cell table:formula="of:=MAX([.C81]-[.D81];[.C81]-[.E81])" office:value-type="float" office:value="0.298303300000043" calcext:value-type="float">
            <text:p>0.298303300000043</text:p>
          </table:table-cell>
          <table:table-cell office:value-type="float" office:value="261" calcext:value-type="float">
            <text:p>261</text:p>
          </table:table-cell>
          <table:table-cell table:formula="of:=[.H80]+[.G81]" office:value-type="float" office:value="20870" calcext:value-type="float">
            <text:p>20870</text:p>
          </table:table-cell>
          <table:table-cell table:formula="of:=[.H81]" office:value-type="float" office:value="20870" calcext:value-type="float">
            <text:p>20870</text:p>
          </table:table-cell>
          <table:table-cell office:value-type="float" office:value="1415" calcext:value-type="float">
            <text:p>1415</text:p>
          </table:table-cell>
          <table:table-cell table:formula="of:=[.I81]/[.J81]" office:value-type="float" office:value="14.7491166077739" calcext:value-type="float">
            <text:p>14.7491166077739</text:p>
          </table:table-cell>
        </table:table-row>
        <table:table-row table:style-name="ro1">
          <table:table-cell/>
          <table:table-cell office:value-type="string" calcext:value-type="string">
            <text:p>{"/":"QmRxa4k1ZQ9MN2smSdYvFmBbh5sRVH9XSaB7aWgeboFzPG"}</text:p>
          </table:table-cell>
          <table:table-cell office:value-type="float" office:value="1164.09" calcext:value-type="float">
            <text:p>1164.09</text:p>
          </table:table-cell>
          <table:table-cell office:value-type="float" office:value="1163.790985011" calcext:value-type="float">
            <text:p>1163.790985011</text:p>
          </table:table-cell>
          <table:table-cell office:value-type="float" office:value="1163.986118169" calcext:value-type="float">
            <text:p>1163.986118169</text:p>
          </table:table-cell>
          <table:table-cell table:formula="of:=MAX([.C82]-[.D82];[.C82]-[.E82])" office:value-type="float" office:value="0.299014988999943" calcext:value-type="float">
            <text:p>0.29901498899994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1131" calcext:value-type="float">
            <text:p>21131</text:p>
          </table:table-cell>
          <table:table-cell table:formula="of:=[.H82]" office:value-type="float" office:value="21131" calcext:value-type="float">
            <text:p>21131</text:p>
          </table:table-cell>
          <table:table-cell office:value-type="float" office:value="1431" calcext:value-type="float">
            <text:p>1431</text:p>
          </table:table-cell>
          <table:table-cell table:formula="of:=[.I82]/[.J82]" office:value-type="float" office:value="14.7665967854647" calcext:value-type="float">
            <text:p>14.7665967854647</text:p>
          </table:table-cell>
        </table:table-row>
        <table:table-row table:style-name="ro1">
          <table:table-cell/>
          <table:table-cell office:value-type="string" calcext:value-type="string">
            <text:p>{"/":"QmRoLBm9oK6H2tk1A6WxEjj5TGaKtY5BR1EKf9y4vrX5uP"}</text:p>
          </table:table-cell>
          <table:table-cell office:value-type="float" office:value="1167.18" calcext:value-type="float">
            <text:p>1167.18</text:p>
          </table:table-cell>
          <table:table-cell office:value-type="float" office:value="1166.89142481" calcext:value-type="float">
            <text:p>1166.89142481</text:p>
          </table:table-cell>
          <table:table-cell office:value-type="float" office:value="1167.147021603" calcext:value-type="float">
            <text:p>1167.147021603</text:p>
          </table:table-cell>
          <table:table-cell table:formula="of:=MAX([.C83]-[.D83];[.C83]-[.E83])" office:value-type="float" office:value="0.288575190000074" calcext:value-type="float">
            <text:p>0.288575190000074</text:p>
          </table:table-cell>
          <table:table-cell office:value-type="float" office:value="261" calcext:value-type="float">
            <text:p>261</text:p>
          </table:table-cell>
          <table:table-cell table:formula="of:=[.H82]+[.G83]" office:value-type="float" office:value="21392" calcext:value-type="float">
            <text:p>21392</text:p>
          </table:table-cell>
          <table:table-cell table:formula="of:=[.H83]" office:value-type="float" office:value="21392" calcext:value-type="float">
            <text:p>21392</text:p>
          </table:table-cell>
          <table:table-cell office:value-type="float" office:value="1447" calcext:value-type="float">
            <text:p>1447</text:p>
          </table:table-cell>
          <table:table-cell table:formula="of:=[.I83]/[.J83]" office:value-type="float" office:value="14.7836903939185" calcext:value-type="float">
            <text:p>14.7836903939185</text:p>
          </table:table-cell>
        </table:table-row>
        <table:table-row table:style-name="ro1">
          <table:table-cell/>
          <table:table-cell office:value-type="string" calcext:value-type="string">
            <text:p>{"/":"QmbVKS5aWdN2ToZs2gFSKPNp94VRuFDFepaYbCXSSznvuG"}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169.958211472" calcext:value-type="float">
            <text:p>1169.958211472</text:p>
          </table:table-cell>
          <table:table-cell office:value-type="float" office:value="1170.158821849" calcext:value-type="float">
            <text:p>1170.158821849</text:p>
          </table:table-cell>
          <table:table-cell table:formula="of:=MAX([.C84]-[.D84];[.C84]-[.E84])" office:value-type="float" office:value="0.311788528000079" calcext:value-type="float">
            <text:p>0.311788528000079</text:p>
          </table:table-cell>
          <table:table-cell office:value-type="float" office:value="261" calcext:value-type="float">
            <text:p>261</text:p>
          </table:table-cell>
          <table:table-cell table:formula="of:=[.H83]+[.G84]" office:value-type="float" office:value="21653" calcext:value-type="float">
            <text:p>21653</text:p>
          </table:table-cell>
          <table:table-cell table:formula="of:=[.H84]" office:value-type="float" office:value="21653" calcext:value-type="float">
            <text:p>21653</text:p>
          </table:table-cell>
          <table:table-cell office:value-type="float" office:value="1463" calcext:value-type="float">
            <text:p>1463</text:p>
          </table:table-cell>
          <table:table-cell table:formula="of:=[.I84]/[.J84]" office:value-type="float" office:value="14.8004101161996" calcext:value-type="float">
            <text:p>14.8004101161996</text:p>
          </table:table-cell>
        </table:table-row>
        <table:table-row table:style-name="ro1">
          <table:table-cell/>
          <table:table-cell office:value-type="string" calcext:value-type="string">
            <text:p>{"/":"QmXRF7tdttE8UZPdq9ns3HHbtxjQxv5b6Mb9HvyiULzMv9"}</text:p>
          </table:table-cell>
          <table:table-cell office:value-type="float" office:value="1173.37" calcext:value-type="float">
            <text:p>1173.37</text:p>
          </table:table-cell>
          <table:table-cell office:value-type="float" office:value="1173.050237974" calcext:value-type="float">
            <text:p>1173.050237974</text:p>
          </table:table-cell>
          <table:table-cell office:value-type="float" office:value="1173.239653047" calcext:value-type="float">
            <text:p>1173.239653047</text:p>
          </table:table-cell>
          <table:table-cell table:formula="of:=MAX([.C85]-[.D85];[.C85]-[.E85])" office:value-type="float" office:value="0.319762025999808" calcext:value-type="float">
            <text:p>0.319762025999808</text:p>
          </table:table-cell>
          <table:table-cell office:value-type="float" office:value="261" calcext:value-type="float">
            <text:p>261</text:p>
          </table:table-cell>
          <table:table-cell table:formula="of:=[.H84]+[.G85]" office:value-type="float" office:value="21914" calcext:value-type="float">
            <text:p>21914</text:p>
          </table:table-cell>
          <table:table-cell table:formula="of:=[.H85]" office:value-type="float" office:value="21914" calcext:value-type="float">
            <text:p>21914</text:p>
          </table:table-cell>
          <table:table-cell office:value-type="float" office:value="1479" calcext:value-type="float">
            <text:p>1479</text:p>
          </table:table-cell>
          <table:table-cell table:formula="of:=[.I85]/[.J85]" office:value-type="float" office:value="14.816768086545" calcext:value-type="float">
            <text:p>14.816768086545</text:p>
          </table:table-cell>
        </table:table-row>
        <table:table-row table:style-name="ro1">
          <table:table-cell/>
          <table:table-cell office:value-type="string" calcext:value-type="string">
            <text:p>{"/":"QmZgRq8EJWCLH9JgzrDCLRLUbmNUDpPscGXWC2jQJotGEx"}</text:p>
          </table:table-cell>
          <table:table-cell office:value-type="float" office:value="1176.45" calcext:value-type="float">
            <text:p>1176.45</text:p>
          </table:table-cell>
          <table:table-cell office:value-type="float" office:value="1176.159544195" calcext:value-type="float">
            <text:p>1176.159544195</text:p>
          </table:table-cell>
          <table:table-cell office:value-type="float" office:value="1176.331916943" calcext:value-type="float">
            <text:p>1176.331916943</text:p>
          </table:table-cell>
          <table:table-cell table:formula="of:=MAX([.C86]-[.D86];[.C86]-[.E86])" office:value-type="float" office:value="0.290455804999965" calcext:value-type="float">
            <text:p>0.290455804999965</text:p>
          </table:table-cell>
          <table:table-cell office:value-type="float" office:value="261" calcext:value-type="float">
            <text:p>261</text:p>
          </table:table-cell>
          <table:table-cell table:formula="of:=[.H85]+[.G86]" office:value-type="float" office:value="22175" calcext:value-type="float">
            <text:p>22175</text:p>
          </table:table-cell>
          <table:table-cell table:formula="of:=[.H86]" office:value-type="float" office:value="22175" calcext:value-type="float">
            <text:p>22175</text:p>
          </table:table-cell>
          <table:table-cell office:value-type="float" office:value="1495" calcext:value-type="float">
            <text:p>1495</text:p>
          </table:table-cell>
          <table:table-cell table:formula="of:=[.I86]/[.J86]" office:value-type="float" office:value="14.8327759197324" calcext:value-type="float">
            <text:p>14.8327759197324</text:p>
          </table:table-cell>
        </table:table-row>
        <table:table-row table:style-name="ro1">
          <table:table-cell/>
          <table:table-cell office:value-type="string" calcext:value-type="string">
            <text:p>{"/":"QmfPsgk6eooT2rVssyAtepAeVAZA2pzuWgpyjM9ALTbkZk"}</text:p>
          </table:table-cell>
          <table:table-cell office:value-type="float" office:value="1179.53" calcext:value-type="float">
            <text:p>1179.53</text:p>
          </table:table-cell>
          <table:table-cell office:value-type="float" office:value="1179.234529124" calcext:value-type="float">
            <text:p>1179.234529124</text:p>
          </table:table-cell>
          <table:table-cell office:value-type="float" office:value="1179.424122787" calcext:value-type="float">
            <text:p>1179.424122787</text:p>
          </table:table-cell>
          <table:table-cell table:formula="of:=MAX([.C87]-[.D87];[.C87]-[.E87])" office:value-type="float" office:value="0.295470876000081" calcext:value-type="float">
            <text:p>0.295470876000081</text:p>
          </table:table-cell>
          <table:table-cell office:value-type="float" office:value="261" calcext:value-type="float">
            <text:p>261</text:p>
          </table:table-cell>
          <table:table-cell table:formula="of:=[.H86]+[.G87]" office:value-type="float" office:value="22436" calcext:value-type="float">
            <text:p>22436</text:p>
          </table:table-cell>
          <table:table-cell table:formula="of:=[.H87]" office:value-type="float" office:value="22436" calcext:value-type="float">
            <text:p>22436</text:p>
          </table:table-cell>
          <table:table-cell office:value-type="float" office:value="1511" calcext:value-type="float">
            <text:p>1511</text:p>
          </table:table-cell>
          <table:table-cell table:formula="of:=[.I87]/[.J87]" office:value-type="float" office:value="14.8484447385837" calcext:value-type="float">
            <text:p>14.8484447385837</text:p>
          </table:table-cell>
        </table:table-row>
        <table:table-row table:style-name="ro1">
          <table:table-cell/>
          <table:table-cell office:value-type="string" calcext:value-type="string">
            <text:p>{"/":"QmNUe9WxQxkazFNPFkdPHcu4LFM1y1xqS61Yibpgv33nAC"}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1182.343689073" calcext:value-type="float">
            <text:p>1182.343689073</text:p>
          </table:table-cell>
          <table:table-cell office:value-type="float" office:value="1182.487615999" calcext:value-type="float">
            <text:p>1182.487615999</text:p>
          </table:table-cell>
          <table:table-cell table:formula="of:=MAX([.C88]-[.D88];[.C88]-[.E88])" office:value-type="float" office:value="0.27631092699994" calcext:value-type="float">
            <text:p>0.27631092699994</text:p>
          </table:table-cell>
          <table:table-cell office:value-type="float" office:value="261" calcext:value-type="float">
            <text:p>261</text:p>
          </table:table-cell>
          <table:table-cell table:formula="of:=[.H87]+[.G88]" office:value-type="float" office:value="22697" calcext:value-type="float">
            <text:p>22697</text:p>
          </table:table-cell>
          <table:table-cell table:formula="of:=[.H88]" office:value-type="float" office:value="22697" calcext:value-type="float">
            <text:p>22697</text:p>
          </table:table-cell>
          <table:table-cell office:value-type="float" office:value="1527" calcext:value-type="float">
            <text:p>1527</text:p>
          </table:table-cell>
          <table:table-cell table:formula="of:=[.I88]/[.J88]" office:value-type="float" office:value="14.863785199738" calcext:value-type="float">
            <text:p>14.863785199738</text:p>
          </table:table-cell>
        </table:table-row>
        <table:table-row table:style-name="ro1">
          <table:table-cell/>
          <table:table-cell office:value-type="string" calcext:value-type="string">
            <text:p>{"/":"QmVFsnTUzrB9pAPJcw3PRP9jPHMaJry2NP6Zrxd7NBjYFN"}</text:p>
          </table:table-cell>
          <table:table-cell office:value-type="float" office:value="1185.7" calcext:value-type="float">
            <text:p>1185.7</text:p>
          </table:table-cell>
          <table:table-cell office:value-type="float" office:value="1185.384404047" calcext:value-type="float">
            <text:p>1185.384404047</text:p>
          </table:table-cell>
          <table:table-cell office:value-type="float" office:value="1185.579721074" calcext:value-type="float">
            <text:p>1185.579721074</text:p>
          </table:table-cell>
          <table:table-cell table:formula="of:=MAX([.C89]-[.D89];[.C89]-[.E89])" office:value-type="float" office:value="0.315595952999956" calcext:value-type="float">
            <text:p>0.315595952999956</text:p>
          </table:table-cell>
          <table:table-cell office:value-type="float" office:value="261" calcext:value-type="float">
            <text:p>261</text:p>
          </table:table-cell>
          <table:table-cell table:formula="of:=[.H88]+[.G89]" office:value-type="float" office:value="22958" calcext:value-type="float">
            <text:p>22958</text:p>
          </table:table-cell>
          <table:table-cell table:formula="of:=[.H89]" office:value-type="float" office:value="22958" calcext:value-type="float">
            <text:p>22958</text:p>
          </table:table-cell>
          <table:table-cell office:value-type="float" office:value="1543" calcext:value-type="float">
            <text:p>1543</text:p>
          </table:table-cell>
          <table:table-cell table:formula="of:=[.I89]/[.J89]" office:value-type="float" office:value="14.8788075178224" calcext:value-type="float">
            <text:p>14.8788075178224</text:p>
          </table:table-cell>
        </table:table-row>
        <table:table-row table:style-name="ro1">
          <table:table-cell/>
          <table:table-cell office:value-type="string" calcext:value-type="string">
            <text:p>{"/":"QmVzhj6DzVmwWku6HAMuWqgUtmMj2uN6mZ5h71RPwm4q7f"}</text:p>
          </table:table-cell>
          <table:table-cell office:value-type="float" office:value="1188.77" calcext:value-type="float">
            <text:p>1188.77</text:p>
          </table:table-cell>
          <table:table-cell office:value-type="float" office:value="1188.488089777" calcext:value-type="float">
            <text:p>1188.488089777</text:p>
          </table:table-cell>
          <table:table-cell office:value-type="float" office:value="1188.632965178" calcext:value-type="float">
            <text:p>1188.632965178</text:p>
          </table:table-cell>
          <table:table-cell table:formula="of:=MAX([.C90]-[.D90];[.C90]-[.E90])" office:value-type="float" office:value="0.281910223000068" calcext:value-type="float">
            <text:p>0.281910223000068</text:p>
          </table:table-cell>
          <table:table-cell office:value-type="float" office:value="261" calcext:value-type="float">
            <text:p>261</text:p>
          </table:table-cell>
          <table:table-cell table:formula="of:=[.H89]+[.G90]" office:value-type="float" office:value="23219" calcext:value-type="float">
            <text:p>23219</text:p>
          </table:table-cell>
          <table:table-cell table:formula="of:=[.H90]" office:value-type="float" office:value="23219" calcext:value-type="float">
            <text:p>23219</text:p>
          </table:table-cell>
          <table:table-cell office:value-type="float" office:value="1559" calcext:value-type="float">
            <text:p>1559</text:p>
          </table:table-cell>
          <table:table-cell table:formula="of:=[.I90]/[.J90]" office:value-type="float" office:value="14.8935214881334" calcext:value-type="float">
            <text:p>14.8935214881334</text:p>
          </table:table-cell>
        </table:table-row>
        <table:table-row table:style-name="ro1">
          <table:table-cell/>
          <table:table-cell office:value-type="string" calcext:value-type="string">
            <text:p>{"/":"QmVckqHQqsbUDBUYR3kubWbFYjgPWmKHjeD6SgiRnpUhJJ"}</text:p>
          </table:table-cell>
          <table:table-cell office:value-type="float" office:value="1191.87" calcext:value-type="float">
            <text:p>1191.87</text:p>
          </table:table-cell>
          <table:table-cell office:value-type="float" office:value="1191.562967505" calcext:value-type="float">
            <text:p>1191.562967505</text:p>
          </table:table-cell>
          <table:table-cell office:value-type="float" office:value="1191.759390893" calcext:value-type="float">
            <text:p>1191.759390893</text:p>
          </table:table-cell>
          <table:table-cell table:formula="of:=MAX([.C91]-[.D91];[.C91]-[.E91])" office:value-type="float" office:value="0.30703249499993" calcext:value-type="float">
            <text:p>0.30703249499993</text:p>
          </table:table-cell>
          <table:table-cell office:value-type="float" office:value="261" calcext:value-type="float">
            <text:p>261</text:p>
          </table:table-cell>
          <table:table-cell table:formula="of:=[.H90]+[.G91]" office:value-type="float" office:value="23480" calcext:value-type="float">
            <text:p>23480</text:p>
          </table:table-cell>
          <table:table-cell table:formula="of:=[.H91]" office:value-type="float" office:value="23480" calcext:value-type="float">
            <text:p>23480</text:p>
          </table:table-cell>
          <table:table-cell office:value-type="float" office:value="1575" calcext:value-type="float">
            <text:p>1575</text:p>
          </table:table-cell>
          <table:table-cell table:formula="of:=[.I91]/[.J91]" office:value-type="float" office:value="14.9079365079365" calcext:value-type="float">
            <text:p>14.9079365079365</text:p>
          </table:table-cell>
        </table:table-row>
        <table:table-row table:style-name="ro1">
          <table:table-cell/>
          <table:table-cell office:value-type="string" calcext:value-type="string">
            <text:p>{"/":"QmPZAKnTfVvLoVbKij9zK5sGL621kvbnVNhTjHQFzBFXHr"}</text:p>
          </table:table-cell>
          <table:table-cell office:value-type="float" office:value="1194.96" calcext:value-type="float">
            <text:p>1194.96</text:p>
          </table:table-cell>
          <table:table-cell office:value-type="float" office:value="1194.655239463" calcext:value-type="float">
            <text:p>1194.655239463</text:p>
          </table:table-cell>
          <table:table-cell office:value-type="float" office:value="1194.8400875" calcext:value-type="float">
            <text:p>1194.8400875</text:p>
          </table:table-cell>
          <table:table-cell table:formula="of:=MAX([.C92]-[.D92];[.C92]-[.E92])" office:value-type="float" office:value="0.304760536999993" calcext:value-type="float">
            <text:p>0.304760536999993</text:p>
          </table:table-cell>
          <table:table-cell office:value-type="float" office:value="261" calcext:value-type="float">
            <text:p>261</text:p>
          </table:table-cell>
          <table:table-cell table:formula="of:=[.H91]+[.G92]" office:value-type="float" office:value="23741" calcext:value-type="float">
            <text:p>23741</text:p>
          </table:table-cell>
          <table:table-cell table:formula="of:=[.H92]" office:value-type="float" office:value="23741" calcext:value-type="float">
            <text:p>23741</text:p>
          </table:table-cell>
          <table:table-cell office:value-type="float" office:value="1591" calcext:value-type="float">
            <text:p>1591</text:p>
          </table:table-cell>
          <table:table-cell table:formula="of:=[.I92]/[.J92]" office:value-type="float" office:value="14.9220615964802" calcext:value-type="float">
            <text:p>14.9220615964802</text:p>
          </table:table-cell>
        </table:table-row>
        <table:table-row table:style-name="ro1">
          <table:table-cell/>
          <table:table-cell office:value-type="string" calcext:value-type="string">
            <text:p>{"/":"QmSouyNQoNE17jKuftNpe1VMY1ikp4Ndpvb7xRFX64m1gX"}</text:p>
          </table:table-cell>
          <table:table-cell office:value-type="float" office:value="1198.09" calcext:value-type="float">
            <text:p>1198.09</text:p>
          </table:table-cell>
          <table:table-cell office:value-type="float" office:value="1197.798726489" calcext:value-type="float">
            <text:p>1197.798726489</text:p>
          </table:table-cell>
          <table:table-cell office:value-type="float" office:value="1197.95513013" calcext:value-type="float">
            <text:p>1197.95513013</text:p>
          </table:table-cell>
          <table:table-cell table:formula="of:=MAX([.C93]-[.D93];[.C93]-[.E93])" office:value-type="float" office:value="0.291273510999872" calcext:value-type="float">
            <text:p>0.291273510999872</text:p>
          </table:table-cell>
          <table:table-cell office:value-type="float" office:value="261" calcext:value-type="float">
            <text:p>261</text:p>
          </table:table-cell>
          <table:table-cell table:formula="of:=[.H92]+[.G93]" office:value-type="float" office:value="24002" calcext:value-type="float">
            <text:p>24002</text:p>
          </table:table-cell>
          <table:table-cell table:formula="of:=[.H93]" office:value-type="float" office:value="24002" calcext:value-type="float">
            <text:p>24002</text:p>
          </table:table-cell>
          <table:table-cell office:value-type="float" office:value="1607" calcext:value-type="float">
            <text:p>1607</text:p>
          </table:table-cell>
          <table:table-cell table:formula="of:=[.I93]/[.J93]" office:value-type="float" office:value="14.9359054138146" calcext:value-type="float">
            <text:p>14.9359054138146</text:p>
          </table:table-cell>
        </table:table-row>
        <table:table-row table:style-name="ro1">
          <table:table-cell/>
          <table:table-cell office:value-type="string" calcext:value-type="string">
            <text:p>{"/":"QmV5uwtDFZcxXkZNeNGkWrtdm695Loqpt7LqiVrZ9U73zd"}</text:p>
          </table:table-cell>
          <table:table-cell office:value-type="float" office:value="1201.29" calcext:value-type="float">
            <text:p>1201.29</text:p>
          </table:table-cell>
          <table:table-cell office:value-type="float" office:value="1201.068167344" calcext:value-type="float">
            <text:p>1201.068167344</text:p>
          </table:table-cell>
          <table:table-cell office:value-type="float" office:value="1201.161694888" calcext:value-type="float">
            <text:p>1201.161694888</text:p>
          </table:table-cell>
          <table:table-cell table:formula="of:=MAX([.C94]-[.D94];[.C94]-[.E94])" office:value-type="float" office:value="0.221832656000061" calcext:value-type="float">
            <text:p>0.221832656000061</text:p>
          </table:table-cell>
          <table:table-cell office:value-type="float" office:value="261" calcext:value-type="float">
            <text:p>261</text:p>
          </table:table-cell>
          <table:table-cell table:formula="of:=[.H93]+[.G94]" office:value-type="float" office:value="24263" calcext:value-type="float">
            <text:p>24263</text:p>
          </table:table-cell>
          <table:table-cell table:formula="of:=[.H94]" office:value-type="float" office:value="24263" calcext:value-type="float">
            <text:p>24263</text:p>
          </table:table-cell>
          <table:table-cell office:value-type="float" office:value="1623" calcext:value-type="float">
            <text:p>1623</text:p>
          </table:table-cell>
          <table:table-cell table:formula="of:=[.I94]/[.J94]" office:value-type="float" office:value="14.9494762784966" calcext:value-type="float">
            <text:p>14.9494762784966</text:p>
          </table:table-cell>
        </table:table-row>
        <table:table-row table:style-name="ro1">
          <table:table-cell/>
          <table:table-cell office:value-type="string" calcext:value-type="string">
            <text:p>{"/":"QmeTNeq1LRGzNUTkvGZ3wfvpXWBreuyWhLZdgxmred7Wdp"}</text:p>
          </table:table-cell>
          <table:table-cell office:value-type="float" office:value="1204.36" calcext:value-type="float">
            <text:p>1204.36</text:p>
          </table:table-cell>
          <table:table-cell office:value-type="float" office:value="1204.046366832" calcext:value-type="float">
            <text:p>1204.046366832</text:p>
          </table:table-cell>
          <table:table-cell office:value-type="float" office:value="1204.24820418" calcext:value-type="float">
            <text:p>1204.24820418</text:p>
          </table:table-cell>
          <table:table-cell table:formula="of:=MAX([.C95]-[.D95];[.C95]-[.E95])" office:value-type="float" office:value="0.313633167999797" calcext:value-type="float">
            <text:p>0.313633167999797</text:p>
          </table:table-cell>
          <table:table-cell office:value-type="float" office:value="261" calcext:value-type="float">
            <text:p>261</text:p>
          </table:table-cell>
          <table:table-cell table:formula="of:=[.H94]+[.G95]" office:value-type="float" office:value="24524" calcext:value-type="float">
            <text:p>24524</text:p>
          </table:table-cell>
          <table:table-cell table:formula="of:=[.H95]" office:value-type="float" office:value="24524" calcext:value-type="float">
            <text:p>24524</text:p>
          </table:table-cell>
          <table:table-cell office:value-type="float" office:value="1639" calcext:value-type="float">
            <text:p>1639</text:p>
          </table:table-cell>
          <table:table-cell table:formula="of:=[.I95]/[.J95]" office:value-type="float" office:value="14.9627821842587" calcext:value-type="float">
            <text:p>14.9627821842587</text:p>
          </table:table-cell>
        </table:table-row>
        <table:table-row table:style-name="ro1">
          <table:table-cell/>
          <table:table-cell office:value-type="string" calcext:value-type="string">
            <text:p>{"/":"QmSMgJBjevFib4cR6monH9vv94yojBm7tYvZAcLKTYFkfx"}</text:p>
          </table:table-cell>
          <table:table-cell office:value-type="float" office:value="1207.44" calcext:value-type="float">
            <text:p>1207.44</text:p>
          </table:table-cell>
          <table:table-cell office:value-type="float" office:value="1207.126676834" calcext:value-type="float">
            <text:p>1207.126676834</text:p>
          </table:table-cell>
          <table:table-cell office:value-type="float" office:value="1207.311782897" calcext:value-type="float">
            <text:p>1207.311782897</text:p>
          </table:table-cell>
          <table:table-cell table:formula="of:=MAX([.C96]-[.D96];[.C96]-[.E96])" office:value-type="float" office:value="0.313323166000146" calcext:value-type="float">
            <text:p>0.313323166000146</text:p>
          </table:table-cell>
          <table:table-cell office:value-type="float" office:value="261" calcext:value-type="float">
            <text:p>261</text:p>
          </table:table-cell>
          <table:table-cell table:formula="of:=[.H95]+[.G96]" office:value-type="float" office:value="24785" calcext:value-type="float">
            <text:p>24785</text:p>
          </table:table-cell>
          <table:table-cell table:formula="of:=[.H96]" office:value-type="float" office:value="24785" calcext:value-type="float">
            <text:p>24785</text:p>
          </table:table-cell>
          <table:table-cell office:value-type="float" office:value="1655" calcext:value-type="float">
            <text:p>1655</text:p>
          </table:table-cell>
          <table:table-cell table:formula="of:=[.I96]/[.J96]" office:value-type="float" office:value="14.97583081571" calcext:value-type="float">
            <text:p>14.97583081571</text:p>
          </table:table-cell>
        </table:table-row>
        <table:table-row table:style-name="ro1">
          <table:table-cell/>
          <table:table-cell office:value-type="string" calcext:value-type="string">
            <text:p>{"/":"QmNcfNW2Qsyu9dTLwzp3BHVcwGU3saSe6j6UdrhFe8eqUR"}</text:p>
          </table:table-cell>
          <table:table-cell office:value-type="float" office:value="1210.53" calcext:value-type="float">
            <text:p>1210.53</text:p>
          </table:table-cell>
          <table:table-cell office:value-type="float" office:value="1210.201642907" calcext:value-type="float">
            <text:p>1210.201642907</text:p>
          </table:table-cell>
          <table:table-cell office:value-type="float" office:value="1210.398152443" calcext:value-type="float">
            <text:p>1210.398152443</text:p>
          </table:table-cell>
          <table:table-cell table:formula="of:=MAX([.C97]-[.D97];[.C97]-[.E97])" office:value-type="float" office:value="0.328357093000022" calcext:value-type="float">
            <text:p>0.328357093000022</text:p>
          </table:table-cell>
          <table:table-cell office:value-type="float" office:value="261" calcext:value-type="float">
            <text:p>261</text:p>
          </table:table-cell>
          <table:table-cell table:formula="of:=[.H96]+[.G97]" office:value-type="float" office:value="25046" calcext:value-type="float">
            <text:p>25046</text:p>
          </table:table-cell>
          <table:table-cell table:formula="of:=[.H97]" office:value-type="float" office:value="25046" calcext:value-type="float">
            <text:p>25046</text:p>
          </table:table-cell>
          <table:table-cell office:value-type="float" office:value="1671" calcext:value-type="float">
            <text:p>1671</text:p>
          </table:table-cell>
          <table:table-cell table:formula="of:=[.I97]/[.J97]" office:value-type="float" office:value="14.9886295631358" calcext:value-type="float">
            <text:p>14.9886295631358</text:p>
          </table:table-cell>
        </table:table-row>
        <table:table-row table:style-name="ro1">
          <table:table-cell/>
          <table:table-cell office:value-type="string" calcext:value-type="string">
            <text:p>{"/":"QmTJ3gmV19WfoNwiUF572QZ4Qjs7BJy3cHUCPa9qcEQoD6"}</text:p>
          </table:table-cell>
          <table:table-cell office:value-type="float" office:value="1213.62" calcext:value-type="float">
            <text:p>1213.62</text:p>
          </table:table-cell>
          <table:table-cell office:value-type="float" office:value="1213.310998156" calcext:value-type="float">
            <text:p>1213.310998156</text:p>
          </table:table-cell>
          <table:table-cell office:value-type="float" office:value="1213.496256656" calcext:value-type="float">
            <text:p>1213.496256656</text:p>
          </table:table-cell>
          <table:table-cell table:formula="of:=MAX([.C98]-[.D98];[.C98]-[.E98])" office:value-type="float" office:value="0.309001843999795" calcext:value-type="float">
            <text:p>0.309001843999795</text:p>
          </table:table-cell>
          <table:table-cell office:value-type="float" office:value="261" calcext:value-type="float">
            <text:p>261</text:p>
          </table:table-cell>
          <table:table-cell table:formula="of:=[.H97]+[.G98]" office:value-type="float" office:value="25307" calcext:value-type="float">
            <text:p>25307</text:p>
          </table:table-cell>
          <table:table-cell table:formula="of:=[.H98]" office:value-type="float" office:value="25307" calcext:value-type="float">
            <text:p>25307</text:p>
          </table:table-cell>
          <table:table-cell office:value-type="float" office:value="1687" calcext:value-type="float">
            <text:p>1687</text:p>
          </table:table-cell>
          <table:table-cell table:formula="of:=[.I98]/[.J98]" office:value-type="float" office:value="15.0011855364552" calcext:value-type="float">
            <text:p>15.0011855364552</text:p>
          </table:table-cell>
        </table:table-row>
        <table:table-row table:style-name="ro1">
          <table:table-cell/>
          <table:table-cell office:value-type="string" calcext:value-type="string">
            <text:p>{"/":"QmbZE1houpYYJbp4MzDFqGyR9epsWsqV1oXABz81UoJASG"}</text:p>
          </table:table-cell>
          <table:table-cell office:value-type="float" office:value="1216.71" calcext:value-type="float">
            <text:p>1216.71</text:p>
          </table:table-cell>
          <table:table-cell office:value-type="float" office:value="1216.380148212" calcext:value-type="float">
            <text:p>1216.380148212</text:p>
          </table:table-cell>
          <table:table-cell office:value-type="float" office:value="1216.576946965" calcext:value-type="float">
            <text:p>1216.576946965</text:p>
          </table:table-cell>
          <table:table-cell table:formula="of:=MAX([.C99]-[.D99];[.C99]-[.E99])" office:value-type="float" office:value="0.329851788000042" calcext:value-type="float">
            <text:p>0.329851788000042</text:p>
          </table:table-cell>
          <table:table-cell office:value-type="float" office:value="261" calcext:value-type="float">
            <text:p>261</text:p>
          </table:table-cell>
          <table:table-cell table:formula="of:=[.H98]+[.G99]" office:value-type="float" office:value="25568" calcext:value-type="float">
            <text:p>25568</text:p>
          </table:table-cell>
          <table:table-cell table:formula="of:=[.H99]" office:value-type="float" office:value="25568" calcext:value-type="float">
            <text:p>25568</text:p>
          </table:table-cell>
          <table:table-cell office:value-type="float" office:value="1703" calcext:value-type="float">
            <text:p>1703</text:p>
          </table:table-cell>
          <table:table-cell table:formula="of:=[.I99]/[.J99]" office:value-type="float" office:value="15.0135055783911" calcext:value-type="float">
            <text:p>15.0135055783911</text:p>
          </table:table-cell>
        </table:table-row>
        <table:table-row table:style-name="ro1">
          <table:table-cell/>
          <table:table-cell office:value-type="string" calcext:value-type="string">
            <text:p>{"/":"QmfFjsnkikDUzQJjkahG78bGAsxPYHqJDUPZt5JR9GaWq4"}</text:p>
          </table:table-cell>
          <table:table-cell office:value-type="float" office:value="1219.79" calcext:value-type="float">
            <text:p>1219.79</text:p>
          </table:table-cell>
          <table:table-cell office:value-type="float" office:value="1219.500749429" calcext:value-type="float">
            <text:p>1219.500749429</text:p>
          </table:table-cell>
          <table:table-cell office:value-type="float" office:value="1219.755007276" calcext:value-type="float">
            <text:p>1219.755007276</text:p>
          </table:table-cell>
          <table:table-cell table:formula="of:=MAX([.C100]-[.D100];[.C100]-[.E100])" office:value-type="float" office:value="0.289250570999911" calcext:value-type="float">
            <text:p>0.289250570999911</text:p>
          </table:table-cell>
          <table:table-cell office:value-type="float" office:value="261" calcext:value-type="float">
            <text:p>261</text:p>
          </table:table-cell>
          <table:table-cell table:formula="of:=[.H99]+[.G100]" office:value-type="float" office:value="25829" calcext:value-type="float">
            <text:p>25829</text:p>
          </table:table-cell>
          <table:table-cell table:formula="of:=[.H100]" office:value-type="float" office:value="25829" calcext:value-type="float">
            <text:p>25829</text:p>
          </table:table-cell>
          <table:table-cell office:value-type="float" office:value="1719" calcext:value-type="float">
            <text:p>1719</text:p>
          </table:table-cell>
          <table:table-cell table:formula="of:=[.I100]/[.J100]" office:value-type="float" office:value="15.0255962769052" calcext:value-type="float">
            <text:p>15.0255962769052</text:p>
          </table:table-cell>
        </table:table-row>
        <table:table-row table:style-name="ro1">
          <table:table-cell/>
          <table:table-cell office:value-type="string" calcext:value-type="string">
            <text:p>{"/":"QmchtheoMKXRWAjRNWFFRDsu1jxBpgPrH545qHDGUiaMv6"}</text:p>
          </table:table-cell>
          <table:table-cell office:value-type="float" office:value="1222.98" calcext:value-type="float">
            <text:p>1222.98</text:p>
          </table:table-cell>
          <table:table-cell office:value-type="float" office:value="1222.655833117" calcext:value-type="float">
            <text:p>1222.655833117</text:p>
          </table:table-cell>
          <table:table-cell office:value-type="float" office:value="1222.858458136" calcext:value-type="float">
            <text:p>1222.858458136</text:p>
          </table:table-cell>
          <table:table-cell table:formula="of:=MAX([.C101]-[.D101];[.C101]-[.E101])" office:value-type="float" office:value="0.324166883000089" calcext:value-type="float">
            <text:p>0.324166883000089</text:p>
          </table:table-cell>
          <table:table-cell office:value-type="float" office:value="261" calcext:value-type="float">
            <text:p>261</text:p>
          </table:table-cell>
          <table:table-cell table:formula="of:=[.H100]+[.G101]" office:value-type="float" office:value="26090" calcext:value-type="float">
            <text:p>26090</text:p>
          </table:table-cell>
          <table:table-cell table:formula="of:=[.H101]" office:value-type="float" office:value="26090" calcext:value-type="float">
            <text:p>26090</text:p>
          </table:table-cell>
          <table:table-cell office:value-type="float" office:value="1735" calcext:value-type="float">
            <text:p>1735</text:p>
          </table:table-cell>
          <table:table-cell table:formula="of:=[.I101]/[.J101]" office:value-type="float" office:value="15.0374639769452" calcext:value-type="float">
            <text:p>15.0374639769452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IPFS ONLY</text:p>
          </table:table-cell>
          <table:table-cell/>
          <table:table-cell office:value-type="string" calcext:value-type="string">
            <text:p>time bootstrap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office:value-type="string" calcext:value-type="string">
            <text:p>latency</text:p>
          </table:table-cell>
          <table:table-cell table:number-columns-repeated="5"/>
        </table:table-row>
      </table:table>
      <table:table table:name="Node 2" table:style-name="ta1">
        <table:shapes>
          <draw:frame draw:z-index="0" draw:style-name="gr1" draw:text-style-name="P1" svg:width="6.2988in" svg:height="3.5429in" svg:x="29.0717in" svg:y="10.3382in">
            <draw:object draw:notify-on-update-of-ranges="'Node 2'.E20:'Node 2'.E1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Size Files Sent</text:p>
          </table:table-cell>
          <table:table-cell office:value-type="string" calcext:value-type="string">
            <text:p>Cumulated Size</text:p>
          </table:table-cell>
          <table:table-cell office:value-type="string" calcext:value-type="string">
            <text:p>Necessary Si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str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{"/":"QmTjiJ5WMXQ2orR8CgupYf8feAuichNwrksfJcgrg4Svzd"}</text:p>
          </table:table-cell>
          <table:table-cell office:value-type="float" office:value="3202.030971108" calcext:value-type="float">
            <text:p>3202.030971108</text:p>
          </table:table-cell>
          <table:table-cell table:number-columns-repeated="2" office:value-type="string" calcext:value-type="string">
            <text:p>NUL</text:p>
          </table:table-cell>
          <table:table-cell table:formula="of:=MAX([.B6]-[.C13];[.B6]-[.D6])" office:value-type="string" office:string-value="" calcext:value-type="error">
            <text:p>#VALUE!</text:p>
          </table:table-cell>
          <table:table-cell office:value-type="float" office:value="151" calcext:value-type="float">
            <text:p>151</text:p>
          </table:table-cell>
          <table:table-cell table:formula="of:=[.F6]" office:value-type="float" office:value="151" calcext:value-type="float">
            <text:p>151</text:p>
          </table:table-cell>
          <table:table-cell table:formula="of:=[.F6]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CSB67DG6Ac6XDe3QZKkeM7mA5z1yuQ6m2tKRxoCv9YQ"}</text:p>
          </table:table-cell>
          <table:table-cell office:value-type="float" office:value="3205.215340358" calcext:value-type="float">
            <text:p>3205.215340358</text:p>
          </table:table-cell>
          <table:table-cell table:number-columns-repeated="2" office:value-type="string" calcext:value-type="string">
            <text:p>NUL</text:p>
          </table:table-cell>
          <table:table-cell table:formula="of:=MAX([.B7]-[.C14];[.B7]-[.D7])" office:value-type="string" office:string-value="" calcext:value-type="error">
            <text:p>#VALUE!</text:p>
          </table:table-cell>
          <table:table-cell office:value-type="float" office:value="167" calcext:value-type="float">
            <text:p>167</text:p>
          </table:table-cell>
          <table:table-cell table:formula="of:=[.F7]+[.G6]" office:value-type="float" office:value="318" calcext:value-type="float">
            <text:p>318</text:p>
          </table:table-cell>
          <table:table-cell table:formula="of:=[.F7]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PwF6tHJoZaq2MjM7NfNakHY4t21Mtidv3JFZK3JUo3a"}</text:p>
          </table:table-cell>
          <table:table-cell office:value-type="float" office:value="3208.302316655" calcext:value-type="float">
            <text:p>3208.302316655</text:p>
          </table:table-cell>
          <table:table-cell table:number-columns-repeated="2" office:value-type="string" calcext:value-type="string">
            <text:p>NUL</text:p>
          </table:table-cell>
          <table:table-cell table:formula="of:=MAX([.B8]-[.C15];[.B8]-[.D8])" office:value-type="string" office:string-value="" calcext:value-type="error">
            <text:p>#VALUE!</text:p>
          </table:table-cell>
          <table:table-cell office:value-type="float" office:value="183" calcext:value-type="float">
            <text:p>183</text:p>
          </table:table-cell>
          <table:table-cell table:formula="of:=[.F8]+[.G7]" office:value-type="float" office:value="501" calcext:value-type="float">
            <text:p>501</text:p>
          </table:table-cell>
          <table:table-cell table:formula="of:=[.F8]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TT6SDXZxi8UzeRZqsVVRKzJt4KXLH4qXWwMG53yfapxR"}</text:p>
          </table:table-cell>
          <table:table-cell office:value-type="float" office:value="3211.486684668" calcext:value-type="float">
            <text:p>3211.486684668</text:p>
          </table:table-cell>
          <table:table-cell table:number-columns-repeated="2" office:value-type="string" calcext:value-type="string">
            <text:p>NUL</text:p>
          </table:table-cell>
          <table:table-cell table:formula="of:=MAX([.B9]-[.C16];[.B9]-[.D9])" office:value-type="string" office:string-value="" calcext:value-type="error">
            <text:p>#VALUE!</text:p>
          </table:table-cell>
          <table:table-cell office:value-type="float" office:value="199" calcext:value-type="float">
            <text:p>199</text:p>
          </table:table-cell>
          <table:table-cell table:formula="of:=[.F9]+[.G8]" office:value-type="float" office:value="700" calcext:value-type="float">
            <text:p>700</text:p>
          </table:table-cell>
          <table:table-cell table:formula="of:=[.F9]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6aBxzrpXvnDWaw7u8xUEd6gL6VbrCMBRUehJ9bZfwp9"}</text:p>
          </table:table-cell>
          <table:table-cell office:value-type="float" office:value="3214.57945902" calcext:value-type="float">
            <text:p>3214.57945902</text:p>
          </table:table-cell>
          <table:table-cell table:number-columns-repeated="2" office:value-type="string" calcext:value-type="string">
            <text:p>NUL</text:p>
          </table:table-cell>
          <table:table-cell table:formula="of:=MAX([.B10]-[.C17];[.B10]-[.D10])" office:value-type="string" office:string-value="" calcext:value-type="error">
            <text:p>#VALUE!</text:p>
          </table:table-cell>
          <table:table-cell office:value-type="float" office:value="215" calcext:value-type="float">
            <text:p>215</text:p>
          </table:table-cell>
          <table:table-cell table:formula="of:=[.F10]+[.G9]" office:value-type="float" office:value="915" calcext:value-type="float">
            <text:p>915</text:p>
          </table:table-cell>
          <table:table-cell table:formula="of:=[.F10]"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e5DkuqwnphLD1bJJihWTm81spaR4xVtXpddu5EVScJi"}</text:p>
          </table:table-cell>
          <table:table-cell office:value-type="float" office:value="3217.752086764" calcext:value-type="float">
            <text:p>3217.752086764</text:p>
          </table:table-cell>
          <table:table-cell table:number-columns-repeated="2" office:value-type="string" calcext:value-type="string">
            <text:p>NUL</text:p>
          </table:table-cell>
          <table:table-cell table:formula="of:=MAX([.B11]-[.C18];[.B11]-[.D11])" office:value-type="string" office:string-value="" calcext:value-type="error">
            <text:p>#VALUE!</text:p>
          </table:table-cell>
          <table:table-cell office:value-type="float" office:value="231" calcext:value-type="float">
            <text:p>231</text:p>
          </table:table-cell>
          <table:table-cell table:formula="of:=[.F11]+[.G10]" office:value-type="float" office:value="1146" calcext:value-type="float">
            <text:p>1146</text:p>
          </table:table-cell>
          <table:table-cell table:formula="of:=[.F11]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YHp52JV6eNjmqcFZmF6H1hHDcJqgNrrXTeqozGxBc1et"}</text:p>
          </table:table-cell>
          <table:table-cell office:value-type="float" office:value="3220.833428135" calcext:value-type="float">
            <text:p>3220.833428135</text:p>
          </table:table-cell>
          <table:table-cell table:number-columns-repeated="2" office:value-type="string" calcext:value-type="string">
            <text:p>NUL</text:p>
          </table:table-cell>
          <table:table-cell table:formula="of:=MAX([.B12]-[.C19];[.B12]-[.D12])" office:value-type="string" office:string-value="" calcext:value-type="error">
            <text:p>#VALUE!</text:p>
          </table:table-cell>
          <table:table-cell office:value-type="float" office:value="247" calcext:value-type="float">
            <text:p>247</text:p>
          </table:table-cell>
          <table:table-cell table:formula="of:=[.F12]+[.G11]" office:value-type="float" office:value="1393" calcext:value-type="float">
            <text:p>1393</text:p>
          </table:table-cell>
          <table:table-cell table:formula="of:=[.F12]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cTyhZaAeCyYsZX5FqmpdyiQMDjiyZk82ek646oLer8fv"}</text:p>
          </table:table-cell>
          <table:table-cell office:value-type="float" office:value="3223.915174956" calcext:value-type="float">
            <text:p>3223.915174956</text:p>
          </table:table-cell>
          <table:table-cell office:value-type="string" calcext:value-type="string">
            <text:p>NUL</text:p>
          </table:table-cell>
          <table:table-cell office:value-type="float" office:value="3224.465133643" calcext:value-type="float">
            <text:p>3224.465133643</text:p>
          </table:table-cell>
          <table:table-cell table:formula="of:=MAX([.B13]-[.C13];[.B13]-[.D13])" office:value-type="string" office:string-value="" calcext:value-type="error">
            <text:p>#VALUE!</text:p>
          </table:table-cell>
          <table:table-cell office:value-type="float" office:value="263" calcext:value-type="float">
            <text:p>263</text:p>
          </table:table-cell>
          <table:table-cell table:formula="of:=[.F13]+[.G12]" office:value-type="float" office:value="1656" calcext:value-type="float">
            <text:p>1656</text:p>
          </table:table-cell>
          <table:table-cell table:formula="of:=[.F13]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wFQvCuV71jM3ffnkHorE2pKeF2V4uWSYLenBUCy7Pp3"}</text:p>
          </table:table-cell>
          <table:table-cell office:value-type="float" office:value="3227.093570669" calcext:value-type="float">
            <text:p>3227.093570669</text:p>
          </table:table-cell>
          <table:table-cell office:value-type="string" calcext:value-type="string">
            <text:p>NUL</text:p>
          </table:table-cell>
          <table:table-cell office:value-type="float" office:value="3227.620192348" calcext:value-type="float">
            <text:p>3227.620192348</text:p>
          </table:table-cell>
          <table:table-cell table:formula="of:=MAX([.B14]-[.C14];[.B14]-[.D14])" office:value-type="string" office:string-value="" calcext:value-type="error">
            <text:p>#VALUE!</text:p>
          </table:table-cell>
          <table:table-cell office:value-type="float" office:value="279" calcext:value-type="float">
            <text:p>279</text:p>
          </table:table-cell>
          <table:table-cell table:formula="of:=[.F14]+[.G13]" office:value-type="float" office:value="1935" calcext:value-type="float">
            <text:p>1935</text:p>
          </table:table-cell>
          <table:table-cell table:formula="of:=[.F14]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zZCGeNbDSPTGCLM9Dg5SyZWmVK6rLs9eHs5bH3rVwSf"}</text:p>
          </table:table-cell>
          <table:table-cell office:value-type="float" office:value="3230.186340416" calcext:value-type="float">
            <text:p>3230.186340416</text:p>
          </table:table-cell>
          <table:table-cell office:value-type="string" calcext:value-type="string">
            <text:p>NUL</text:p>
          </table:table-cell>
          <table:table-cell office:value-type="float" office:value="3230.706576432" calcext:value-type="float">
            <text:p>3230.706576432</text:p>
          </table:table-cell>
          <table:table-cell table:formula="of:=MAX([.B15]-[.C15];[.B15]-[.D15])" office:value-type="string" office:string-value="" calcext:value-type="error">
            <text:p>#VALUE!</text:p>
          </table:table-cell>
          <table:table-cell office:value-type="float" office:value="295" calcext:value-type="float">
            <text:p>295</text:p>
          </table:table-cell>
          <table:table-cell table:formula="of:=[.F15]+[.G14]" office:value-type="float" office:value="2230" calcext:value-type="float">
            <text:p>2230</text:p>
          </table:table-cell>
          <table:table-cell table:formula="of:=[.F15]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HUL8R8RN1wtEmC58h9xzkmnNFj32aRtqiumidJH9bJu"}</text:p>
          </table:table-cell>
          <table:table-cell office:value-type="float" office:value="3233.284794224" calcext:value-type="float">
            <text:p>3233.284794224</text:p>
          </table:table-cell>
          <table:table-cell office:value-type="string" calcext:value-type="string">
            <text:p>NUL</text:p>
          </table:table-cell>
          <table:table-cell office:value-type="float" office:value="3233.821717867" calcext:value-type="float">
            <text:p>3233.821717867</text:p>
          </table:table-cell>
          <table:table-cell table:formula="of:=MAX([.B16]-[.C16];[.B16]-[.D16])" office:value-type="string" office:string-value="" calcext:value-type="error">
            <text:p>#VALUE!</text:p>
          </table:table-cell>
          <table:table-cell office:value-type="float" office:value="311" calcext:value-type="float">
            <text:p>311</text:p>
          </table:table-cell>
          <table:table-cell table:formula="of:=[.F16]+[.G15]" office:value-type="float" office:value="2541" calcext:value-type="float">
            <text:p>2541</text:p>
          </table:table-cell>
          <table:table-cell table:formula="of:=[.F16]"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TgfpfiMQTe2NVAAjkeEp1qKRFURwVoujQ1cej5XXRZnz"}</text:p>
          </table:table-cell>
          <table:table-cell office:value-type="float" office:value="3236.434988707" calcext:value-type="float">
            <text:p>3236.434988707</text:p>
          </table:table-cell>
          <table:table-cell office:value-type="string" calcext:value-type="string">
            <text:p>NUL</text:p>
          </table:table-cell>
          <table:table-cell office:value-type="float" office:value="3236.976567581" calcext:value-type="float">
            <text:p>3236.976567581</text:p>
          </table:table-cell>
          <table:table-cell table:formula="of:=MAX([.B17]-[.C17];[.B17]-[.D17])" office:value-type="string" office:string-value="" calcext:value-type="error">
            <text:p>#VALUE!</text:p>
          </table:table-cell>
          <table:table-cell office:value-type="float" office:value="327" calcext:value-type="float">
            <text:p>327</text:p>
          </table:table-cell>
          <table:table-cell table:formula="of:=[.F17]+[.G16]" office:value-type="float" office:value="2868" calcext:value-type="float">
            <text:p>2868</text:p>
          </table:table-cell>
          <table:table-cell table:formula="of:=[.F17]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GS436qpaVC9JQerV8AREQ61Tm2WU4nuBFxXYwYDtNuj"}</text:p>
          </table:table-cell>
          <table:table-cell office:value-type="float" office:value="3239.527787568" calcext:value-type="float">
            <text:p>3239.527787568</text:p>
          </table:table-cell>
          <table:table-cell office:value-type="string" calcext:value-type="string">
            <text:p>NUL</text:p>
          </table:table-cell>
          <table:table-cell office:value-type="float" office:value="3240.040051738" calcext:value-type="float">
            <text:p>3240.040051738</text:p>
          </table:table-cell>
          <table:table-cell table:formula="of:=MAX([.B18]-[.C18];[.B18]-[.D18])" office:value-type="string" office:string-value="" calcext:value-type="error">
            <text:p>#VALUE!</text:p>
          </table:table-cell>
          <table:table-cell office:value-type="float" office:value="343" calcext:value-type="float">
            <text:p>343</text:p>
          </table:table-cell>
          <table:table-cell table:formula="of:=[.F18]+[.G17]" office:value-type="float" office:value="3211" calcext:value-type="float">
            <text:p>3211</text:p>
          </table:table-cell>
          <table:table-cell table:formula="of:=[.F18]"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CQSMQFV9Z7o3k1xAP3PCobhgfDoZrhhkUv9zV2b4GJK"}</text:p>
          </table:table-cell>
          <table:table-cell office:value-type="float" office:value="3242.7179465" calcext:value-type="float">
            <text:p>3242.7179465</text:p>
          </table:table-cell>
          <table:table-cell office:value-type="string" calcext:value-type="string">
            <text:p>NUL</text:p>
          </table:table-cell>
          <table:table-cell office:value-type="float" office:value="3243.235010075" calcext:value-type="float">
            <text:p>3243.235010075</text:p>
          </table:table-cell>
          <table:table-cell table:formula="of:=MAX([.B19]-[.C19];[.B19]-[.D19])" office:value-type="string" office:string-value="" calcext:value-type="error">
            <text:p>#VALUE!</text:p>
          </table:table-cell>
          <table:table-cell office:value-type="float" office:value="359" calcext:value-type="float">
            <text:p>359</text:p>
          </table:table-cell>
          <table:table-cell table:formula="of:=[.F19]+[.G18]" office:value-type="float" office:value="3570" calcext:value-type="float">
            <text:p>3570</text:p>
          </table:table-cell>
          <table:table-cell table:formula="of:=[.F19]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a4BSFVN5te9YYmCD3rr9o6PrhujiT1Bh1bsbmnzNqyQL"}</text:p>
          </table:table-cell>
          <table:table-cell office:value-type="float" office:value="3245.890861863" calcext:value-type="float">
            <text:p>3245.890861863</text:p>
          </table:table-cell>
          <table:table-cell office:value-type="float" office:value="3246.264776364" calcext:value-type="float">
            <text:p>3246.264776364</text:p>
          </table:table-cell>
          <table:table-cell office:value-type="float" office:value="3246.429810682" calcext:value-type="float">
            <text:p>3246.429810682</text:p>
          </table:table-cell>
          <table:table-cell table:formula="of:=MAX([.C20]-[.B20];[.D20]-[.B20])" office:value-type="float" office:value="0.538948819000325" calcext:value-type="float">
            <text:p>0.538948819000325</text:p>
          </table:table-cell>
          <table:table-cell office:value-type="float" office:value="375" calcext:value-type="float">
            <text:p>375</text:p>
          </table:table-cell>
          <table:table-cell table:formula="of:=[.F20]+[.G19]" office:value-type="float" office:value="3945" calcext:value-type="float">
            <text:p>3945</text:p>
          </table:table-cell>
          <table:table-cell table:formula="of:=[.F20]"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evLGWyUJBcWwDEZKsQmiXR358xjefLQnZezUYkQmL52n"}</text:p>
          </table:table-cell>
          <table:table-cell office:value-type="float" office:value="3248.983523107" calcext:value-type="float">
            <text:p>3248.983523107</text:p>
          </table:table-cell>
          <table:table-cell office:value-type="float" office:value="3249.368457153" calcext:value-type="float">
            <text:p>3249.368457153</text:p>
          </table:table-cell>
          <table:table-cell office:value-type="float" office:value="3249.516262384" calcext:value-type="float">
            <text:p>3249.516262384</text:p>
          </table:table-cell>
          <table:table-cell table:formula="of:=MAX([.C21]-[.B21];[.D21]-[.B21])" office:value-type="float" office:value="0.532739277000019" calcext:value-type="float">
            <text:p>0.532739277000019</text:p>
          </table:table-cell>
          <table:table-cell office:value-type="float" office:value="391" calcext:value-type="float">
            <text:p>391</text:p>
          </table:table-cell>
          <table:table-cell table:formula="of:=[.F21]+[.G20]" office:value-type="float" office:value="4336" calcext:value-type="float">
            <text:p>4336</text:p>
          </table:table-cell>
          <table:table-cell table:formula="of:=[.F21]"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p2jhSNFh9QPtavvLDHK2hfvLFg7S7y2A4VzcQyDy8ML"}</text:p>
          </table:table-cell>
          <table:table-cell office:value-type="float" office:value="3252.162022302" calcext:value-type="float">
            <text:p>3252.162022302</text:p>
          </table:table-cell>
          <table:table-cell office:value-type="float" office:value="3252.540255909" calcext:value-type="float">
            <text:p>3252.540255909</text:p>
          </table:table-cell>
          <table:table-cell office:value-type="float" office:value="3252.734014634" calcext:value-type="float">
            <text:p>3252.734014634</text:p>
          </table:table-cell>
          <table:table-cell table:formula="of:=MAX([.C22]-[.B22];[.D22]-[.B22])" office:value-type="float" office:value="0.571992331999809" calcext:value-type="float">
            <text:p>0.571992331999809</text:p>
          </table:table-cell>
          <table:table-cell office:value-type="float" office:value="407" calcext:value-type="float">
            <text:p>407</text:p>
          </table:table-cell>
          <table:table-cell table:formula="of:=[.F22]+[.G21]" office:value-type="float" office:value="4743" calcext:value-type="float">
            <text:p>4743</text:p>
          </table:table-cell>
          <table:table-cell table:formula="of:=[.F22]"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T8meMLdkfJeTMWYLjL3bALHNCtuLGLb985Wo6bXJmmjF"}</text:p>
          </table:table-cell>
          <table:table-cell office:value-type="float" office:value="3255.260379875" calcext:value-type="float">
            <text:p>3255.260379875</text:p>
          </table:table-cell>
          <table:table-cell office:value-type="float" office:value="3255.615097375" calcext:value-type="float">
            <text:p>3255.615097375</text:p>
          </table:table-cell>
          <table:table-cell office:value-type="float" office:value="3255.808916276" calcext:value-type="float">
            <text:p>3255.808916276</text:p>
          </table:table-cell>
          <table:table-cell table:formula="of:=MAX([.C23]-[.B23];[.D23]-[.B23])" office:value-type="float" office:value="0.548536401000092" calcext:value-type="float">
            <text:p>0.548536401000092</text:p>
          </table:table-cell>
          <table:table-cell office:value-type="float" office:value="423" calcext:value-type="float">
            <text:p>423</text:p>
          </table:table-cell>
          <table:table-cell table:formula="of:=[.F23]+[.G22]" office:value-type="float" office:value="5166" calcext:value-type="float">
            <text:p>5166</text:p>
          </table:table-cell>
          <table:table-cell table:formula="of:=[.F23]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T6W2NxJerLwt2RCUyMD5zn9oZ6joo5LJ7Nzwi8HzgW8"}</text:p>
          </table:table-cell>
          <table:table-cell office:value-type="float" office:value="3258.438861553" calcext:value-type="float">
            <text:p>3258.438861553</text:p>
          </table:table-cell>
          <table:table-cell office:value-type="float" office:value="3258.821606649" calcext:value-type="float">
            <text:p>3258.821606649</text:p>
          </table:table-cell>
          <table:table-cell office:value-type="float" office:value="3258.958409306" calcext:value-type="float">
            <text:p>3258.958409306</text:p>
          </table:table-cell>
          <table:table-cell table:formula="of:=MAX([.C24]-[.B24];[.D24]-[.B24])" office:value-type="float" office:value="0.519547752999642" calcext:value-type="float">
            <text:p>0.519547752999642</text:p>
          </table:table-cell>
          <table:table-cell office:value-type="float" office:value="439" calcext:value-type="float">
            <text:p>439</text:p>
          </table:table-cell>
          <table:table-cell table:formula="of:=[.F24]+[.G23]" office:value-type="float" office:value="5605" calcext:value-type="float">
            <text:p>5605</text:p>
          </table:table-cell>
          <table:table-cell table:formula="of:=[.F24]" office:value-type="float" office:value="439" calcext:value-type="float">
            <text:p>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Vot4zWFbrySzjjcpDDs43p87734vXPNo97L4ngqtkkoL"}</text:p>
          </table:table-cell>
          <table:table-cell office:value-type="float" office:value="3261.526024366" calcext:value-type="float">
            <text:p>3261.526024366</text:p>
          </table:table-cell>
          <table:table-cell office:value-type="float" office:value="3261.97651231" calcext:value-type="float">
            <text:p>3261.97651231</text:p>
          </table:table-cell>
          <table:table-cell office:value-type="float" office:value="3262.050539822" calcext:value-type="float">
            <text:p>3262.050539822</text:p>
          </table:table-cell>
          <table:table-cell table:formula="of:=MAX([.C25]-[.B25];[.D25]-[.B25])" office:value-type="float" office:value="0.52451545599979" calcext:value-type="float">
            <text:p>0.52451545599979</text:p>
          </table:table-cell>
          <table:table-cell office:value-type="float" office:value="455" calcext:value-type="float">
            <text:p>455</text:p>
          </table:table-cell>
          <table:table-cell table:formula="of:=[.F25]+[.G24]" office:value-type="float" office:value="6060" calcext:value-type="float">
            <text:p>6060</text:p>
          </table:table-cell>
          <table:table-cell table:formula="of:=[.F25]"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y22y6Stogu8xzLT2xzPpU8gLVxD7tTwZGXdtnokZQgF"}</text:p>
          </table:table-cell>
          <table:table-cell office:value-type="float" office:value="3264.698744185" calcext:value-type="float">
            <text:p>3264.698744185</text:p>
          </table:table-cell>
          <table:table-cell office:value-type="float" office:value="3265.068552556" calcext:value-type="float">
            <text:p>3265.068552556</text:p>
          </table:table-cell>
          <table:table-cell office:value-type="float" office:value="3265.23394141" calcext:value-type="float">
            <text:p>3265.23394141</text:p>
          </table:table-cell>
          <table:table-cell table:formula="of:=MAX([.C26]-[.B26];[.D26]-[.B26])" office:value-type="float" office:value="0.535197225000047" calcext:value-type="float">
            <text:p>0.535197225000047</text:p>
          </table:table-cell>
          <table:table-cell office:value-type="float" office:value="471" calcext:value-type="float">
            <text:p>471</text:p>
          </table:table-cell>
          <table:table-cell table:formula="of:=[.F26]+[.G25]" office:value-type="float" office:value="6531" calcext:value-type="float">
            <text:p>6531</text:p>
          </table:table-cell>
          <table:table-cell table:formula="of:=[.F26]" office:value-type="float" office:value="471" calcext:value-type="float">
            <text:p>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e3mEdyDqH5RheLsBeDmTDeRPM74EFweoqUgNxXA1girZ"}</text:p>
          </table:table-cell>
          <table:table-cell office:value-type="float" office:value="3267.797235769" calcext:value-type="float">
            <text:p>3267.797235769</text:p>
          </table:table-cell>
          <table:table-cell office:value-type="float" office:value="3268.172052872" calcext:value-type="float">
            <text:p>3268.172052872</text:p>
          </table:table-cell>
          <table:table-cell office:value-type="float" office:value="3268.320203362" calcext:value-type="float">
            <text:p>3268.320203362</text:p>
          </table:table-cell>
          <table:table-cell table:formula="of:=MAX([.C27]-[.B27];[.D27]-[.B27])" office:value-type="float" office:value="0.522967592999976" calcext:value-type="float">
            <text:p>0.522967592999976</text:p>
          </table:table-cell>
          <table:table-cell office:value-type="float" office:value="487" calcext:value-type="float">
            <text:p>487</text:p>
          </table:table-cell>
          <table:table-cell table:formula="of:=[.F27]+[.G26]" office:value-type="float" office:value="7018" calcext:value-type="float">
            <text:p>7018</text:p>
          </table:table-cell>
          <table:table-cell table:formula="of:=[.F27]" office:value-type="float" office:value="487" calcext:value-type="float">
            <text:p>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ZfhCtJP2aCRdVEjXeH7qatDtMBfTwhPDZTcFnWwc8nDX"}</text:p>
          </table:table-cell>
          <table:table-cell office:value-type="float" office:value="3270.969969214" calcext:value-type="float">
            <text:p>3270.969969214</text:p>
          </table:table-cell>
          <table:table-cell office:value-type="float" office:value="3271.321236611" calcext:value-type="float">
            <text:p>3271.321236611</text:p>
          </table:table-cell>
          <table:table-cell office:value-type="float" office:value="3271.509455135" calcext:value-type="float">
            <text:p>3271.509455135</text:p>
          </table:table-cell>
          <table:table-cell table:formula="of:=MAX([.C28]-[.B28];[.D28]-[.B28])" office:value-type="float" office:value="0.53948592100005" calcext:value-type="float">
            <text:p>0.53948592100005</text:p>
          </table:table-cell>
          <table:table-cell office:value-type="float" office:value="503" calcext:value-type="float">
            <text:p>503</text:p>
          </table:table-cell>
          <table:table-cell table:formula="of:=[.F28]+[.G27]" office:value-type="float" office:value="7521" calcext:value-type="float">
            <text:p>7521</text:p>
          </table:table-cell>
          <table:table-cell table:formula="of:=[.F28]"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RYbnPc8Po6LtHQ2EKLkRPqbmg7MoGx39CUWxZo488JWt"}</text:p>
          </table:table-cell>
          <table:table-cell office:value-type="float" office:value="3274.062827697" calcext:value-type="float">
            <text:p>3274.062827697</text:p>
          </table:table-cell>
          <table:table-cell office:value-type="float" office:value="3274.447403394" calcext:value-type="float">
            <text:p>3274.447403394</text:p>
          </table:table-cell>
          <table:table-cell office:value-type="float" office:value="3274.57863216" calcext:value-type="float">
            <text:p>3274.57863216</text:p>
          </table:table-cell>
          <table:table-cell table:formula="of:=MAX([.C29]-[.B29];[.D29]-[.B29])" office:value-type="float" office:value="0.515804462999768" calcext:value-type="float">
            <text:p>0.515804462999768</text:p>
          </table:table-cell>
          <table:table-cell office:value-type="float" office:value="519" calcext:value-type="float">
            <text:p>519</text:p>
          </table:table-cell>
          <table:table-cell table:formula="of:=[.F29]+[.G28]" office:value-type="float" office:value="8040" calcext:value-type="float">
            <text:p>8040</text:p>
          </table:table-cell>
          <table:table-cell table:formula="of:=[.F29]" office:value-type="float" office:value="519" calcext:value-type="float">
            <text:p>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LYBi9binkMVt9TqmKPbA7paizQ3xmk5UV3wQTEo4ggH"}</text:p>
          </table:table-cell>
          <table:table-cell office:value-type="float" office:value="3277.281330776" calcext:value-type="float">
            <text:p>3277.281330776</text:p>
          </table:table-cell>
          <table:table-cell office:value-type="float" office:value="3277.636578741" calcext:value-type="float">
            <text:p>3277.636578741</text:p>
          </table:table-cell>
          <table:table-cell office:value-type="float" office:value="3277.825126332" calcext:value-type="float">
            <text:p>3277.825126332</text:p>
          </table:table-cell>
          <table:table-cell table:formula="of:=MAX([.C30]-[.B30];[.D30]-[.B30])" office:value-type="float" office:value="0.543795556000077" calcext:value-type="float">
            <text:p>0.543795556000077</text:p>
          </table:table-cell>
          <table:table-cell office:value-type="float" office:value="535" calcext:value-type="float">
            <text:p>535</text:p>
          </table:table-cell>
          <table:table-cell table:formula="of:=[.F30]+[.G29]" office:value-type="float" office:value="8575" calcext:value-type="float">
            <text:p>8575</text:p>
          </table:table-cell>
          <table:table-cell table:formula="of:=[.F30]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X7ZmhMUeyvVJ4hXSDaKF8v8NG8yuzQy6Vvg2ZR9G21U"}</text:p>
          </table:table-cell>
          <table:table-cell office:value-type="float" office:value="3280.47710316" calcext:value-type="float">
            <text:p>3280.47710316</text:p>
          </table:table-cell>
          <table:table-cell office:value-type="float" office:value="3280.83718465" calcext:value-type="float">
            <text:p>3280.83718465</text:p>
          </table:table-cell>
          <table:table-cell office:value-type="float" office:value="3281.002743879" calcext:value-type="float">
            <text:p>3281.002743879</text:p>
          </table:table-cell>
          <table:table-cell table:formula="of:=MAX([.C31]-[.B31];[.D31]-[.B31])" office:value-type="float" office:value="0.525640718999966" calcext:value-type="float">
            <text:p>0.525640718999966</text:p>
          </table:table-cell>
          <table:table-cell office:value-type="float" office:value="551" calcext:value-type="float">
            <text:p>551</text:p>
          </table:table-cell>
          <table:table-cell table:formula="of:=[.F31]+[.G30]" office:value-type="float" office:value="9126" calcext:value-type="float">
            <text:p>9126</text:p>
          </table:table-cell>
          <table:table-cell table:formula="of:=[.F31]" office:value-type="float" office:value="551" calcext:value-type="float">
            <text:p>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3RZMeKv64849MtgqKLCTzYDvVHFFy8fGbNHjwYdqPvU"}</text:p>
          </table:table-cell>
          <table:table-cell office:value-type="float" office:value="3283.57004532" calcext:value-type="float">
            <text:p>3283.57004532</text:p>
          </table:table-cell>
          <table:table-cell office:value-type="float" office:value="3283.935105911" calcext:value-type="float">
            <text:p>3283.935105911</text:p>
          </table:table-cell>
          <table:table-cell office:value-type="float" office:value="3284.18672748" calcext:value-type="float">
            <text:p>3284.18672748</text:p>
          </table:table-cell>
          <table:table-cell table:formula="of:=MAX([.C32]-[.B32];[.D32]-[.B32])" office:value-type="float" office:value="0.616682159999982" calcext:value-type="float">
            <text:p>0.616682159999982</text:p>
          </table:table-cell>
          <table:table-cell office:value-type="float" office:value="567" calcext:value-type="float">
            <text:p>567</text:p>
          </table:table-cell>
          <table:table-cell table:formula="of:=[.F32]+[.G31]" office:value-type="float" office:value="9693" calcext:value-type="float">
            <text:p>9693</text:p>
          </table:table-cell>
          <table:table-cell table:formula="of:=[.F32]"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o55QGQA7Vn6Be6iReJgVq5F1KbkFdXCRhnebrzdNULq"}</text:p>
          </table:table-cell>
          <table:table-cell office:value-type="float" office:value="3286.651282428" calcext:value-type="float">
            <text:p>3286.651282428</text:p>
          </table:table-cell>
          <table:table-cell office:value-type="float" office:value="3287.112767043" calcext:value-type="float">
            <text:p>3287.112767043</text:p>
          </table:table-cell>
          <table:table-cell office:value-type="float" office:value="3287.198535964" calcext:value-type="float">
            <text:p>3287.198535964</text:p>
          </table:table-cell>
          <table:table-cell table:formula="of:=MAX([.C33]-[.B33];[.D33]-[.B33])" office:value-type="float" office:value="0.547253535999971" calcext:value-type="float">
            <text:p>0.547253535999971</text:p>
          </table:table-cell>
          <table:table-cell office:value-type="float" office:value="583" calcext:value-type="float">
            <text:p>583</text:p>
          </table:table-cell>
          <table:table-cell table:formula="of:=[.F33]+[.G32]" office:value-type="float" office:value="10276" calcext:value-type="float">
            <text:p>10276</text:p>
          </table:table-cell>
          <table:table-cell table:formula="of:=[.F33]"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ZiekQHZAfShEywTcS4vFrBzqkqCFUPstSh1zFKRT3UUo"}</text:p>
          </table:table-cell>
          <table:table-cell office:value-type="float" office:value="3289.74403482" calcext:value-type="float">
            <text:p>3289.74403482</text:p>
          </table:table-cell>
          <table:table-cell office:value-type="float" office:value="3290.204902834" calcext:value-type="float">
            <text:p>3290.204902834</text:p>
          </table:table-cell>
          <table:table-cell office:value-type="float" office:value="3290.273438339" calcext:value-type="float">
            <text:p>3290.273438339</text:p>
          </table:table-cell>
          <table:table-cell table:formula="of:=MAX([.C34]-[.B34];[.D34]-[.B34])" office:value-type="float" office:value="0.529403519000425" calcext:value-type="float">
            <text:p>0.529403519000425</text:p>
          </table:table-cell>
          <table:table-cell office:value-type="float" office:value="599" calcext:value-type="float">
            <text:p>599</text:p>
          </table:table-cell>
          <table:table-cell table:formula="of:=[.F34]+[.G33]" office:value-type="float" office:value="10875" calcext:value-type="float">
            <text:p>10875</text:p>
          </table:table-cell>
          <table:table-cell table:formula="of:=[.F34]"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2cMjPsqo1yLv9Eem7ogGQuwLgwyhCxVApvXDZYVw6tU"}</text:p>
          </table:table-cell>
          <table:table-cell office:value-type="float" office:value="3292.934174302" calcext:value-type="float">
            <text:p>3292.934174302</text:p>
          </table:table-cell>
          <table:table-cell office:value-type="float" office:value="3293.291332593" calcext:value-type="float">
            <text:p>3293.291332593</text:p>
          </table:table-cell>
          <table:table-cell office:value-type="float" office:value="3293.474038893" calcext:value-type="float">
            <text:p>3293.474038893</text:p>
          </table:table-cell>
          <table:table-cell table:formula="of:=MAX([.C35]-[.B35];[.D35]-[.B35])" office:value-type="float" office:value="0.539864590999969" calcext:value-type="float">
            <text:p>0.539864590999969</text:p>
          </table:table-cell>
          <table:table-cell office:value-type="float" office:value="615" calcext:value-type="float">
            <text:p>615</text:p>
          </table:table-cell>
          <table:table-cell table:formula="of:=[.F35]+[.G34]" office:value-type="float" office:value="11490" calcext:value-type="float">
            <text:p>11490</text:p>
          </table:table-cell>
          <table:table-cell table:formula="of:=[.F35]" office:value-type="float" office:value="615" calcext:value-type="float">
            <text:p>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tZEmvdpjnexRAUSryUvjEC1tU7fN2WrUrRPE9VeRHdR"}</text:p>
          </table:table-cell>
          <table:table-cell office:value-type="float" office:value="3296.021107764" calcext:value-type="float">
            <text:p>3296.021107764</text:p>
          </table:table-cell>
          <table:table-cell office:value-type="float" office:value="3296.463380004" calcext:value-type="float">
            <text:p>3296.463380004</text:p>
          </table:table-cell>
          <table:table-cell office:value-type="float" office:value="3296.549099155" calcext:value-type="float">
            <text:p>3296.549099155</text:p>
          </table:table-cell>
          <table:table-cell table:formula="of:=MAX([.C36]-[.B36];[.D36]-[.B36])" office:value-type="float" office:value="0.527991390999887" calcext:value-type="float">
            <text:p>0.527991390999887</text:p>
          </table:table-cell>
          <table:table-cell office:value-type="float" office:value="631" calcext:value-type="float">
            <text:p>631</text:p>
          </table:table-cell>
          <table:table-cell table:formula="of:=[.F36]+[.G35]" office:value-type="float" office:value="12121" calcext:value-type="float">
            <text:p>12121</text:p>
          </table:table-cell>
          <table:table-cell table:formula="of:=[.F36]"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dtjRKXvGnEr7hVX4U7tejAf3hsHrLT9FiSejQbEur8fN"}</text:p>
          </table:table-cell>
          <table:table-cell office:value-type="float" office:value="3299.193680852" calcext:value-type="float">
            <text:p>3299.193680852</text:p>
          </table:table-cell>
          <table:table-cell office:value-type="float" office:value="3299.572673254" calcext:value-type="float">
            <text:p>3299.572673254</text:p>
          </table:table-cell>
          <table:table-cell office:value-type="float" office:value="3299.709620242" calcext:value-type="float">
            <text:p>3299.709620242</text:p>
          </table:table-cell>
          <table:table-cell table:formula="of:=MAX([.C37]-[.B37];[.D37]-[.B37])" office:value-type="float" office:value="0.515939389999858" calcext:value-type="float">
            <text:p>0.515939389999858</text:p>
          </table:table-cell>
          <table:table-cell office:value-type="float" office:value="647" calcext:value-type="float">
            <text:p>647</text:p>
          </table:table-cell>
          <table:table-cell table:formula="of:=[.F37]+[.G36]" office:value-type="float" office:value="12768" calcext:value-type="float">
            <text:p>12768</text:p>
          </table:table-cell>
          <table:table-cell table:formula="of:=[.F37]"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NK1DMi2LSqj8ixpNZPCt37nntUgdHgakT9C7Lr83PHU"}</text:p>
          </table:table-cell>
          <table:table-cell office:value-type="float" office:value="3302.280654182" calcext:value-type="float">
            <text:p>3302.280654182</text:p>
          </table:table-cell>
          <table:table-cell office:value-type="float" office:value="3302.647463435" calcext:value-type="float">
            <text:p>3302.647463435</text:p>
          </table:table-cell>
          <table:table-cell office:value-type="float" office:value="3302.904735822" calcext:value-type="float">
            <text:p>3302.904735822</text:p>
          </table:table-cell>
          <table:table-cell table:formula="of:=MAX([.C38]-[.B38];[.D38]-[.B38])" office:value-type="float" office:value="0.624081639999986" calcext:value-type="float">
            <text:p>0.624081639999986</text:p>
          </table:table-cell>
          <table:table-cell office:value-type="float" office:value="663" calcext:value-type="float">
            <text:p>663</text:p>
          </table:table-cell>
          <table:table-cell table:formula="of:=[.F38]+[.G37]" office:value-type="float" office:value="13431" calcext:value-type="float">
            <text:p>13431</text:p>
          </table:table-cell>
          <table:table-cell table:formula="of:=[.F38]"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ZJAiEkb9dCySMHgSSh1HTDZNJNgKRZFNTQWZKFNwSoe"}</text:p>
          </table:table-cell>
          <table:table-cell office:value-type="float" office:value="3305.390770761" calcext:value-type="float">
            <text:p>3305.390770761</text:p>
          </table:table-cell>
          <table:table-cell office:value-type="float" office:value="3305.750906438" calcext:value-type="float">
            <text:p>3305.750906438</text:p>
          </table:table-cell>
          <table:table-cell office:value-type="float" office:value="3305.916515173" calcext:value-type="float">
            <text:p>3305.916515173</text:p>
          </table:table-cell>
          <table:table-cell table:formula="of:=MAX([.C39]-[.B39];[.D39]-[.B39])" office:value-type="float" office:value="0.525744411999767" calcext:value-type="float">
            <text:p>0.525744411999767</text:p>
          </table:table-cell>
          <table:table-cell office:value-type="float" office:value="679" calcext:value-type="float">
            <text:p>679</text:p>
          </table:table-cell>
          <table:table-cell table:formula="of:=[.F39]+[.G38]" office:value-type="float" office:value="14110" calcext:value-type="float">
            <text:p>14110</text:p>
          </table:table-cell>
          <table:table-cell table:formula="of:=[.F39]"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kWszim3W3hMidUfhvAyNkmVN37K2mT7tiTZzRuATd8i"}</text:p>
          </table:table-cell>
          <table:table-cell office:value-type="float" office:value="3308.477891209" calcext:value-type="float">
            <text:p>3308.477891209</text:p>
          </table:table-cell>
          <table:table-cell office:value-type="float" office:value="3308.848588531" calcext:value-type="float">
            <text:p>3308.848588531</text:p>
          </table:table-cell>
          <table:table-cell office:value-type="float" office:value="3308.997236197" calcext:value-type="float">
            <text:p>3308.997236197</text:p>
          </table:table-cell>
          <table:table-cell table:formula="of:=MAX([.C40]-[.B40];[.D40]-[.B40])" office:value-type="float" office:value="0.51934498799983" calcext:value-type="float">
            <text:p>0.51934498799983</text:p>
          </table:table-cell>
          <table:table-cell office:value-type="float" office:value="695" calcext:value-type="float">
            <text:p>695</text:p>
          </table:table-cell>
          <table:table-cell table:formula="of:=[.F40]+[.G39]" office:value-type="float" office:value="14805" calcext:value-type="float">
            <text:p>14805</text:p>
          </table:table-cell>
          <table:table-cell table:formula="of:=[.F40]"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e7fwbaGRLzvhwAxpuqbRpxJKzhUUEKrhyedLZ6yZJ4m"}</text:p>
          </table:table-cell>
          <table:table-cell office:value-type="float" office:value="3311.582462815" calcext:value-type="float">
            <text:p>3311.582462815</text:p>
          </table:table-cell>
          <table:table-cell office:value-type="float" office:value="3311.963666055" calcext:value-type="float">
            <text:p>3311.963666055</text:p>
          </table:table-cell>
          <table:table-cell office:value-type="float" office:value="3312.135260443" calcext:value-type="float">
            <text:p>3312.135260443</text:p>
          </table:table-cell>
          <table:table-cell table:formula="of:=MAX([.C41]-[.B41];[.D41]-[.B41])" office:value-type="float" office:value="0.552797628000008" calcext:value-type="float">
            <text:p>0.552797628000008</text:p>
          </table:table-cell>
          <table:table-cell office:value-type="float" office:value="711" calcext:value-type="float">
            <text:p>711</text:p>
          </table:table-cell>
          <table:table-cell table:formula="of:=[.F41]+[.G40]" office:value-type="float" office:value="15516" calcext:value-type="float">
            <text:p>15516</text:p>
          </table:table-cell>
          <table:table-cell table:formula="of:=[.F41]" office:value-type="float" office:value="711" calcext:value-type="float">
            <text:p>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RLs3bZqMsqGprKQ5TqDApaSB3gNjyJG6biZGqsEyJ6EB"}</text:p>
          </table:table-cell>
          <table:table-cell office:value-type="float" office:value="3314.663844938" calcext:value-type="float">
            <text:p>3314.663844938</text:p>
          </table:table-cell>
          <table:table-cell office:value-type="float" office:value="3315.06147742" calcext:value-type="float">
            <text:p>3315.06147742</text:p>
          </table:table-cell>
          <table:table-cell office:value-type="float" office:value="3315.215813163" calcext:value-type="float">
            <text:p>3315.215813163</text:p>
          </table:table-cell>
          <table:table-cell table:formula="of:=MAX([.C42]-[.B42];[.D42]-[.B42])" office:value-type="float" office:value="0.55196822500011" calcext:value-type="float">
            <text:p>0.55196822500011</text:p>
          </table:table-cell>
          <table:table-cell office:value-type="float" office:value="727" calcext:value-type="float">
            <text:p>727</text:p>
          </table:table-cell>
          <table:table-cell table:formula="of:=[.F42]+[.G41]" office:value-type="float" office:value="16243" calcext:value-type="float">
            <text:p>16243</text:p>
          </table:table-cell>
          <table:table-cell table:formula="of:=[.F42]" office:value-type="float" office:value="727" calcext:value-type="float">
            <text:p>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dtmed8Z4utKDHTML6Q4ZQb8sS2Ch7yo9pefbbTbwxWP"}</text:p>
          </table:table-cell>
          <table:table-cell office:value-type="float" office:value="3317.762100248" calcext:value-type="float">
            <text:p>3317.762100248</text:p>
          </table:table-cell>
          <table:table-cell office:value-type="float" office:value="3318.11348434" calcext:value-type="float">
            <text:p>3318.11348434</text:p>
          </table:table-cell>
          <table:table-cell office:value-type="float" office:value="3318.29072023" calcext:value-type="float">
            <text:p>3318.29072023</text:p>
          </table:table-cell>
          <table:table-cell table:formula="of:=MAX([.C43]-[.B43];[.D43]-[.B43])" office:value-type="float" office:value="0.528619981999782" calcext:value-type="float">
            <text:p>0.528619981999782</text:p>
          </table:table-cell>
          <table:table-cell office:value-type="float" office:value="743" calcext:value-type="float">
            <text:p>743</text:p>
          </table:table-cell>
          <table:table-cell table:formula="of:=[.F43]+[.G42]" office:value-type="float" office:value="16986" calcext:value-type="float">
            <text:p>16986</text:p>
          </table:table-cell>
          <table:table-cell table:formula="of:=[.F43]" office:value-type="float" office:value="743" calcext:value-type="float">
            <text:p>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YW8mxSf2CEMHe3RquthU1dxdAyEdG3HCmVEess3xvTSK"}</text:p>
          </table:table-cell>
          <table:table-cell office:value-type="float" office:value="3320.854911084" calcext:value-type="float">
            <text:p>3320.854911084</text:p>
          </table:table-cell>
          <table:table-cell office:value-type="float" office:value="3321.245463987" calcext:value-type="float">
            <text:p>3321.245463987</text:p>
          </table:table-cell>
          <table:table-cell office:value-type="float" office:value="3321.371484361" calcext:value-type="float">
            <text:p>3321.371484361</text:p>
          </table:table-cell>
          <table:table-cell table:formula="of:=MAX([.C44]-[.B44];[.D44]-[.B44])" office:value-type="float" office:value="0.516573277000134" calcext:value-type="float">
            <text:p>0.516573277000134</text:p>
          </table:table-cell>
          <table:table-cell office:value-type="float" office:value="759" calcext:value-type="float">
            <text:p>759</text:p>
          </table:table-cell>
          <table:table-cell table:formula="of:=[.F44]+[.G43]" office:value-type="float" office:value="17745" calcext:value-type="float">
            <text:p>17745</text:p>
          </table:table-cell>
          <table:table-cell table:formula="of:=[.F44]" office:value-type="float" office:value="759" calcext:value-type="float">
            <text:p>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Q4NEnvvaZ4FRcoEYyLp4Rv8mxuJzDDTpdj4G5GTpGJE"}</text:p>
          </table:table-cell>
          <table:table-cell office:value-type="float" office:value="3324.062105558" calcext:value-type="float">
            <text:p>3324.062105558</text:p>
          </table:table-cell>
          <table:table-cell office:value-type="float" office:value="3324.537659129" calcext:value-type="float">
            <text:p>3324.537659129</text:p>
          </table:table-cell>
          <table:table-cell office:value-type="float" office:value="3324.617813102" calcext:value-type="float">
            <text:p>3324.617813102</text:p>
          </table:table-cell>
          <table:table-cell table:formula="of:=MAX([.C45]-[.B45];[.D45]-[.B45])" office:value-type="float" office:value="0.555707544000143" calcext:value-type="float">
            <text:p>0.555707544000143</text:p>
          </table:table-cell>
          <table:table-cell office:value-type="float" office:value="775" calcext:value-type="float">
            <text:p>775</text:p>
          </table:table-cell>
          <table:table-cell table:formula="of:=[.F45]+[.G44]" office:value-type="float" office:value="18520" calcext:value-type="float">
            <text:p>18520</text:p>
          </table:table-cell>
          <table:table-cell table:formula="of:=[.F45]" office:value-type="float" office:value="775" calcext:value-type="float">
            <text:p>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67r6AK5KRrQw8imjvQX112ALg9sM1x651j3yesV726d"}</text:p>
          </table:table-cell>
          <table:table-cell office:value-type="float" office:value="3327.143288344" calcext:value-type="float">
            <text:p>3327.143288344</text:p>
          </table:table-cell>
          <table:table-cell office:value-type="float" office:value="3327.521099852" calcext:value-type="float">
            <text:p>3327.521099852</text:p>
          </table:table-cell>
          <table:table-cell office:value-type="float" office:value="3327.698480674" calcext:value-type="float">
            <text:p>3327.698480674</text:p>
          </table:table-cell>
          <table:table-cell table:formula="of:=MAX([.C46]-[.B46];[.D46]-[.B46])" office:value-type="float" office:value="0.555192329999954" calcext:value-type="float">
            <text:p>0.555192329999954</text:p>
          </table:table-cell>
          <table:table-cell office:value-type="float" office:value="791" calcext:value-type="float">
            <text:p>791</text:p>
          </table:table-cell>
          <table:table-cell table:formula="of:=[.F46]+[.G45]" office:value-type="float" office:value="19311" calcext:value-type="float">
            <text:p>19311</text:p>
          </table:table-cell>
          <table:table-cell table:formula="of:=[.F46]" office:value-type="float" office:value="791" calcext:value-type="float">
            <text:p>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aGG2YbCxFU6JFxUu9aVaKxxqxiUbJPLTDG9ka7xcZ838"}</text:p>
          </table:table-cell>
          <table:table-cell office:value-type="float" office:value="3330.327400188" calcext:value-type="float">
            <text:p>3330.327400188</text:p>
          </table:table-cell>
          <table:table-cell office:value-type="float" office:value="3330.69323891" calcext:value-type="float">
            <text:p>3330.69323891</text:p>
          </table:table-cell>
          <table:table-cell office:value-type="float" office:value="3330.853255863" calcext:value-type="float">
            <text:p>3330.853255863</text:p>
          </table:table-cell>
          <table:table-cell table:formula="of:=MAX([.C47]-[.B47];[.D47]-[.B47])" office:value-type="float" office:value="0.525855675000003" calcext:value-type="float">
            <text:p>0.525855675000003</text:p>
          </table:table-cell>
          <table:table-cell office:value-type="float" office:value="807" calcext:value-type="float">
            <text:p>807</text:p>
          </table:table-cell>
          <table:table-cell table:formula="of:=[.F47]+[.G46]" office:value-type="float" office:value="20118" calcext:value-type="float">
            <text:p>20118</text:p>
          </table:table-cell>
          <table:table-cell table:formula="of:=[.F47]"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SmYrEJYQnUjWQKYvNZ574SJuax8grb2Wmo11duV1fx4t"}</text:p>
          </table:table-cell>
          <table:table-cell office:value-type="float" office:value="3333.414584559" calcext:value-type="float">
            <text:p>3333.414584559</text:p>
          </table:table-cell>
          <table:table-cell office:value-type="float" office:value="3333.859503284" calcext:value-type="float">
            <text:p>3333.859503284</text:p>
          </table:table-cell>
          <table:table-cell office:value-type="float" office:value="3333.956859653" calcext:value-type="float">
            <text:p>3333.956859653</text:p>
          </table:table-cell>
          <table:table-cell table:formula="of:=MAX([.C48]-[.B48];[.D48]-[.B48])" office:value-type="float" office:value="0.542275093999706" calcext:value-type="float">
            <text:p>0.542275093999706</text:p>
          </table:table-cell>
          <table:table-cell office:value-type="float" office:value="823" calcext:value-type="float">
            <text:p>823</text:p>
          </table:table-cell>
          <table:table-cell table:formula="of:=[.F48]+[.G47]" office:value-type="float" office:value="20941" calcext:value-type="float">
            <text:p>20941</text:p>
          </table:table-cell>
          <table:table-cell table:formula="of:=[.F48]" office:value-type="float" office:value="823" calcext:value-type="float">
            <text:p>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eym4hQwpBszxRfTjap1mminuoFMjjjD3mdvzesFCLDf"}</text:p>
          </table:table-cell>
          <table:table-cell office:value-type="float" office:value="3336.587192539" calcext:value-type="float">
            <text:p>3336.587192539</text:p>
          </table:table-cell>
          <table:table-cell office:value-type="float" office:value="3336.945936227" calcext:value-type="float">
            <text:p>3336.945936227</text:p>
          </table:table-cell>
          <table:table-cell office:value-type="float" office:value="3337.140460571" calcext:value-type="float">
            <text:p>3337.140460571</text:p>
          </table:table-cell>
          <table:table-cell table:formula="of:=MAX([.C49]-[.B49];[.D49]-[.B49])" office:value-type="float" office:value="0.553268031999778" calcext:value-type="float">
            <text:p>0.553268031999778</text:p>
          </table:table-cell>
          <table:table-cell office:value-type="float" office:value="839" calcext:value-type="float">
            <text:p>839</text:p>
          </table:table-cell>
          <table:table-cell table:formula="of:=[.F49]+[.G48]" office:value-type="float" office:value="21780" calcext:value-type="float">
            <text:p>21780</text:p>
          </table:table-cell>
          <table:table-cell table:formula="of:=[.F49]"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eBiepkmiKjT61dx5q6zYfE1tGdrZuyHNNVZfMoWFoiKc"}</text:p>
          </table:table-cell>
          <table:table-cell office:value-type="float" office:value="3339.777259162" calcext:value-type="float">
            <text:p>3339.777259162</text:p>
          </table:table-cell>
          <table:table-cell office:value-type="float" office:value="3340.158054152" calcext:value-type="float">
            <text:p>3340.158054152</text:p>
          </table:table-cell>
          <table:table-cell office:value-type="float" office:value="3340.324050403" calcext:value-type="float">
            <text:p>3340.324050403</text:p>
          </table:table-cell>
          <table:table-cell table:formula="of:=MAX([.C50]-[.B50];[.D50]-[.B50])" office:value-type="float" office:value="0.546791240999937" calcext:value-type="float">
            <text:p>0.546791240999937</text:p>
          </table:table-cell>
          <table:table-cell office:value-type="float" office:value="855" calcext:value-type="float">
            <text:p>855</text:p>
          </table:table-cell>
          <table:table-cell table:formula="of:=[.F50]+[.G49]" office:value-type="float" office:value="22635" calcext:value-type="float">
            <text:p>22635</text:p>
          </table:table-cell>
          <table:table-cell table:formula="of:=[.F50]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ahfTntuLZZek5XFdJqoGCfixWw8KV8MqHTTjvUDtrqvJ"}</text:p>
          </table:table-cell>
          <table:table-cell office:value-type="float" office:value="3342.858620689" calcext:value-type="float">
            <text:p>3342.858620689</text:p>
          </table:table-cell>
          <table:table-cell office:value-type="float" office:value="3343.290145707" calcext:value-type="float">
            <text:p>3343.290145707</text:p>
          </table:table-cell>
          <table:table-cell office:value-type="float" office:value="3343.387516207" calcext:value-type="float">
            <text:p>3343.387516207</text:p>
          </table:table-cell>
          <table:table-cell table:formula="of:=MAX([.C51]-[.B51];[.D51]-[.B51])" office:value-type="float" office:value="0.528895517999899" calcext:value-type="float">
            <text:p>0.528895517999899</text:p>
          </table:table-cell>
          <table:table-cell office:value-type="float" office:value="871" calcext:value-type="float">
            <text:p>871</text:p>
          </table:table-cell>
          <table:table-cell table:formula="of:=[.F51]+[.G50]" office:value-type="float" office:value="23506" calcext:value-type="float">
            <text:p>23506</text:p>
          </table:table-cell>
          <table:table-cell table:formula="of:=[.F51]"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RnigJqeWD65g9ZnuEmvm49ZyLkb6VB5itwthm4UGzoJN"}</text:p>
          </table:table-cell>
          <table:table-cell office:value-type="float" office:value="3345.974336935" calcext:value-type="float">
            <text:p>3345.974336935</text:p>
          </table:table-cell>
          <table:table-cell office:value-type="float" office:value="3346.325109351" calcext:value-type="float">
            <text:p>3346.325109351</text:p>
          </table:table-cell>
          <table:table-cell office:value-type="float" office:value="3346.502483147" calcext:value-type="float">
            <text:p>3346.502483147</text:p>
          </table:table-cell>
          <table:table-cell table:formula="of:=MAX([.C52]-[.B52];[.D52]-[.B52])" office:value-type="float" office:value="0.528146212000138" calcext:value-type="float">
            <text:p>0.528146212000138</text:p>
          </table:table-cell>
          <table:table-cell office:value-type="float" office:value="887" calcext:value-type="float">
            <text:p>887</text:p>
          </table:table-cell>
          <table:table-cell table:formula="of:=[.F52]+[.G51]" office:value-type="float" office:value="24393" calcext:value-type="float">
            <text:p>24393</text:p>
          </table:table-cell>
          <table:table-cell table:formula="of:=[.F52]" office:value-type="float" office:value="887" calcext:value-type="float">
            <text:p>8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RAxfAFKgXsgKYTraULhRjbyY4c2B16FGW7jZ27kKr6vA"}</text:p>
          </table:table-cell>
          <table:table-cell office:value-type="float" office:value="3349.158702107" calcext:value-type="float">
            <text:p>3349.158702107</text:p>
          </table:table-cell>
          <table:table-cell office:value-type="float" office:value="3349.519900391" calcext:value-type="float">
            <text:p>3349.519900391</text:p>
          </table:table-cell>
          <table:table-cell office:value-type="float" office:value="3349.680173065" calcext:value-type="float">
            <text:p>3349.680173065</text:p>
          </table:table-cell>
          <table:table-cell table:formula="of:=MAX([.C53]-[.B53];[.D53]-[.B53])" office:value-type="float" office:value="0.521470958000009" calcext:value-type="float">
            <text:p>0.521470958000009</text:p>
          </table:table-cell>
          <table:table-cell office:value-type="float" office:value="903" calcext:value-type="float">
            <text:p>903</text:p>
          </table:table-cell>
          <table:table-cell table:formula="of:=[.F53]+[.G52]" office:value-type="float" office:value="25296" calcext:value-type="float">
            <text:p>25296</text:p>
          </table:table-cell>
          <table:table-cell table:formula="of:=[.F53]"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ZUxjxmK2Vx6WQ8zGx97rzZ5jn2NCsFZY8qswDb6cRzNb"}</text:p>
          </table:table-cell>
          <table:table-cell office:value-type="float" office:value="3352.348957251" calcext:value-type="float">
            <text:p>3352.348957251</text:p>
          </table:table-cell>
          <table:table-cell office:value-type="float" office:value="3352.777716177" calcext:value-type="float">
            <text:p>3352.777716177</text:p>
          </table:table-cell>
          <table:table-cell office:value-type="float" office:value="3352.880815566" calcext:value-type="float">
            <text:p>3352.880815566</text:p>
          </table:table-cell>
          <table:table-cell table:formula="of:=MAX([.C54]-[.B54];[.D54]-[.B54])" office:value-type="float" office:value="0.531858315000136" calcext:value-type="float">
            <text:p>0.531858315000136</text:p>
          </table:table-cell>
          <table:table-cell office:value-type="float" office:value="919" calcext:value-type="float">
            <text:p>919</text:p>
          </table:table-cell>
          <table:table-cell table:formula="of:=[.F54]+[.G53]" office:value-type="float" office:value="26215" calcext:value-type="float">
            <text:p>26215</text:p>
          </table:table-cell>
          <table:table-cell table:formula="of:=[.F54]" office:value-type="float" office:value="919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RM1SYyy6AZe8BtYKc4GkmvwCJcJZjoN1La6kpCbpZtr"}</text:p>
          </table:table-cell>
          <table:table-cell office:value-type="float" office:value="3355.447593217" calcext:value-type="float">
            <text:p>3355.447593217</text:p>
          </table:table-cell>
          <table:table-cell office:value-type="float" office:value="3355.818369405" calcext:value-type="float">
            <text:p>3355.818369405</text:p>
          </table:table-cell>
          <table:table-cell office:value-type="float" office:value="3355.984275383" calcext:value-type="float">
            <text:p>3355.984275383</text:p>
          </table:table-cell>
          <table:table-cell table:formula="of:=MAX([.C55]-[.B55];[.D55]-[.B55])" office:value-type="float" office:value="0.536682165999991" calcext:value-type="float">
            <text:p>0.536682165999991</text:p>
          </table:table-cell>
          <table:table-cell office:value-type="float" office:value="935" calcext:value-type="float">
            <text:p>935</text:p>
          </table:table-cell>
          <table:table-cell table:formula="of:=[.F55]+[.G54]" office:value-type="float" office:value="27150" calcext:value-type="float">
            <text:p>27150</text:p>
          </table:table-cell>
          <table:table-cell table:formula="of:=[.F55]" office:value-type="float" office:value="935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rnRTFqjCYjA8PyEZ5G3fDexhXXKcXKLJXkmsgHEkd7n"}</text:p>
          </table:table-cell>
          <table:table-cell office:value-type="float" office:value="3358.626027248" calcext:value-type="float">
            <text:p>3358.626027248</text:p>
          </table:table-cell>
          <table:table-cell office:value-type="float" office:value="3359.07613787" calcext:value-type="float">
            <text:p>3359.07613787</text:p>
          </table:table-cell>
          <table:table-cell office:value-type="float" office:value="3359.150620464" calcext:value-type="float">
            <text:p>3359.150620464</text:p>
          </table:table-cell>
          <table:table-cell table:formula="of:=MAX([.C56]-[.B56];[.D56]-[.B56])" office:value-type="float" office:value="0.524593216000085" calcext:value-type="float">
            <text:p>0.524593216000085</text:p>
          </table:table-cell>
          <table:table-cell office:value-type="float" office:value="951" calcext:value-type="float">
            <text:p>951</text:p>
          </table:table-cell>
          <table:table-cell table:formula="of:=[.F56]+[.G55]" office:value-type="float" office:value="28101" calcext:value-type="float">
            <text:p>28101</text:p>
          </table:table-cell>
          <table:table-cell table:formula="of:=[.F56]" office:value-type="float" office:value="951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Fj1kdV7FHatyyHHAesqCCKmf36jfjQRU5aaMNBHLgQd"}</text:p>
          </table:table-cell>
          <table:table-cell office:value-type="float" office:value="3361.736204547" calcext:value-type="float">
            <text:p>3361.736204547</text:p>
          </table:table-cell>
          <table:table-cell office:value-type="float" office:value="3362.128295629" calcext:value-type="float">
            <text:p>3362.128295629</text:p>
          </table:table-cell>
          <table:table-cell office:value-type="float" office:value="3362.265529984" calcext:value-type="float">
            <text:p>3362.265529984</text:p>
          </table:table-cell>
          <table:table-cell table:formula="of:=MAX([.C57]-[.B57];[.D57]-[.B57])" office:value-type="float" office:value="0.529325436999898" calcext:value-type="float">
            <text:p>0.529325436999898</text:p>
          </table:table-cell>
          <table:table-cell office:value-type="float" office:value="967" calcext:value-type="float">
            <text:p>967</text:p>
          </table:table-cell>
          <table:table-cell table:formula="of:=[.F57]+[.G56]" office:value-type="float" office:value="29068" calcext:value-type="float">
            <text:p>29068</text:p>
          </table:table-cell>
          <table:table-cell table:formula="of:=[.F57]" office:value-type="float" office:value="967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SbBmwhMjLEYjYGADq9v6zSdnUvskVMruVoWELhF2nKio"}</text:p>
          </table:table-cell>
          <table:table-cell office:value-type="float" office:value="3364.932275992" calcext:value-type="float">
            <text:p>3364.932275992</text:p>
          </table:table-cell>
          <table:table-cell office:value-type="float" office:value="3365.323270127" calcext:value-type="float">
            <text:p>3365.323270127</text:p>
          </table:table-cell>
          <table:table-cell office:value-type="float" office:value="3365.477640014" calcext:value-type="float">
            <text:p>3365.477640014</text:p>
          </table:table-cell>
          <table:table-cell table:formula="of:=MAX([.C58]-[.B58];[.D58]-[.B58])" office:value-type="float" office:value="0.545364021999831" calcext:value-type="float">
            <text:p>0.545364021999831</text:p>
          </table:table-cell>
          <table:table-cell office:value-type="float" office:value="983" calcext:value-type="float">
            <text:p>983</text:p>
          </table:table-cell>
          <table:table-cell table:formula="of:=[.F58]+[.G57]" office:value-type="float" office:value="30051" calcext:value-type="float">
            <text:p>30051</text:p>
          </table:table-cell>
          <table:table-cell table:formula="of:=[.F58]" office:value-type="float" office:value="98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aQcRembErxQUymTe39EypbTcW2oomGZp3E7JzYNQhgu5"}</text:p>
          </table:table-cell>
          <table:table-cell office:value-type="float" office:value="3368.036777834" calcext:value-type="float">
            <text:p>3368.036777834</text:p>
          </table:table-cell>
          <table:table-cell office:value-type="float" office:value="3368.409647148" calcext:value-type="float">
            <text:p>3368.409647148</text:p>
          </table:table-cell>
          <table:table-cell office:value-type="float" office:value="3368.552784229" calcext:value-type="float">
            <text:p>3368.552784229</text:p>
          </table:table-cell>
          <table:table-cell table:formula="of:=MAX([.C59]-[.B59];[.D59]-[.B59])" office:value-type="float" office:value="0.516006394999749" calcext:value-type="float">
            <text:p>0.516006394999749</text:p>
          </table:table-cell>
          <table:table-cell office:value-type="float" office:value="999" calcext:value-type="float">
            <text:p>999</text:p>
          </table:table-cell>
          <table:table-cell table:formula="of:=[.F59]+[.G58]" office:value-type="float" office:value="31050" calcext:value-type="float">
            <text:p>31050</text:p>
          </table:table-cell>
          <table:table-cell table:formula="of:=[.F59]" office:value-type="float" office:value="999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9bbdCruhaQafsAezXRzKfGc423L4FTiGFNJDBMdScsb"}</text:p>
          </table:table-cell>
          <table:table-cell office:value-type="float" office:value="3371.141188893" calcext:value-type="float">
            <text:p>3371.141188893</text:p>
          </table:table-cell>
          <table:table-cell office:value-type="float" office:value="3371.598730318" calcext:value-type="float">
            <text:p>3371.598730318</text:p>
          </table:table-cell>
          <table:table-cell office:value-type="float" office:value="3371.656366555" calcext:value-type="float">
            <text:p>3371.656366555</text:p>
          </table:table-cell>
          <table:table-cell table:formula="of:=MAX([.C60]-[.B60];[.D60]-[.B60])" office:value-type="float" office:value="0.515177662000042" calcext:value-type="float">
            <text:p>0.515177662000042</text:p>
          </table:table-cell>
          <table:table-cell office:value-type="float" office:value="1015" calcext:value-type="float">
            <text:p>1015</text:p>
          </table:table-cell>
          <table:table-cell table:formula="of:=[.F60]+[.G59]" office:value-type="float" office:value="32065" calcext:value-type="float">
            <text:p>32065</text:p>
          </table:table-cell>
          <table:table-cell table:formula="of:=[.F60]" office:value-type="float" office:value="1015" calcext:value-type="float">
            <text:p>1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tRzFcFHqkKWp3b3bjbrLQnynpgXurZZUf7LtjF2UEeA"}</text:p>
          </table:table-cell>
          <table:table-cell office:value-type="float" office:value="3374.245473442" calcext:value-type="float">
            <text:p>3374.245473442</text:p>
          </table:table-cell>
          <table:table-cell office:value-type="float" office:value="3374.593669454" calcext:value-type="float">
            <text:p>3374.593669454</text:p>
          </table:table-cell>
          <table:table-cell office:value-type="float" office:value="3374.782538574" calcext:value-type="float">
            <text:p>3374.782538574</text:p>
          </table:table-cell>
          <table:table-cell table:formula="of:=MAX([.C61]-[.B61];[.D61]-[.B61])" office:value-type="float" office:value="0.537065131999952" calcext:value-type="float">
            <text:p>0.537065131999952</text:p>
          </table:table-cell>
          <table:table-cell office:value-type="float" office:value="1031" calcext:value-type="float">
            <text:p>1031</text:p>
          </table:table-cell>
          <table:table-cell table:formula="of:=[.F61]+[.G60]" office:value-type="float" office:value="33096" calcext:value-type="float">
            <text:p>33096</text:p>
          </table:table-cell>
          <table:table-cell table:formula="of:=[.F61]" office:value-type="float" office:value="1031" calcext:value-type="float">
            <text:p>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57EDcQJ8Ye6R6c465nBf3uS4629FPU2atEKQHKanwLT"}</text:p>
          </table:table-cell>
          <table:table-cell office:value-type="float" office:value="3377.332505737" calcext:value-type="float">
            <text:p>3377.332505737</text:p>
          </table:table-cell>
          <table:table-cell office:value-type="float" office:value="3377.805588644" calcext:value-type="float">
            <text:p>3377.805588644</text:p>
          </table:table-cell>
          <table:table-cell office:value-type="float" office:value="3377.874528203" calcext:value-type="float">
            <text:p>3377.874528203</text:p>
          </table:table-cell>
          <table:table-cell table:formula="of:=MAX([.C62]-[.B62];[.D62]-[.B62])" office:value-type="float" office:value="0.542022466000162" calcext:value-type="float">
            <text:p>0.542022466000162</text:p>
          </table:table-cell>
          <table:table-cell office:value-type="float" office:value="1047" calcext:value-type="float">
            <text:p>1047</text:p>
          </table:table-cell>
          <table:table-cell table:formula="of:=[.F62]+[.G61]" office:value-type="float" office:value="34143" calcext:value-type="float">
            <text:p>34143</text:p>
          </table:table-cell>
          <table:table-cell table:formula="of:=[.F62]" office:value-type="float" office:value="1047" calcext:value-type="float">
            <text:p>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XFhmNBb4rKHgqxBSBZbh4ansX4xbn4rd7H5mnHAHGMR"}</text:p>
          </table:table-cell>
          <table:table-cell office:value-type="float" office:value="3380.522675013" calcext:value-type="float">
            <text:p>3380.522675013</text:p>
          </table:table-cell>
          <table:table-cell office:value-type="float" office:value="3380.89175472" calcext:value-type="float">
            <text:p>3380.89175472</text:p>
          </table:table-cell>
          <table:table-cell office:value-type="float" office:value="3381.058181265" calcext:value-type="float">
            <text:p>3381.058181265</text:p>
          </table:table-cell>
          <table:table-cell table:formula="of:=MAX([.C63]-[.B63];[.D63]-[.B63])" office:value-type="float" office:value="0.535506251999777" calcext:value-type="float">
            <text:p>0.535506251999777</text:p>
          </table:table-cell>
          <table:table-cell office:value-type="float" office:value="1063" calcext:value-type="float">
            <text:p>1063</text:p>
          </table:table-cell>
          <table:table-cell table:formula="of:=[.F63]+[.G62]" office:value-type="float" office:value="35206" calcext:value-type="float">
            <text:p>35206</text:p>
          </table:table-cell>
          <table:table-cell table:formula="of:=[.F63]" office:value-type="float" office:value="1063" calcext:value-type="float">
            <text:p>1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aGjEmS1A9WiMbKtGMegR2fNs7MwkxqHd9A538WKLEKPX"}</text:p>
          </table:table-cell>
          <table:table-cell office:value-type="float" office:value="3383.615302009" calcext:value-type="float">
            <text:p>3383.615302009</text:p>
          </table:table-cell>
          <table:table-cell office:value-type="float" office:value="3383.966650596" calcext:value-type="float">
            <text:p>3383.966650596</text:p>
          </table:table-cell>
          <table:table-cell office:value-type="float" office:value="3384.127322993" calcext:value-type="float">
            <text:p>3384.127322993</text:p>
          </table:table-cell>
          <table:table-cell table:formula="of:=MAX([.C64]-[.B64];[.D64]-[.B64])" office:value-type="float" office:value="0.512020983999719" calcext:value-type="float">
            <text:p>0.512020983999719</text:p>
          </table:table-cell>
          <table:table-cell office:value-type="float" office:value="1079" calcext:value-type="float">
            <text:p>1079</text:p>
          </table:table-cell>
          <table:table-cell table:formula="of:=[.F64]+[.G63]" office:value-type="float" office:value="36285" calcext:value-type="float">
            <text:p>36285</text:p>
          </table:table-cell>
          <table:table-cell table:formula="of:=[.F64]" office:value-type="float" office:value="1079" calcext:value-type="float">
            <text:p>1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7WeskUWKjYZdyEnDP7xfYCgfEAt3f8EjTfjpjkaPEzD"}</text:p>
          </table:table-cell>
          <table:table-cell office:value-type="float" office:value="3386.822546486" calcext:value-type="float">
            <text:p>3386.822546486</text:p>
          </table:table-cell>
          <table:table-cell office:value-type="float" office:value="3387.207511427" calcext:value-type="float">
            <text:p>3387.207511427</text:p>
          </table:table-cell>
          <table:table-cell office:value-type="float" office:value="3387.350860273" calcext:value-type="float">
            <text:p>3387.350860273</text:p>
          </table:table-cell>
          <table:table-cell table:formula="of:=MAX([.C65]-[.B65];[.D65]-[.B65])" office:value-type="float" office:value="0.528313786999661" calcext:value-type="float">
            <text:p>0.528313786999661</text:p>
          </table:table-cell>
          <table:table-cell office:value-type="float" office:value="1095" calcext:value-type="float">
            <text:p>1095</text:p>
          </table:table-cell>
          <table:table-cell table:formula="of:=[.F65]+[.G64]" office:value-type="float" office:value="37380" calcext:value-type="float">
            <text:p>37380</text:p>
          </table:table-cell>
          <table:table-cell table:formula="of:=[.F65]" office:value-type="float" office:value="1095" calcext:value-type="float">
            <text:p>1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SfWmaTmUqAUaTzjY89tLWmxzxFGJCL8Xqme4GvC5Pha"}</text:p>
          </table:table-cell>
          <table:table-cell office:value-type="float" office:value="3389.909613444" calcext:value-type="float">
            <text:p>3389.909613444</text:p>
          </table:table-cell>
          <table:table-cell office:value-type="float" office:value="3390.362390406" calcext:value-type="float">
            <text:p>3390.362390406</text:p>
          </table:table-cell>
          <table:table-cell office:value-type="float" office:value="3390.459950692" calcext:value-type="float">
            <text:p>3390.459950692</text:p>
          </table:table-cell>
          <table:table-cell table:formula="of:=MAX([.C66]-[.B66];[.D66]-[.B66])" office:value-type="float" office:value="0.550337247999778" calcext:value-type="float">
            <text:p>0.550337247999778</text:p>
          </table:table-cell>
          <table:table-cell office:value-type="float" office:value="1111" calcext:value-type="float">
            <text:p>1111</text:p>
          </table:table-cell>
          <table:table-cell table:formula="of:=[.F66]+[.G65]" office:value-type="float" office:value="38491" calcext:value-type="float">
            <text:p>38491</text:p>
          </table:table-cell>
          <table:table-cell table:formula="of:=[.F66]" office:value-type="float" office:value="1111" calcext:value-type="float">
            <text:p>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cCuBWs75re2KgZDv9hf1D3JTmN3n4viQXEYY7YNEc38a"}</text:p>
          </table:table-cell>
          <table:table-cell office:value-type="float" office:value="3393.099579308" calcext:value-type="float">
            <text:p>3393.099579308</text:p>
          </table:table-cell>
          <table:table-cell office:value-type="float" office:value="3393.477246039" calcext:value-type="float">
            <text:p>3393.477246039</text:p>
          </table:table-cell>
          <table:table-cell office:value-type="float" office:value="3393.620752883" calcext:value-type="float">
            <text:p>3393.620752883</text:p>
          </table:table-cell>
          <table:table-cell table:formula="of:=MAX([.C67]-[.B67];[.D67]-[.B67])" office:value-type="float" office:value="0.521173574999921" calcext:value-type="float">
            <text:p>0.521173574999921</text:p>
          </table:table-cell>
          <table:table-cell office:value-type="float" office:value="1127" calcext:value-type="float">
            <text:p>1127</text:p>
          </table:table-cell>
          <table:table-cell table:formula="of:=[.F67]+[.G66]" office:value-type="float" office:value="39618" calcext:value-type="float">
            <text:p>39618</text:p>
          </table:table-cell>
          <table:table-cell table:formula="of:=[.F67]" office:value-type="float" office:value="1127" calcext:value-type="float">
            <text:p>1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eMWPbNz6RCCbCvrZ9vyqKuWmwcBu52GXxkU3dD54q99Y"}</text:p>
          </table:table-cell>
          <table:table-cell office:value-type="float" office:value="3396.18086845" calcext:value-type="float">
            <text:p>3396.18086845</text:p>
          </table:table-cell>
          <table:table-cell office:value-type="float" office:value="3396.575121499" calcext:value-type="float">
            <text:p>3396.575121499</text:p>
          </table:table-cell>
          <table:table-cell office:value-type="float" office:value="3396.724207157" calcext:value-type="float">
            <text:p>3396.724207157</text:p>
          </table:table-cell>
          <table:table-cell table:formula="of:=MAX([.C68]-[.B68];[.D68]-[.B68])" office:value-type="float" office:value="0.543338706999748" calcext:value-type="float">
            <text:p>0.543338706999748</text:p>
          </table:table-cell>
          <table:table-cell office:value-type="float" office:value="1143" calcext:value-type="float">
            <text:p>1143</text:p>
          </table:table-cell>
          <table:table-cell table:formula="of:=[.F68]+[.G67]" office:value-type="float" office:value="40761" calcext:value-type="float">
            <text:p>40761</text:p>
          </table:table-cell>
          <table:table-cell table:formula="of:=[.F68]" office:value-type="float" office:value="1143" calcext:value-type="float">
            <text:p>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QjKYEf9y34APC33cbNGSLFfw5pihiW19yMZbktJSfYR"}</text:p>
          </table:table-cell>
          <table:table-cell office:value-type="float" office:value="3399.353675392" calcext:value-type="float">
            <text:p>3399.353675392</text:p>
          </table:table-cell>
          <table:table-cell office:value-type="float" office:value="3399.701371791" calcext:value-type="float">
            <text:p>3399.701371791</text:p>
          </table:table-cell>
          <table:table-cell office:value-type="float" office:value="3399.867812296" calcext:value-type="float">
            <text:p>3399.867812296</text:p>
          </table:table-cell>
          <table:table-cell table:formula="of:=MAX([.C69]-[.B69];[.D69]-[.B69])" office:value-type="float" office:value="0.514136904000225" calcext:value-type="float">
            <text:p>0.514136904000225</text:p>
          </table:table-cell>
          <table:table-cell office:value-type="float" office:value="1159" calcext:value-type="float">
            <text:p>1159</text:p>
          </table:table-cell>
          <table:table-cell table:formula="of:=[.F69]+[.G68]" office:value-type="float" office:value="41920" calcext:value-type="float">
            <text:p>41920</text:p>
          </table:table-cell>
          <table:table-cell table:formula="of:=[.F69]" office:value-type="float" office:value="1159" calcext:value-type="float">
            <text:p>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UwJWpZqoyQEg4Auip7eoBEXutH5bc9wpNbW61as6iCiT"}</text:p>
          </table:table-cell>
          <table:table-cell office:value-type="float" office:value="3402.417592407" calcext:value-type="float">
            <text:p>3402.417592407</text:p>
          </table:table-cell>
          <table:table-cell office:value-type="float" office:value="3402.879025085" calcext:value-type="float">
            <text:p>3402.879025085</text:p>
          </table:table-cell>
          <table:table-cell office:value-type="float" office:value="3402.948300011" calcext:value-type="float">
            <text:p>3402.948300011</text:p>
          </table:table-cell>
          <table:table-cell table:formula="of:=MAX([.C70]-[.B70];[.D70]-[.B70])" office:value-type="float" office:value="0.530707603999872" calcext:value-type="float">
            <text:p>0.530707603999872</text:p>
          </table:table-cell>
          <table:table-cell office:value-type="float" office:value="1175" calcext:value-type="float">
            <text:p>1175</text:p>
          </table:table-cell>
          <table:table-cell table:formula="of:=[.F70]+[.G69]" office:value-type="float" office:value="43095" calcext:value-type="float">
            <text:p>43095</text:p>
          </table:table-cell>
          <table:table-cell table:formula="of:=[.F70]" office:value-type="float" office:value="1175" calcext:value-type="float">
            <text:p>1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SrRcJbS3GzAFAVFFHZZ2E28ZyXawRDVNVeUJXyfZvWa"}</text:p>
          </table:table-cell>
          <table:table-cell office:value-type="float" office:value="3405.499023228" calcext:value-type="float">
            <text:p>3405.499023228</text:p>
          </table:table-cell>
          <table:table-cell office:value-type="float" office:value="3405.87962585" calcext:value-type="float">
            <text:p>3405.87962585</text:p>
          </table:table-cell>
          <table:table-cell office:value-type="float" office:value="3406.017384385" calcext:value-type="float">
            <text:p>3406.017384385</text:p>
          </table:table-cell>
          <table:table-cell table:formula="of:=MAX([.C71]-[.B71];[.D71]-[.B71])" office:value-type="float" office:value="0.518361156999617" calcext:value-type="float">
            <text:p>0.518361156999617</text:p>
          </table:table-cell>
          <table:table-cell office:value-type="float" office:value="1191" calcext:value-type="float">
            <text:p>1191</text:p>
          </table:table-cell>
          <table:table-cell table:formula="of:=[.F71]+[.G70]" office:value-type="float" office:value="44286" calcext:value-type="float">
            <text:p>44286</text:p>
          </table:table-cell>
          <table:table-cell table:formula="of:=[.F71]" office:value-type="float" office:value="1191" calcext:value-type="float">
            <text:p>1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TpMNxYPyUyjowsjwYfTsbjBPdX93ncFiQL91FcCLaYfS"}</text:p>
          </table:table-cell>
          <table:table-cell office:value-type="float" office:value="3408.683302717" calcext:value-type="float">
            <text:p>3408.683302717</text:p>
          </table:table-cell>
          <table:table-cell office:value-type="float" office:value="3409.160156177" calcext:value-type="float">
            <text:p>3409.160156177</text:p>
          </table:table-cell>
          <table:table-cell office:value-type="float" office:value="3409.321077594" calcext:value-type="float">
            <text:p>3409.321077594</text:p>
          </table:table-cell>
          <table:table-cell table:formula="of:=MAX([.C72]-[.B72];[.D72]-[.B72])" office:value-type="float" office:value="0.637774877000084" calcext:value-type="float">
            <text:p>0.637774877000084</text:p>
          </table:table-cell>
          <table:table-cell office:value-type="float" office:value="1207" calcext:value-type="float">
            <text:p>1207</text:p>
          </table:table-cell>
          <table:table-cell table:formula="of:=[.F72]+[.G71]" office:value-type="float" office:value="45493" calcext:value-type="float">
            <text:p>45493</text:p>
          </table:table-cell>
          <table:table-cell table:formula="of:=[.F72]" office:value-type="float" office:value="1207" calcext:value-type="float">
            <text:p>1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YYoAmRJBEvgHXir4RjCRnFLd4vP9vdYDM3yLdYCUwkYo"}</text:p>
          </table:table-cell>
          <table:table-cell office:value-type="float" office:value="3411.770103777" calcext:value-type="float">
            <text:p>3411.770103777</text:p>
          </table:table-cell>
          <table:table-cell office:value-type="float" office:value="3412.223583247" calcext:value-type="float">
            <text:p>3412.223583247</text:p>
          </table:table-cell>
          <table:table-cell office:value-type="float" office:value="3412.315932091" calcext:value-type="float">
            <text:p>3412.315932091</text:p>
          </table:table-cell>
          <table:table-cell table:formula="of:=MAX([.C73]-[.B73];[.D73]-[.B73])" office:value-type="float" office:value="0.545828314000119" calcext:value-type="float">
            <text:p>0.545828314000119</text:p>
          </table:table-cell>
          <table:table-cell office:value-type="float" office:value="1223" calcext:value-type="float">
            <text:p>1223</text:p>
          </table:table-cell>
          <table:table-cell table:formula="of:=[.F73]+[.G72]" office:value-type="float" office:value="46716" calcext:value-type="float">
            <text:p>46716</text:p>
          </table:table-cell>
          <table:table-cell table:formula="of:=[.F73]" office:value-type="float" office:value="1223" calcext:value-type="float">
            <text:p>1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aeiNZVFypfQaqxKKxVxrbjKZYGct6FE5UinEEWZeumD"}</text:p>
          </table:table-cell>
          <table:table-cell office:value-type="float" office:value="3414.954486198" calcext:value-type="float">
            <text:p>3414.954486198</text:p>
          </table:table-cell>
          <table:table-cell office:value-type="float" office:value="3415.304435301" calcext:value-type="float">
            <text:p>3415.304435301</text:p>
          </table:table-cell>
          <table:table-cell office:value-type="float" office:value="3415.477463341" calcext:value-type="float">
            <text:p>3415.477463341</text:p>
          </table:table-cell>
          <table:table-cell table:formula="of:=MAX([.C74]-[.B74];[.D74]-[.B74])" office:value-type="float" office:value="0.522977143000389" calcext:value-type="float">
            <text:p>0.522977143000389</text:p>
          </table:table-cell>
          <table:table-cell office:value-type="float" office:value="1239" calcext:value-type="float">
            <text:p>1239</text:p>
          </table:table-cell>
          <table:table-cell table:formula="of:=[.F74]+[.G73]" office:value-type="float" office:value="47955" calcext:value-type="float">
            <text:p>47955</text:p>
          </table:table-cell>
          <table:table-cell table:formula="of:=[.F74]" office:value-type="float" office:value="1239" calcext:value-type="float">
            <text:p>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nm5KDubJUGR7kq7j6MJf2dUpqhhttRxinZc5dExJTkp"}</text:p>
          </table:table-cell>
          <table:table-cell office:value-type="float" office:value="3418.041498192" calcext:value-type="float">
            <text:p>3418.041498192</text:p>
          </table:table-cell>
          <table:table-cell office:value-type="float" office:value="3418.396409878" calcext:value-type="float">
            <text:p>3418.396409878</text:p>
          </table:table-cell>
          <table:table-cell office:value-type="float" office:value="3418.574187306" calcext:value-type="float">
            <text:p>3418.574187306</text:p>
          </table:table-cell>
          <table:table-cell table:formula="of:=MAX([.C75]-[.B75];[.D75]-[.B75])" office:value-type="float" office:value="0.532689114000277" calcext:value-type="float">
            <text:p>0.532689114000277</text:p>
          </table:table-cell>
          <table:table-cell office:value-type="float" office:value="1255" calcext:value-type="float">
            <text:p>1255</text:p>
          </table:table-cell>
          <table:table-cell table:formula="of:=[.F75]+[.G74]" office:value-type="float" office:value="49210" calcext:value-type="float">
            <text:p>49210</text:p>
          </table:table-cell>
          <table:table-cell table:formula="of:=[.F75]" office:value-type="float" office:value="1255" calcext:value-type="float">
            <text:p>1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GmhmHsWBNT2eHAr5fNgz39cjtmU8wLXQjjSewAsYVMc"}</text:p>
          </table:table-cell>
          <table:table-cell office:value-type="float" office:value="3421.231363949" calcext:value-type="float">
            <text:p>3421.231363949</text:p>
          </table:table-cell>
          <table:table-cell office:value-type="float" office:value="3421.614172799" calcext:value-type="float">
            <text:p>3421.614172799</text:p>
          </table:table-cell>
          <table:table-cell office:value-type="float" office:value="3421.77502655" calcext:value-type="float">
            <text:p>3421.77502655</text:p>
          </table:table-cell>
          <table:table-cell table:formula="of:=MAX([.C76]-[.B76];[.D76]-[.B76])" office:value-type="float" office:value="0.543662601000051" calcext:value-type="float">
            <text:p>0.543662601000051</text:p>
          </table:table-cell>
          <table:table-cell office:value-type="float" office:value="1271" calcext:value-type="float">
            <text:p>1271</text:p>
          </table:table-cell>
          <table:table-cell table:formula="of:=[.F76]+[.G75]" office:value-type="float" office:value="50481" calcext:value-type="float">
            <text:p>50481</text:p>
          </table:table-cell>
          <table:table-cell table:formula="of:=[.F76]" office:value-type="float" office:value="1271" calcext:value-type="float">
            <text:p>1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Uv3Axrbuc5wU3tGpQEVD2DtGJuqZS3SFQvgRbAAhrFbK"}</text:p>
          </table:table-cell>
          <table:table-cell office:value-type="float" office:value="3424.318414844" calcext:value-type="float">
            <text:p>3424.318414844</text:p>
          </table:table-cell>
          <table:table-cell office:value-type="float" office:value="3424.68930837" calcext:value-type="float">
            <text:p>3424.68930837</text:p>
          </table:table-cell>
          <table:table-cell office:value-type="float" office:value="3424.861524136" calcext:value-type="float">
            <text:p>3424.861524136</text:p>
          </table:table-cell>
          <table:table-cell table:formula="of:=MAX([.C77]-[.B77];[.D77]-[.B77])" office:value-type="float" office:value="0.543109291999826" calcext:value-type="float">
            <text:p>0.543109291999826</text:p>
          </table:table-cell>
          <table:table-cell office:value-type="float" office:value="1287" calcext:value-type="float">
            <text:p>1287</text:p>
          </table:table-cell>
          <table:table-cell table:formula="of:=[.F77]+[.G76]" office:value-type="float" office:value="51768" calcext:value-type="float">
            <text:p>51768</text:p>
          </table:table-cell>
          <table:table-cell table:formula="of:=[.F77]" office:value-type="float" office:value="1287" calcext:value-type="float">
            <text:p>1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VkbqF6YQqJLvvXTu1jdQiJ7yjdGLrtfN3STiFjpb5531"}</text:p>
          </table:table-cell>
          <table:table-cell office:value-type="float" office:value="3427.504302365" calcext:value-type="float">
            <text:p>3427.504302365</text:p>
          </table:table-cell>
          <table:table-cell office:value-type="float" office:value="3427.889758409" calcext:value-type="float">
            <text:p>3427.889758409</text:p>
          </table:table-cell>
          <table:table-cell office:value-type="float" office:value="3428.047471933" calcext:value-type="float">
            <text:p>3428.047471933</text:p>
          </table:table-cell>
          <table:table-cell table:formula="of:=MAX([.C78]-[.B78];[.D78]-[.B78])" office:value-type="float" office:value="0.543169567999939" calcext:value-type="float">
            <text:p>0.543169567999939</text:p>
          </table:table-cell>
          <table:table-cell office:value-type="float" office:value="1303" calcext:value-type="float">
            <text:p>1303</text:p>
          </table:table-cell>
          <table:table-cell table:formula="of:=[.F78]+[.G77]" office:value-type="float" office:value="53071" calcext:value-type="float">
            <text:p>53071</text:p>
          </table:table-cell>
          <table:table-cell table:formula="of:=[.F78]" office:value-type="float" office:value="1303" calcext:value-type="float">
            <text:p>1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uWGX7Jco4D24uJgN4P7kFcwUk5kdwUyvgwevAZYkP1r"}</text:p>
          </table:table-cell>
          <table:table-cell office:value-type="float" office:value="3430.591398925" calcext:value-type="float">
            <text:p>3430.591398925</text:p>
          </table:table-cell>
          <table:table-cell office:value-type="float" office:value="3430.959025786" calcext:value-type="float">
            <text:p>3430.959025786</text:p>
          </table:table-cell>
          <table:table-cell office:value-type="float" office:value="3431.108396611" calcext:value-type="float">
            <text:p>3431.108396611</text:p>
          </table:table-cell>
          <table:table-cell table:formula="of:=MAX([.C79]-[.B79];[.D79]-[.B79])" office:value-type="float" office:value="0.516997686000195" calcext:value-type="float">
            <text:p>0.516997686000195</text:p>
          </table:table-cell>
          <table:table-cell office:value-type="float" office:value="1319" calcext:value-type="float">
            <text:p>1319</text:p>
          </table:table-cell>
          <table:table-cell table:formula="of:=[.F79]+[.G78]" office:value-type="float" office:value="54390" calcext:value-type="float">
            <text:p>54390</text:p>
          </table:table-cell>
          <table:table-cell table:formula="of:=[.F79]" office:value-type="float" office:value="1319" calcext:value-type="float">
            <text:p>1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hRfqwkir6xtxfR13WyfR3Q8RuHLApcaYiWqGU5PQ2gE"}</text:p>
          </table:table-cell>
          <table:table-cell office:value-type="float" office:value="3433.764229294" calcext:value-type="float">
            <text:p>3433.764229294</text:p>
          </table:table-cell>
          <table:table-cell office:value-type="float" office:value="3434.136716157" calcext:value-type="float">
            <text:p>3434.136716157</text:p>
          </table:table-cell>
          <table:table-cell office:value-type="float" office:value="3434.314959311" calcext:value-type="float">
            <text:p>3434.314959311</text:p>
          </table:table-cell>
          <table:table-cell table:formula="of:=MAX([.C80]-[.B80];[.D80]-[.B80])" office:value-type="float" office:value="0.550730017000205" calcext:value-type="float">
            <text:p>0.550730017000205</text:p>
          </table:table-cell>
          <table:table-cell office:value-type="float" office:value="1335" calcext:value-type="float">
            <text:p>1335</text:p>
          </table:table-cell>
          <table:table-cell table:formula="of:=[.F80]+[.G79]" office:value-type="float" office:value="55725" calcext:value-type="float">
            <text:p>55725</text:p>
          </table:table-cell>
          <table:table-cell table:formula="of:=[.F80]" office:value-type="float" office:value="1335" calcext:value-type="float">
            <text:p>1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X6BLyEEJukLzidpRiQCXy4Y54dfFLMjCcsiarncoNEtR"}</text:p>
          </table:table-cell>
          <table:table-cell office:value-type="float" office:value="3436.874165091" calcext:value-type="float">
            <text:p>3436.874165091</text:p>
          </table:table-cell>
          <table:table-cell office:value-type="float" office:value="3437.234421293" calcext:value-type="float">
            <text:p>3437.234421293</text:p>
          </table:table-cell>
          <table:table-cell office:value-type="float" office:value="3437.412583289" calcext:value-type="float">
            <text:p>3437.412583289</text:p>
          </table:table-cell>
          <table:table-cell table:formula="of:=MAX([.C81]-[.B81];[.D81]-[.B81])" office:value-type="float" office:value="0.538418197999818" calcext:value-type="float">
            <text:p>0.538418197999818</text:p>
          </table:table-cell>
          <table:table-cell office:value-type="float" office:value="1351" calcext:value-type="float">
            <text:p>1351</text:p>
          </table:table-cell>
          <table:table-cell table:formula="of:=[.F81]+[.G80]" office:value-type="float" office:value="57076" calcext:value-type="float">
            <text:p>57076</text:p>
          </table:table-cell>
          <table:table-cell table:formula="of:=[.F81]" office:value-type="float" office:value="1351" calcext:value-type="float">
            <text:p>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fWk9pyKCGKkK3VTVoZZaN6aKhfCd7ByT6M8jQHiJf7oa"}</text:p>
          </table:table-cell>
          <table:table-cell office:value-type="float" office:value="3440.052647137" calcext:value-type="float">
            <text:p>3440.052647137</text:p>
          </table:table-cell>
          <table:table-cell office:value-type="float" office:value="3440.435113437" calcext:value-type="float">
            <text:p>3440.435113437</text:p>
          </table:table-cell>
          <table:table-cell office:value-type="float" office:value="3440.59040408" calcext:value-type="float">
            <text:p>3440.59040408</text:p>
          </table:table-cell>
          <table:table-cell table:formula="of:=MAX([.C82]-[.B82];[.D82]-[.B82])" office:value-type="float" office:value="0.537756943000204" calcext:value-type="float">
            <text:p>0.537756943000204</text:p>
          </table:table-cell>
          <table:table-cell office:value-type="float" office:value="1367" calcext:value-type="float">
            <text:p>1367</text:p>
          </table:table-cell>
          <table:table-cell table:formula="of:=[.F82]+[.G81]" office:value-type="float" office:value="58443" calcext:value-type="float">
            <text:p>58443</text:p>
          </table:table-cell>
          <table:table-cell table:formula="of:=[.F82]" office:value-type="float" office:value="1367" calcext:value-type="float">
            <text:p>13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VmeiWXqez3iMv1yKFAWWcgvVzTLSDVCcArxU5yBXHisK"}</text:p>
          </table:table-cell>
          <table:table-cell office:value-type="float" office:value="3443.12234552" calcext:value-type="float">
            <text:p>3443.12234552</text:p>
          </table:table-cell>
          <table:table-cell office:value-type="float" office:value="3443.481470811" calcext:value-type="float">
            <text:p>3443.481470811</text:p>
          </table:table-cell>
          <table:table-cell office:value-type="float" office:value="3443.648268975" calcext:value-type="float">
            <text:p>3443.648268975</text:p>
          </table:table-cell>
          <table:table-cell table:formula="of:=MAX([.C83]-[.B83];[.D83]-[.B83])" office:value-type="float" office:value="0.525923454999884" calcext:value-type="float">
            <text:p>0.525923454999884</text:p>
          </table:table-cell>
          <table:table-cell office:value-type="float" office:value="1383" calcext:value-type="float">
            <text:p>1383</text:p>
          </table:table-cell>
          <table:table-cell table:formula="of:=[.F83]+[.G82]" office:value-type="float" office:value="59826" calcext:value-type="float">
            <text:p>59826</text:p>
          </table:table-cell>
          <table:table-cell table:formula="of:=[.F83]" office:value-type="float" office:value="1383" calcext:value-type="float">
            <text:p>1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TPvafanuL2qsmTzxuWukedXQyC4GpQLCPtsN1xXb2ESC"}</text:p>
          </table:table-cell>
          <table:table-cell office:value-type="float" office:value="3446.289266834" calcext:value-type="float">
            <text:p>3446.289266834</text:p>
          </table:table-cell>
          <table:table-cell office:value-type="float" office:value="3446.745091613" calcext:value-type="float">
            <text:p>3446.745091613</text:p>
          </table:table-cell>
          <table:table-cell office:value-type="float" office:value="3446.86011907" calcext:value-type="float">
            <text:p>3446.86011907</text:p>
          </table:table-cell>
          <table:table-cell table:formula="of:=MAX([.C84]-[.B84];[.D84]-[.B84])" office:value-type="float" office:value="0.570852236000064" calcext:value-type="float">
            <text:p>0.570852236000064</text:p>
          </table:table-cell>
          <table:table-cell office:value-type="float" office:value="1399" calcext:value-type="float">
            <text:p>1399</text:p>
          </table:table-cell>
          <table:table-cell table:formula="of:=[.F84]+[.G83]" office:value-type="float" office:value="61225" calcext:value-type="float">
            <text:p>61225</text:p>
          </table:table-cell>
          <table:table-cell table:formula="of:=[.F84]" office:value-type="float" office:value="1399" calcext:value-type="float">
            <text:p>1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Vqy4FaKT9T15CsP9pgfQ1GM3Vj6G7GFrKQBAJEEg661x"}</text:p>
          </table:table-cell>
          <table:table-cell office:value-type="float" office:value="3449.376446742" calcext:value-type="float">
            <text:p>3449.376446742</text:p>
          </table:table-cell>
          <table:table-cell office:value-type="float" office:value="3449.774181364" calcext:value-type="float">
            <text:p>3449.774181364</text:p>
          </table:table-cell>
          <table:table-cell office:value-type="float" office:value="3449.918100048" calcext:value-type="float">
            <text:p>3449.918100048</text:p>
          </table:table-cell>
          <table:table-cell table:formula="of:=MAX([.C85]-[.B85];[.D85]-[.B85])" office:value-type="float" office:value="0.541653305999716" calcext:value-type="float">
            <text:p>0.541653305999716</text:p>
          </table:table-cell>
          <table:table-cell office:value-type="float" office:value="1415" calcext:value-type="float">
            <text:p>1415</text:p>
          </table:table-cell>
          <table:table-cell table:formula="of:=[.F85]+[.G84]" office:value-type="float" office:value="62640" calcext:value-type="float">
            <text:p>62640</text:p>
          </table:table-cell>
          <table:table-cell table:formula="of:=[.F85]" office:value-type="float" office:value="1415" calcext:value-type="float">
            <text:p>1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WG544Fr8G4d21mJxqGuUN19o8astFC68ynRxXceHvgxs"}</text:p>
          </table:table-cell>
          <table:table-cell office:value-type="float" office:value="3452.54917259" calcext:value-type="float">
            <text:p>3452.54917259</text:p>
          </table:table-cell>
          <table:table-cell office:value-type="float" office:value="3453.004919489" calcext:value-type="float">
            <text:p>3453.004919489</text:p>
          </table:table-cell>
          <table:table-cell office:value-type="float" office:value="3453.119374562" calcext:value-type="float">
            <text:p>3453.119374562</text:p>
          </table:table-cell>
          <table:table-cell table:formula="of:=MAX([.C86]-[.B86];[.D86]-[.B86])" office:value-type="float" office:value="0.570201971999722" calcext:value-type="float">
            <text:p>0.570201971999722</text:p>
          </table:table-cell>
          <table:table-cell office:value-type="float" office:value="1431" calcext:value-type="float">
            <text:p>1431</text:p>
          </table:table-cell>
          <table:table-cell table:formula="of:=[.F86]+[.G85]" office:value-type="float" office:value="64071" calcext:value-type="float">
            <text:p>64071</text:p>
          </table:table-cell>
          <table:table-cell table:formula="of:=[.F86]" office:value-type="float" office:value="1431" calcext:value-type="float">
            <text:p>1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dF57Z87Vkt2XBZvMaUGytbi6C6Ea8UAFCBUszQka7ock"}</text:p>
          </table:table-cell>
          <table:table-cell office:value-type="float" office:value="3455.636174355" calcext:value-type="float">
            <text:p>3455.636174355</text:p>
          </table:table-cell>
          <table:table-cell office:value-type="float" office:value="3456.009639554" calcext:value-type="float">
            <text:p>3456.009639554</text:p>
          </table:table-cell>
          <table:table-cell office:value-type="float" office:value="3456.148008588" calcext:value-type="float">
            <text:p>3456.148008588</text:p>
          </table:table-cell>
          <table:table-cell table:formula="of:=MAX([.C87]-[.B87];[.D87]-[.B87])" office:value-type="float" office:value="0.511834232999718" calcext:value-type="float">
            <text:p>0.511834232999718</text:p>
          </table:table-cell>
          <table:table-cell office:value-type="float" office:value="1447" calcext:value-type="float">
            <text:p>1447</text:p>
          </table:table-cell>
          <table:table-cell table:formula="of:=[.F87]+[.G86]" office:value-type="float" office:value="65518" calcext:value-type="float">
            <text:p>65518</text:p>
          </table:table-cell>
          <table:table-cell table:formula="of:=[.F87]" office:value-type="float" office:value="1447" calcext:value-type="float">
            <text:p>1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VG5xBRZKfiaU1RmkiYbQjy1VBKbDRenxeba2aKi87e6P"}</text:p>
          </table:table-cell>
          <table:table-cell office:value-type="float" office:value="3458.717826007" calcext:value-type="float">
            <text:p>3458.717826007</text:p>
          </table:table-cell>
          <table:table-cell office:value-type="float" office:value="3459.176009026" calcext:value-type="float">
            <text:p>3459.176009026</text:p>
          </table:table-cell>
          <table:table-cell office:value-type="float" office:value="3459.262942267" calcext:value-type="float">
            <text:p>3459.262942267</text:p>
          </table:table-cell>
          <table:table-cell table:formula="of:=MAX([.C88]-[.B88];[.D88]-[.B88])" office:value-type="float" office:value="0.545116260000214" calcext:value-type="float">
            <text:p>0.545116260000214</text:p>
          </table:table-cell>
          <table:table-cell office:value-type="float" office:value="1463" calcext:value-type="float">
            <text:p>1463</text:p>
          </table:table-cell>
          <table:table-cell table:formula="of:=[.F88]+[.G87]" office:value-type="float" office:value="66981" calcext:value-type="float">
            <text:p>66981</text:p>
          </table:table-cell>
          <table:table-cell table:formula="of:=[.F88]" office:value-type="float" office:value="1463" calcext:value-type="float">
            <text:p>1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RfFut1DfduYGvtgbaqDi2KsUTk86G8YjcUCvkKxJsRKg"}</text:p>
          </table:table-cell>
          <table:table-cell office:value-type="float" office:value="3461.9075824" calcext:value-type="float">
            <text:p>3461.9075824</text:p>
          </table:table-cell>
          <table:table-cell office:value-type="float" office:value="3462.273808382" calcext:value-type="float">
            <text:p>3462.273808382</text:p>
          </table:table-cell>
          <table:table-cell office:value-type="float" office:value="3462.429285623" calcext:value-type="float">
            <text:p>3462.429285623</text:p>
          </table:table-cell>
          <table:table-cell table:formula="of:=MAX([.C89]-[.B89];[.D89]-[.B89])" office:value-type="float" office:value="0.521703222999804" calcext:value-type="float">
            <text:p>0.521703222999804</text:p>
          </table:table-cell>
          <table:table-cell office:value-type="float" office:value="1479" calcext:value-type="float">
            <text:p>1479</text:p>
          </table:table-cell>
          <table:table-cell table:formula="of:=[.F89]+[.G88]" office:value-type="float" office:value="68460" calcext:value-type="float">
            <text:p>68460</text:p>
          </table:table-cell>
          <table:table-cell table:formula="of:=[.F89]" office:value-type="float" office:value="1479" calcext:value-type="float">
            <text:p>1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sEXpXG9RxfMJsFcrwu5J6LJhN1MS6qFCVv2aoweDM2a"}</text:p>
          </table:table-cell>
          <table:table-cell office:value-type="float" office:value="3464.994724136" calcext:value-type="float">
            <text:p>3464.994724136</text:p>
          </table:table-cell>
          <table:table-cell office:value-type="float" office:value="3465.348844725" calcext:value-type="float">
            <text:p>3465.348844725</text:p>
          </table:table-cell>
          <table:table-cell office:value-type="float" office:value="3465.538457564" calcext:value-type="float">
            <text:p>3465.538457564</text:p>
          </table:table-cell>
          <table:table-cell table:formula="of:=MAX([.C90]-[.B90];[.D90]-[.B90])" office:value-type="float" office:value="0.543733427999996" calcext:value-type="float">
            <text:p>0.543733427999996</text:p>
          </table:table-cell>
          <table:table-cell office:value-type="float" office:value="1495" calcext:value-type="float">
            <text:p>1495</text:p>
          </table:table-cell>
          <table:table-cell table:formula="of:=[.F90]+[.G89]" office:value-type="float" office:value="69955" calcext:value-type="float">
            <text:p>69955</text:p>
          </table:table-cell>
          <table:table-cell table:formula="of:=[.F90]"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qsjZZrEeAMHgQMxq8Nro6iBxoUNLTnzzkczCk4eyHzC"}</text:p>
          </table:table-cell>
          <table:table-cell office:value-type="float" office:value="3468.195878659" calcext:value-type="float">
            <text:p>3468.195878659</text:p>
          </table:table-cell>
          <table:table-cell office:value-type="float" office:value="3468.56656745" calcext:value-type="float">
            <text:p>3468.56656745</text:p>
          </table:table-cell>
          <table:table-cell office:value-type="float" office:value="3468.733401973" calcext:value-type="float">
            <text:p>3468.733401973</text:p>
          </table:table-cell>
          <table:table-cell table:formula="of:=MAX([.C91]-[.B91];[.D91]-[.B91])" office:value-type="float" office:value="0.537523314000282" calcext:value-type="float">
            <text:p>0.537523314000282</text:p>
          </table:table-cell>
          <table:table-cell office:value-type="float" office:value="1511" calcext:value-type="float">
            <text:p>1511</text:p>
          </table:table-cell>
          <table:table-cell table:formula="of:=[.F91]+[.G90]" office:value-type="float" office:value="71466" calcext:value-type="float">
            <text:p>71466</text:p>
          </table:table-cell>
          <table:table-cell table:formula="of:=[.F91]" office:value-type="float" office:value="1511" calcext:value-type="float">
            <text:p>1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Y9p4E2YAKA9xLbJyYDArYPaaRjs8zadqtkjPUMX5MpC"}</text:p>
          </table:table-cell>
          <table:table-cell office:value-type="float" office:value="3471.283096899" calcext:value-type="float">
            <text:p>3471.283096899</text:p>
          </table:table-cell>
          <table:table-cell office:value-type="float" office:value="3471.664349864" calcext:value-type="float">
            <text:p>3471.664349864</text:p>
          </table:table-cell>
          <table:table-cell office:value-type="float" office:value="3471.825363171" calcext:value-type="float">
            <text:p>3471.825363171</text:p>
          </table:table-cell>
          <table:table-cell table:formula="of:=MAX([.C92]-[.B92];[.D92]-[.B92])" office:value-type="float" office:value="0.542266271999779" calcext:value-type="float">
            <text:p>0.542266271999779</text:p>
          </table:table-cell>
          <table:table-cell office:value-type="float" office:value="1527" calcext:value-type="float">
            <text:p>1527</text:p>
          </table:table-cell>
          <table:table-cell table:formula="of:=[.F92]+[.G91]" office:value-type="float" office:value="72993" calcext:value-type="float">
            <text:p>72993</text:p>
          </table:table-cell>
          <table:table-cell table:formula="of:=[.F92]" office:value-type="float" office:value="1527" calcext:value-type="float">
            <text:p>1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grypmM8x8ZiYcJJjaAFrjxPn6tAhgmZrqUS7fs3TZEz"}</text:p>
          </table:table-cell>
          <table:table-cell office:value-type="float" office:value="3474.45597923" calcext:value-type="float">
            <text:p>3474.45597923</text:p>
          </table:table-cell>
          <table:table-cell office:value-type="float" office:value="3474.819098206" calcext:value-type="float">
            <text:p>3474.819098206</text:p>
          </table:table-cell>
          <table:table-cell office:value-type="float" office:value="3474.986007919" calcext:value-type="float">
            <text:p>3474.986007919</text:p>
          </table:table-cell>
          <table:table-cell table:formula="of:=MAX([.C93]-[.B93];[.D93]-[.B93])" office:value-type="float" office:value="0.530028688999664" calcext:value-type="float">
            <text:p>0.530028688999664</text:p>
          </table:table-cell>
          <table:table-cell office:value-type="float" office:value="1543" calcext:value-type="float">
            <text:p>1543</text:p>
          </table:table-cell>
          <table:table-cell table:formula="of:=[.F93]+[.G92]" office:value-type="float" office:value="74536" calcext:value-type="float">
            <text:p>74536</text:p>
          </table:table-cell>
          <table:table-cell table:formula="of:=[.F93]" office:value-type="float" office:value="1543" calcext:value-type="float">
            <text:p>15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dDX7erj8CPkg9UPVAHRnCgN9RCH1A2e9LLBXxgQDW7qr"}</text:p>
          </table:table-cell>
          <table:table-cell office:value-type="float" office:value="3477.54879447" calcext:value-type="float">
            <text:p>3477.54879447</text:p>
          </table:table-cell>
          <table:table-cell office:value-type="float" office:value="3477.928281232" calcext:value-type="float">
            <text:p>3477.928281232</text:p>
          </table:table-cell>
          <table:table-cell office:value-type="float" office:value="3478.078305077" calcext:value-type="float">
            <text:p>3478.078305077</text:p>
          </table:table-cell>
          <table:table-cell table:formula="of:=MAX([.C94]-[.B94];[.D94]-[.B94])" office:value-type="float" office:value="0.529510607000248" calcext:value-type="float">
            <text:p>0.529510607000248</text:p>
          </table:table-cell>
          <table:table-cell office:value-type="float" office:value="1559" calcext:value-type="float">
            <text:p>1559</text:p>
          </table:table-cell>
          <table:table-cell table:formula="of:=[.F94]+[.G93]" office:value-type="float" office:value="76095" calcext:value-type="float">
            <text:p>76095</text:p>
          </table:table-cell>
          <table:table-cell table:formula="of:=[.F94]" office:value-type="float" office:value="1559" calcext:value-type="float">
            <text:p>1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PLvXVVACYVcYshYDCjCGYA8RcD941CHPQoJ4z13oLLYc"}</text:p>
          </table:table-cell>
          <table:table-cell office:value-type="float" office:value="3480.738515916" calcext:value-type="float">
            <text:p>3480.738515916</text:p>
          </table:table-cell>
          <table:table-cell office:value-type="float" office:value="3481.100323352" calcext:value-type="float">
            <text:p>3481.100323352</text:p>
          </table:table-cell>
          <table:table-cell office:value-type="float" office:value="3481.267495435" calcext:value-type="float">
            <text:p>3481.267495435</text:p>
          </table:table-cell>
          <table:table-cell table:formula="of:=MAX([.C95]-[.B95];[.D95]-[.B95])" office:value-type="float" office:value="0.528979519000131" calcext:value-type="float">
            <text:p>0.528979519000131</text:p>
          </table:table-cell>
          <table:table-cell office:value-type="float" office:value="1575" calcext:value-type="float">
            <text:p>1575</text:p>
          </table:table-cell>
          <table:table-cell table:formula="of:=[.F95]+[.G94]" office:value-type="float" office:value="77670" calcext:value-type="float">
            <text:p>77670</text:p>
          </table:table-cell>
          <table:table-cell table:formula="of:=[.F95]" office:value-type="float" office:value="1575" calcext:value-type="float">
            <text:p>1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bf9SUQ9ztSRcEsU3atujWRtjFpQ3AdPKGnbFaCCEehLg"}</text:p>
          </table:table-cell>
          <table:table-cell office:value-type="float" office:value="3483.819868244" calcext:value-type="float">
            <text:p>3483.819868244</text:p>
          </table:table-cell>
          <table:table-cell office:value-type="float" office:value="3484.203701318" calcext:value-type="float">
            <text:p>3484.203701318</text:p>
          </table:table-cell>
          <table:table-cell office:value-type="float" office:value="3484.353751523" calcext:value-type="float">
            <text:p>3484.353751523</text:p>
          </table:table-cell>
          <table:table-cell table:formula="of:=MAX([.C96]-[.B96];[.D96]-[.B96])" office:value-type="float" office:value="0.533883278999838" calcext:value-type="float">
            <text:p>0.533883278999838</text:p>
          </table:table-cell>
          <table:table-cell office:value-type="float" office:value="1591" calcext:value-type="float">
            <text:p>1591</text:p>
          </table:table-cell>
          <table:table-cell table:formula="of:=[.F96]+[.G95]" office:value-type="float" office:value="79261" calcext:value-type="float">
            <text:p>79261</text:p>
          </table:table-cell>
          <table:table-cell table:formula="of:=[.F96]" office:value-type="float" office:value="1591" calcext:value-type="float">
            <text:p>1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QrHGqEBxeUKmodanZ5VdE5RvfqPXTpxetfiK43qgm6J3"}</text:p>
          </table:table-cell>
          <table:table-cell office:value-type="float" office:value="3486.998434745" calcext:value-type="float">
            <text:p>3486.998434745</text:p>
          </table:table-cell>
          <table:table-cell office:value-type="float" office:value="3487.370178309" calcext:value-type="float">
            <text:p>3487.370178309</text:p>
          </table:table-cell>
          <table:table-cell office:value-type="float" office:value="3487.537326302" calcext:value-type="float">
            <text:p>3487.537326302</text:p>
          </table:table-cell>
          <table:table-cell table:formula="of:=MAX([.C97]-[.B97];[.D97]-[.B97])" office:value-type="float" office:value="0.53889155700017" calcext:value-type="float">
            <text:p>0.53889155700017</text:p>
          </table:table-cell>
          <table:table-cell office:value-type="float" office:value="1607" calcext:value-type="float">
            <text:p>1607</text:p>
          </table:table-cell>
          <table:table-cell table:formula="of:=[.F97]+[.G96]" office:value-type="float" office:value="80868" calcext:value-type="float">
            <text:p>80868</text:p>
          </table:table-cell>
          <table:table-cell table:formula="of:=[.F97]" office:value-type="float" office:value="1607" calcext:value-type="float">
            <text:p>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YQX8bi2R31raCYtGbTujPCGK66JK5cLkKE2J3jThyD3L"}</text:p>
          </table:table-cell>
          <table:table-cell office:value-type="float" office:value="3490.091144184" calcext:value-type="float">
            <text:p>3490.091144184</text:p>
          </table:table-cell>
          <table:table-cell office:value-type="float" office:value="3490.44501061" calcext:value-type="float">
            <text:p>3490.44501061</text:p>
          </table:table-cell>
          <table:table-cell office:value-type="float" office:value="3490.606638699" calcext:value-type="float">
            <text:p>3490.606638699</text:p>
          </table:table-cell>
          <table:table-cell table:formula="of:=MAX([.C98]-[.B98];[.D98]-[.B98])" office:value-type="float" office:value="0.515494515000228" calcext:value-type="float">
            <text:p>0.515494515000228</text:p>
          </table:table-cell>
          <table:table-cell office:value-type="float" office:value="1623" calcext:value-type="float">
            <text:p>1623</text:p>
          </table:table-cell>
          <table:table-cell table:formula="of:=[.F98]+[.G97]" office:value-type="float" office:value="82491" calcext:value-type="float">
            <text:p>82491</text:p>
          </table:table-cell>
          <table:table-cell table:formula="of:=[.F98]" office:value-type="float" office:value="1623" calcext:value-type="float">
            <text:p>1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NsdFFvBFMQLs8g8y3LfsR9Tn9zpzvSYqD7nwR5JwfLRH"}</text:p>
          </table:table-cell>
          <table:table-cell office:value-type="float" office:value="3493.281024109" calcext:value-type="float">
            <text:p>3493.281024109</text:p>
          </table:table-cell>
          <table:table-cell office:value-type="float" office:value="3493.668597926" calcext:value-type="float">
            <text:p>3493.668597926</text:p>
          </table:table-cell>
          <table:table-cell office:value-type="float" office:value="3493.818516038" calcext:value-type="float">
            <text:p>3493.818516038</text:p>
          </table:table-cell>
          <table:table-cell table:formula="of:=MAX([.C99]-[.B99];[.D99]-[.B99])" office:value-type="float" office:value="0.537491928999771" calcext:value-type="float">
            <text:p>0.537491928999771</text:p>
          </table:table-cell>
          <table:table-cell office:value-type="float" office:value="1639" calcext:value-type="float">
            <text:p>1639</text:p>
          </table:table-cell>
          <table:table-cell table:formula="of:=[.F99]+[.G98]" office:value-type="float" office:value="84130" calcext:value-type="float">
            <text:p>84130</text:p>
          </table:table-cell>
          <table:table-cell table:formula="of:=[.F99]" office:value-type="float" office:value="1639" calcext:value-type="float">
            <text:p>1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"/":"QmeUagZak5MdLtqsHCTDTPhPrJZZ1k25mtFinDX8LznQEv"}</text:p>
          </table:table-cell>
          <table:table-cell office:value-type="float" office:value="3496.362328871" calcext:value-type="float">
            <text:p>3496.362328871</text:p>
          </table:table-cell>
          <table:table-cell office:value-type="float" office:value="3496.749339824" calcext:value-type="float">
            <text:p>3496.749339824</text:p>
          </table:table-cell>
          <table:table-cell office:value-type="float" office:value="3496.922022894" calcext:value-type="float">
            <text:p>3496.922022894</text:p>
          </table:table-cell>
          <table:table-cell table:formula="of:=MAX([.C100]-[.B100];[.D100]-[.B100])" office:value-type="float" office:value="0.559694022999793" calcext:value-type="float">
            <text:p>0.559694022999793</text:p>
          </table:table-cell>
          <table:table-cell office:value-type="float" office:value="1655" calcext:value-type="float">
            <text:p>1655</text:p>
          </table:table-cell>
          <table:table-cell table:formula="of:=[.F100]+[.G99]" office:value-type="float" office:value="85785" calcext:value-type="float">
            <text:p>85785</text:p>
          </table:table-cell>
          <table:table-cell table:formula="of:=[.F100]" office:value-type="float" office:value="1655" calcext:value-type="float">
            <text:p>16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{"/":"QmaSh1Mx8QTk3wHAjm4oCJKQmMTHdd8bGBLD4u8PSsZBYm"}</text:p>
          </table:table-cell>
          <table:table-cell office:value-type="float" office:value="3499.443853943" calcext:value-type="float">
            <text:p>3499.443853943</text:p>
          </table:table-cell>
          <table:table-cell office:value-type="float" office:value="3499.824101589" calcext:value-type="float">
            <text:p>3499.824101589</text:p>
          </table:table-cell>
          <table:table-cell office:value-type="float" office:value="3499.979721036" calcext:value-type="float">
            <text:p>3499.979721036</text:p>
          </table:table-cell>
          <table:table-cell table:formula="of:=MAX([.C101]-[.B101];[.D101]-[.B101])" office:value-type="float" office:value="0.535867092999979" calcext:value-type="float">
            <text:p>0.535867092999979</text:p>
          </table:table-cell>
          <table:table-cell office:value-type="float" office:value="1671" calcext:value-type="float">
            <text:p>1671</text:p>
          </table:table-cell>
          <table:table-cell table:formula="of:=[.F101]+[.G100]" office:value-type="float" office:value="87456" calcext:value-type="float">
            <text:p>87456</text:p>
          </table:table-cell>
          <table:table-cell table:formula="of:=[.F101]" office:value-type="float" office:value="1671" calcext:value-type="float">
            <text:p>167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{"/":"QmeyFsgFjbznG6tTUXRNGLxCh2dE2d25pqmWhHaXnA97jE"}</text:p>
          </table:table-cell>
          <table:table-cell office:value-type="float" office:value="3502.513483828" calcext:value-type="float">
            <text:p>3502.513483828</text:p>
          </table:table-cell>
          <table:table-cell office:value-type="float" office:value="3502.956176536" calcext:value-type="float">
            <text:p>3502.956176536</text:p>
          </table:table-cell>
          <table:table-cell office:value-type="float" office:value="3503.037496937" calcext:value-type="float">
            <text:p>3503.037496937</text:p>
          </table:table-cell>
          <table:table-cell table:formula="of:=MAX([.C102]-[.B102];[.D102]-[.B102])" office:value-type="float" office:value="0.524013108999952" calcext:value-type="float">
            <text:p>0.524013108999952</text:p>
          </table:table-cell>
          <table:table-cell office:value-type="float" office:value="1687" calcext:value-type="float">
            <text:p>1687</text:p>
          </table:table-cell>
          <table:table-cell table:formula="of:=[.F102]+[.G101]" office:value-type="float" office:value="89143" calcext:value-type="float">
            <text:p>89143</text:p>
          </table:table-cell>
          <table:table-cell table:formula="of:=[.F102]" office:value-type="float" office:value="1687" calcext:value-type="float">
            <text:p>168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{"/":"QmVwHWDy35wciwBjncZWNYAgAFk7BYUYDAchbmk823z25y"}</text:p>
          </table:table-cell>
          <table:table-cell office:value-type="float" office:value="3505.697562013" calcext:value-type="float">
            <text:p>3505.697562013</text:p>
          </table:table-cell>
          <table:table-cell office:value-type="float" office:value="3506.059464335" calcext:value-type="float">
            <text:p>3506.059464335</text:p>
          </table:table-cell>
          <table:table-cell office:value-type="float" office:value="3506.238305381" calcext:value-type="float">
            <text:p>3506.238305381</text:p>
          </table:table-cell>
          <table:table-cell table:formula="of:=MAX([.C103]-[.B103];[.D103]-[.B103])" office:value-type="float" office:value="0.540743367999767" calcext:value-type="float">
            <text:p>0.540743367999767</text:p>
          </table:table-cell>
          <table:table-cell office:value-type="float" office:value="1703" calcext:value-type="float">
            <text:p>1703</text:p>
          </table:table-cell>
          <table:table-cell table:formula="of:=[.F103]+[.G102]" office:value-type="float" office:value="90846" calcext:value-type="float">
            <text:p>90846</text:p>
          </table:table-cell>
          <table:table-cell table:formula="of:=[.F103]" office:value-type="float" office:value="1703" calcext:value-type="float">
            <text:p>17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{"/":"QmP2Qac3ur1SxkfbdVpQ2BLk2rpLzK7P1Z7XiJUpgmkU6H"}</text:p>
          </table:table-cell>
          <table:table-cell office:value-type="float" office:value="3508.790295587" calcext:value-type="float">
            <text:p>3508.790295587</text:p>
          </table:table-cell>
          <table:table-cell office:value-type="float" office:value="3509.243159909" calcext:value-type="float">
            <text:p>3509.243159909</text:p>
          </table:table-cell>
          <table:table-cell office:value-type="float" office:value="3509.3018866" calcext:value-type="float">
            <text:p>3509.3018866</text:p>
          </table:table-cell>
          <table:table-cell table:formula="of:=MAX([.C104]-[.B104];[.D104]-[.B104])" office:value-type="float" office:value="0.51159101300027" calcext:value-type="float">
            <text:p>0.51159101300027</text:p>
          </table:table-cell>
          <table:table-cell office:value-type="float" office:value="1719" calcext:value-type="float">
            <text:p>1719</text:p>
          </table:table-cell>
          <table:table-cell table:formula="of:=[.F104]+[.G103]" office:value-type="float" office:value="92565" calcext:value-type="float">
            <text:p>92565</text:p>
          </table:table-cell>
          <table:table-cell table:formula="of:=[.F104]" office:value-type="float" office:value="1719" calcext:value-type="float">
            <text:p>171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{"/":"QmQTKfEHn1GmU6a1F9kvRHQWftCQNqPyvV3DRThwqSDGsC"}</text:p>
          </table:table-cell>
          <table:table-cell office:value-type="float" office:value="3511.877535262" calcext:value-type="float">
            <text:p>3511.877535262</text:p>
          </table:table-cell>
          <table:table-cell office:value-type="float" office:value="3512.243532359" calcext:value-type="float">
            <text:p>3512.243532359</text:p>
          </table:table-cell>
          <table:table-cell office:value-type="float" office:value="3512.416893511" calcext:value-type="float">
            <text:p>3512.416893511</text:p>
          </table:table-cell>
          <table:table-cell table:formula="of:=MAX([.C105]-[.B105];[.D105]-[.B105])" office:value-type="float" office:value="0.539358249000088" calcext:value-type="float">
            <text:p>0.539358249000088</text:p>
          </table:table-cell>
          <table:table-cell office:value-type="float" office:value="1735" calcext:value-type="float">
            <text:p>1735</text:p>
          </table:table-cell>
          <table:table-cell table:formula="of:=[.F105]+[.G104]" office:value-type="float" office:value="94300" calcext:value-type="float">
            <text:p>94300</text:p>
          </table:table-cell>
          <table:table-cell table:formula="of:=[.F105]" office:value-type="float" office:value="1735" calcext:value-type="float">
            <text:p>1735</text:p>
          </table:table-cell>
          <table:table-cell table:number-columns-repeated="5"/>
        </table:table-row>
        <table:table-row table:style-name="ro1" table:number-rows-repeated="8"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3"/>
        </table:table-row>
        <table:table-row table:style-name="ro1" table:number-rows-repeated="22">
          <table:table-cell table:style-name="ce1"/>
          <table:table-cell table:number-columns-repeated="11"/>
          <table:table-cell table:style-name="ce3"/>
        </table:table-row>
        <table:table-row table:style-name="ro1" table:number-rows-repeated="3">
          <table:table-cell table:style-name="ce1" table:number-columns-repeated="2"/>
          <table:table-cell table:number-columns-repeated="10"/>
          <table:table-cell table:style-name="ce3"/>
        </table:table-row>
        <table:table-row table:style-name="ro1" table:number-rows-repeated="39">
          <table:table-cell table:style-name="ce1" table:number-columns-repeated="2"/>
          <table:table-cell table:number-columns-repeated="11"/>
        </table:table-row>
        <table:table-row table:style-name="ro1" table:number-rows-repeated="3">
          <table:table-cell/>
          <table:table-cell table:style-name="ce1"/>
          <table:table-cell table:number-columns-repeated="11"/>
        </table:table-row>
        <table:table-row table:style-name="ro1" table:number-rows-repeated="98">
          <table:table-cell/>
          <table:table-cell table:style-name="ce2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</table:table>
      <table:table table:name="Node 1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Node 2'.H48:'Node 2'.H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19:03:22.872270589</dc:date>
    <meta:editing-duration>PT6H6M12S</meta:editing-duration>
    <meta:editing-cycles>5</meta:editing-cycles>
    <meta:generator>LibreOffice/7.3.7.2$Linux_X86_64 LibreOffice_project/30$Build-2</meta:generator>
    <meta:document-statistic meta:table-count="3" meta:cell-count="18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6.004cm" svg:y="0.316cm" chart:style-name="ch2">
          <text:p>Latency with CRDT</text:p>
        </chart:title>
        <chart:plot-area chart:style-name="ch3" table:cell-range-address="Bootstrap.F16:Bootstrap.F101" svg:x="1.331cm" svg:y="1.275cm" svg:width="14.36cm" svg:height="6.573cm">
          <chart:coordinate-region svg:x="2.243cm" svg:y="1.474cm" svg:width="13.448cm" svg:height="5.582cm"/>
          <chart:axis chart:dimension="x" chart:name="primary-x" chart:style-name="ch4">
            <chart:title svg:x="7.739cm" svg:y="8.028cm" chart:style-name="ch5">
              <text:p>CID index</text:p>
            </chart:title>
          </chart:axis>
          <chart:axis chart:dimension="y" chart:name="primary-y" chart:style-name="ch6">
            <chart:title svg:x="0.451cm" svg:y="5.147cm" chart:style-name="ch7">
              <text:p>time (s)</text:p>
            </chart:title>
            <chart:grid chart:style-name="ch8" chart:class="major"/>
          </chart:axis>
          <chart:series chart:style-name="ch9" chart:values-cell-range-address="Bootstrap.F16:Bootstrap.F101" chart:class="chart:ba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234936799995">
                <text:p>0.13234936799995</text:p>
                <draw:g>
                  <svg:desc>Bootstrap.F16:Bootstrap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035633299995">
                <text:p>0.320356332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101980999988">
                <text:p>0.3011019809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3341827000054">
                <text:p>0.30334182700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2727693999959">
                <text:p>0.282727693999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0379616999985">
                <text:p>0.290379616999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628484000033">
                <text:p>0.292628484000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3459477000056">
                <text:p>0.29345947700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215877999994">
                <text:p>0.30121587799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6086911999982">
                <text:p>0.276086911999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8319377999956">
                <text:p>0.318319377999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0228208999993">
                <text:p>0.320228208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680120000019">
                <text:p>0.296680120000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154204999942">
                <text:p>0.30315420499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2462043000087">
                <text:p>0.322462043000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037287099989">
                <text:p>0.21037287099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5335859000015">
                <text:p>0.315335859000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5888890999995">
                <text:p>0.305888890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2179342000045">
                <text:p>0.302179342000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2902833000094">
                <text:p>0.282902833000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6482106999974">
                <text:p>0.296482106999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7278210000059">
                <text:p>0.297278210000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8020891999886">
                <text:p>0.248020891999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8558420000045">
                <text:p>0.318558420000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1977496999834">
                <text:p>0.291977496999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5603886000054">
                <text:p>0.215603886000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0635804999947">
                <text:p>0.310635804999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506428999995">
                <text:p>0.312506428999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346307800005">
                <text:p>0.30346307800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4164159999809">
                <text:p>0.294164159999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9326190000102">
                <text:p>0.299326190000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1187070002">
                <text:p>0.307118707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493747199992">
                <text:p>0.27493747199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1226359999855">
                <text:p>0.321226359999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4754134999948">
                <text:p>0.2947541349999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815529999934">
                <text:p>0.222815529999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2061625000088">
                <text:p>0.292061625000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6929797000057">
                <text:p>0.316929797000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3632585999831">
                <text:p>0.293632585999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4228503000131">
                <text:p>0.274228503000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0402963999877">
                <text:p>0.310402963999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6903000015">
                <text:p>0.315376903000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1818240999928">
                <text:p>0.231818240999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3983713999951">
                <text:p>0.323983713999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7618373999976">
                <text:p>0.287618373999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4304891999891">
                <text:p>0.304304891999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432056999782">
                <text:p>0.303432056999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4282347000035">
                <text:p>0.294282347000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1923563000173">
                <text:p>0.301923563000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15620944000102">
                <text:p>0.315620944000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327498099994">
                <text:p>0.32327498099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2539894000129">
                <text:p>0.292539894000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6235397999899">
                <text:p>0.3062353979998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7087672000061">
                <text:p>0.327087672000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353255199997">
                <text:p>0.3135325519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9599302000151">
                <text:p>0.309599302000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9046119999948">
                <text:p>0.309046119999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6886056999911">
                <text:p>0.326886056999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349672100012">
                <text:p>0.28349672100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2480280000073">
                <text:p>0.282480280000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3379853000024">
                <text:p>0.303379853000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981677600018">
                <text:p>0.28981677600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501134499993">
                <text:p>0.28501134499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9635087999823">
                <text:p>0.309635087999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3280663000123">
                <text:p>0.303280663000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8303300000043">
                <text:p>0.2983033000000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9014988999943">
                <text:p>0.2990149889999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8575190000074">
                <text:p>0.288575190000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1788528000079">
                <text:p>0.311788528000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9762025999808">
                <text:p>0.319762025999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455804999965">
                <text:p>0.2904558049999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5470876000081">
                <text:p>0.295470876000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631092699994">
                <text:p>0.27631092699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5595952999956">
                <text:p>0.315595952999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1910223000068">
                <text:p>0.281910223000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03249499993">
                <text:p>0.30703249499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4760536999993">
                <text:p>0.304760536999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1273510999872">
                <text:p>0.291273510999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1832656000061">
                <text:p>0.221832656000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3633167999797">
                <text:p>0.3136331679997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3323166000146">
                <text:p>0.313323166000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8357093000022">
                <text:p>0.328357093000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9001843999795">
                <text:p>0.309001843999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9851788000042">
                <text:p>0.329851788000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9250570999911">
                <text:p>0.2892505709999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4166883000089">
                <text:p>0.324166883000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latency IPFS ALONE</text:p>
        </chart:title>
        <chart:plot-area chart:style-name="ch3" table:cell-range-address="'Node 2'.E20:'Node 2'.E105" svg:x="1.331cm" svg:y="1.275cm" svg:width="14.349cm" svg:height="6.564cm">
          <chart:coordinate-region svg:x="2.058cm" svg:y="1.474cm" svg:width="13.342cm" svg:height="5.718cm"/>
          <chart:axis chart:dimension="x" chart:name="primary-x" chart:style-name="ch4">
            <chart:title svg:x="7.733cm" svg:y="8.019cm" chart:style-name="ch5">
              <text:p>CID index</text:p>
            </chart:title>
          </chart:axis>
          <chart:axis chart:dimension="y" chart:name="primary-y" chart:style-name="ch6">
            <chart:title svg:x="0.451cm" svg:y="5.143cm" chart:style-name="ch7">
              <text:p>time (s)</text:p>
            </chart:title>
            <chart:grid chart:style-name="ch8" chart:class="major"/>
          </chart:axis>
          <chart:series chart:style-name="ch9" chart:values-cell-range-address="'Node 2'.E20:'Node 2'.E105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948819000325">
                <text:p>0.538948819000325</text:p>
                <draw:g>
                  <svg:desc>'Node 2'.E20:'Node 2'.E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2739277000019">
                <text:p>0.53273927700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1992331999809">
                <text:p>0.571992331999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536401000092">
                <text:p>0.548536401000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9547752999642">
                <text:p>0.519547752999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451545599979">
                <text:p>0.5245154559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5197225000047">
                <text:p>0.53519722500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967592999976">
                <text:p>0.522967592999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948592100005">
                <text:p>0.539485921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5804462999768">
                <text:p>0.51580446299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3795556000077">
                <text:p>0.543795556000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5640718999966">
                <text:p>0.5256407189999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6682159999982">
                <text:p>0.616682159999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7253535999971">
                <text:p>0.547253535999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9403519000425">
                <text:p>0.529403519000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9864590999969">
                <text:p>0.539864590999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7991390999887">
                <text:p>0.527991390999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5939389999858">
                <text:p>0.515939389999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4081639999986">
                <text:p>0.624081639999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5744411999767">
                <text:p>0.525744411999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934498799983">
                <text:p>0.51934498799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2797628000008">
                <text:p>0.55279762800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196822500011">
                <text:p>0.5519682250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8619981999782">
                <text:p>0.528619981999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6573277000134">
                <text:p>0.5165732770001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707544000143">
                <text:p>0.555707544000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5192329999954">
                <text:p>0.555192329999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5855675000003">
                <text:p>0.525855675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2275093999706">
                <text:p>0.542275093999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3268031999778">
                <text:p>0.55326803199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6791240999937">
                <text:p>0.546791240999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8895517999899">
                <text:p>0.5288955179998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8146212000138">
                <text:p>0.528146212000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1470958000009">
                <text:p>0.521470958000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1858315000136">
                <text:p>0.53185831500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6682165999991">
                <text:p>0.536682165999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593216000085">
                <text:p>0.524593216000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9325436999898">
                <text:p>0.529325436999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5364021999831">
                <text:p>0.545364021999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6006394999749">
                <text:p>0.516006394999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5177662000042">
                <text:p>0.515177662000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7065131999952">
                <text:p>0.537065131999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2022466000162">
                <text:p>0.542022466000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5506251999777">
                <text:p>0.535506251999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2020983999719">
                <text:p>0.512020983999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313786999661">
                <text:p>0.5283137869996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0337247999778">
                <text:p>0.550337247999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1173574999921">
                <text:p>0.52117357499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3338706999748">
                <text:p>0.543338706999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4136904000225">
                <text:p>0.514136904000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0707603999872">
                <text:p>0.530707603999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8361156999617">
                <text:p>0.518361156999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7774877000084">
                <text:p>0.637774877000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5828314000119">
                <text:p>0.54582831400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2977143000389">
                <text:p>0.522977143000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2689114000277">
                <text:p>0.532689114000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3662601000051">
                <text:p>0.543662601000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3109291999826">
                <text:p>0.543109291999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3169567999939">
                <text:p>0.543169567999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6997686000195">
                <text:p>0.516997686000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0730017000205">
                <text:p>0.550730017000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8418197999818">
                <text:p>0.538418197999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7756943000204">
                <text:p>0.537756943000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923454999884">
                <text:p>0.525923454999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0852236000064">
                <text:p>0.570852236000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1653305999716">
                <text:p>0.541653305999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0201971999722">
                <text:p>0.570201971999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1834232999718">
                <text:p>0.511834232999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5116260000214">
                <text:p>0.545116260000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1703222999804">
                <text:p>0.521703222999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43733427999996">
                <text:p>0.543733427999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7523314000282">
                <text:p>0.53752331400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42266271999779">
                <text:p>0.5422662719997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0028688999664">
                <text:p>0.530028688999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9510607000248">
                <text:p>0.529510607000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979519000131">
                <text:p>0.528979519000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3883278999838">
                <text:p>0.533883278999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889155700017">
                <text:p>0.53889155700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5494515000228">
                <text:p>0.515494515000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7491928999771">
                <text:p>0.537491928999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9694022999793">
                <text:p>0.559694022999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5867092999979">
                <text:p>0.535867092999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4013108999952">
                <text:p>0.524013108999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40743367999767">
                <text:p>0.540743367999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159101300027">
                <text:p>0.511591013000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9358249000088">
                <text:p>0.539358249000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